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fo:color="#032726"/>
    </style:style>
    <style:style style:name="T2" style:family="text">
      <style:text-properties style:font-name="Times"/>
    </style:style>
    <style:style style:name="T3" style:family="text">
      <style:text-properties style:font-name="Songti TC"/>
    </style:style>
    <style:style style:name="TableColumn1" style:family="table-column">
      <style:table-column-properties style:column-width="3.4625in" style:rel-column-width="32767*"/>
    </style:style>
  </office:automatic-styles>
  <office:body>
    <office:text>
      <text:p text:style-name="P1">monet   |  2013.09.27 20:15   |   <text:a xlink:type="simple" xlink:href="http://palinfo.habago.org/Entry?Command=Information_PrintForum&amp;iPage=464#FORUM32049"><text:span text:style-name="T1">#</text:span></text:a></text:p>
      <text:p text:style-name="P2">一、柯建銘這麼惡<text:span text:style-name="T2">, </text:span>司法鐵漢黃世銘怎麼不對他的介入非法砂石貪取暴利案發動偵查起訴給柯一槍斃命<text:span text:style-name="T2">, </text:span>郤辦起柯關說被判無罪案<text:span text:style-name="T2">(</text:span>若有罪也判罰款幾十萬<text:span text:style-name="T2">)</text:span>的小案呢<text:span text:style-name="T2">? </text:span>柯的違法介入砂石案連你都知道了<text:span text:style-name="T2">, </text:span>司法鐵漢專辦高官而設的特偵組怎可能不知竟爾不動？太說不過去了<text:span text:style-name="T2">, </text:span>馬團隊根本是瀆職嘛！<text:span text:style-name="T2"><text:line-break/><text:line-break/></text:span>二、介入非法砂石才搞多少錢的暴利？危害國家多少山河？你都看到其惡至極了<text:span text:style-name="T2">, </text:span>郤沒看到「完全執政」的馬英九檢察體系放任不辦的惡！<text:span text:style-name="T2">(</text:span>特偵組及法務部都在行政院長之下<text:span text:style-name="T2">, </text:span>檢察一體<text:span text:style-name="T2">, </text:span>法務部長可以發動偵查啊！<text:span text:style-name="T2">), </text:span>也沒看到馬英九的五楊高架花最貴的錢<text:span text:style-name="T2">(</text:span>每公里<text:span text:style-name="T2">22</text:span>億<text:span text:style-name="T2">, </text:span>高鐵才<text:span text:style-name="T2">14</text:span>億<text:span text:style-name="T2">)</text:span>郤做出豆腐渣工程所為的惡？沒看到馬英九文湖線給黨營工信工程做<text:span text:style-name="T2">, </text:span>追加預算倍數<text:span text:style-name="T2">(300</text:span>億到<text:span text:style-name="T2">700</text:span>億<text:span text:style-name="T2">)</text:span>郤做出火燒車品質的惡？沒看到馬英九把美河市以交通用地徵收民地郤給財團蓋豪宅出售還圖利財團<text:span text:style-name="T2">110</text:span>億<text:span text:style-name="T2">(</text:span>監察院語<text:span text:style-name="T2">)</text:span>的惡？沒看到馬英九修法要開放水源區開放財團開發為害山河的惡？沒看到馬英九放任苗栗縣長為炒作土地謀利自己及縣庫而毀人良田、拆人家園、害人性命的惡？沒看到馬英九油電雙漲引發萬物齊漲中低階層人民苦不堪言還中油台電虧損創新高的惡？沒看到中鋼在馬執政<text:span text:style-name="T2">4</text:span>年獲利大減<text:span text:style-name="T2">1</text:span>千億<text:span text:style-name="T2">, </text:span>和同業比較嚴重短少<text:span text:style-name="T2">, </text:span>其中林益世貪瀆馬英九郤絕不法辦中鋼內部其所派任之高層的惡？沒看到馬英九不願學中國<text:span text:style-name="T2">(</text:span>人家那麼大那麼強的經濟體吔<text:span text:style-name="T2">)</text:span>按階段有限度的產業經濟開放<text:span text:style-name="T2">, </text:span>郤狂妄地全面經濟大開放<text:span text:style-name="T2">, </text:span>更硬要簽服貿協議將使台灣人存在銀行的錢大量曝險在中國大股東的掌控之中<text:span text:style-name="T2">, </text:span>優先借給中資或在中國之台商<text:span text:style-name="T2">, </text:span>更弱化台灣的在地創業能量<text:span text:style-name="T2">, </text:span>且面臨發生巨額呆帳追討無門的困境<text:span text:style-name="T2">, </text:span>使台灣中小企業及勞工面臨無法承擔的失去生計之衝擊的惡？<text:span text:style-name="T2"><text:s/>(</text:span>馬英九聲稱的限制中資銀行參股不得超過<text:span text:style-name="T2">20%</text:span>是欺騙世人之用的<text:span text:style-name="T2">, </text:span>中國建行銀行入股台灣永豐金控<text:span text:style-name="T2">20%</text:span>已是帳面上的最大股東。<text:span text:style-name="T2">)---------, </text:span>你對柯建銘的惡形容到深惡痛絕<text:span text:style-name="T2">, </text:span>我看來像笑話一則<text:span text:style-name="T2">, </text:span>跟馬英九的巨貪以及對國家的為害之深<text:span text:style-name="T2">, </text:span>那真叫小兒科！<text:span text:style-name="T2"><text:s/></text:span>這發言你盡可一筆刪除<text:span text:style-name="T2">, </text:span>因為專門給你這說<text:span text:style-name="T2">"</text:span>台灣社會的墮落與可怕<text:span text:style-name="T2">,</text:span>讓我對人性為惡程度的複雜與深不可測<text:span text:style-name="T2">"</text:span>的人看的<text:span text:style-name="T2">, </text:span>其他很少人像你這麼偏執無知只會被仇恨蒙蔽心靈腦沖血不會冷靜多看資料的！</text:p>
      <text:p text:style-name="P1"><text:span text:style-name="T3">陳真</text:span><text:s/>  |  2013.09.26 17:30   |   <text:a xlink:type="simple" xlink:href="http://palinfo.habago.org/Entry?Command=Information_PrintForum&amp;iPage=464#FORUM32048"><text:span text:style-name="T1">#</text:span></text:a></text:p>
      <text:p text:style-name="P3">還記得王幸男嗎<text:span text:style-name="T2">? </text:span>兩年前<text:span text:style-name="T2">,2011</text:span>年<text:span text:style-name="T2">,</text:span>挑了兩個大扁擔<text:span text:style-name="T2">,</text:span>上面放滿那個爛黨立院第一大紅人柯建銘一堆違法亂紀的資料<text:span text:style-name="T2">,</text:span>送請黨部要求處置<text:span text:style-name="T2">. </text:span>王指控柯<text:span text:style-name="T2">: </text:span>關說<text:span text:style-name="T2">,</text:span>豪賭<text:span text:style-name="T2">,</text:span>勾結黑道<text:span text:style-name="T2">,</text:span>介入工程<text:span text:style-name="T2">,</text:span>藉由權勢玩弄干預司法等等等<text:span text:style-name="T2">,</text:span>強調柯的罪證罄竹難書<text:span text:style-name="T2">,"</text:span>多到說不清<text:span text:style-name="T2">",</text:span>王強調<text:span text:style-name="T2">,</text:span>這些醜事若說出來<text:span text:style-name="T2">, "</text:span>將會動搖黨本<text:span text:style-name="T2">".<text:line-break/><text:line-break/></text:span>王幸男表明<text:span text:style-name="T2">,</text:span>願意負起指控柯的法律責任<text:span text:style-name="T2">,</text:span>同時願意當黨的<text:span text:style-name="T2"><text:s/>"</text:span>清道夫<text:span text:style-name="T2">",</text:span>清除黨的<text:span text:style-name="T2"><text:s/>"</text:span>毒瘤膿瘡<text:span text:style-name="T2">". </text:span>可是<text:span text:style-name="T2">,</text:span>蔡英文卻提名他為該黨不分區立委第二名<text:span text:style-name="T2">. </text:span>王幸男說<text:span text:style-name="T2">,"</text:span>毒瘤膿瘡<text:span text:style-name="T2">" </text:span>不擠掉<text:span text:style-name="T2">,</text:span>該黨將<text:span text:style-name="T2"><text:s/>"</text:span>敗血而亡<text:span text:style-name="T2">".<text:line-break/><text:line-break/></text:span>王的指控是對的<text:span text:style-name="T2">,</text:span>但可別告訴我們柯只是個特例<text:span text:style-name="T2">. </text:span>這樣的人在立法院<text:span text:style-name="T2">,</text:span>不分藍綠<text:span text:style-name="T2">,</text:span>佔了絕對多數<text:span text:style-name="T2">. </text:span>他們每天在幹的主要工作無非就是包工程關說舞弊營私貪瀆包庇行使各項不法<text:span text:style-name="T2">;</text:span>他們的白天<text:span text:style-name="T2">,</text:span>比我們每個人的夜晚還黑<text:span text:style-name="T2">; </text:span>柯只能說是其中的<text:span text:style-name="T2"><text:s/>"</text:span>佼佼者<text:span text:style-name="T2">".<text:line-break/><text:line-break/></text:span>我相信<text:span text:style-name="T2">,</text:span>稍微有點政治常識的人都知道<text:span text:style-name="T2">,</text:span>柯游走黑白兩道<text:span text:style-name="T2">,</text:span>涉及一堆工程惡弊司法關說干預與包庇<text:span text:style-name="T2">,</text:span>包括涉嫌為違法盜採獲取暴利的砂石業關說<text:span text:style-name="T2">. </text:span>我發現<text:span text:style-name="T2">,</text:span>就如陳文茜所說<text:span text:style-name="T2">,</text:span>那個黨的一堆民代們<text:span text:style-name="T2">,</text:span>似乎經常和非法砂石業脫離不了關係<text:span text:style-name="T2">;</text:span>與其說愛台灣<text:span text:style-name="T2">,</text:span>不如說愛台灣的砂石暴利<text:span text:style-name="T2">. <text:line-break/><text:line-break/></text:span>因為幫阿扁隱匿洗錢案公文而入獄的前調查局長葉盛茂<text:span text:style-name="T2">,</text:span>同時也針對某一砂石非法盜採案件私下跟柯建銘通風報信<text:span text:style-name="T2">,</text:span>干預司法<text:span text:style-name="T2">. </text:span>前一陣子<text:span text:style-name="T2">,</text:span>媒體報導<text:span text:style-name="T2">,</text:span>柯更尋求天道盟的協助動員萬人入黨<text:span text:style-name="T2">,</text:span>充當人頭黨員<text:span text:style-name="T2">(</text:span>這是該黨特色<text:span text:style-name="T2">,</text:span>該黨成立初期就一堆為了選舉灌票用的人頭黨員<text:span text:style-name="T2">),</text:span>以便因應明年的該黨黨主席選舉<text:span text:style-name="T2">,</text:span>力挺蘇貞昌選總統<text:span text:style-name="T2">.<text:line-break/><text:line-break/></text:span>狗皮倒灶之事<text:span text:style-name="T2">,</text:span>我若一路寫下去<text:span text:style-name="T2">,</text:span>恐怕寫到明天也寫不完<text:span text:style-name="T2">. </text:span>這樣一個人<text:span text:style-name="T2">,</text:span>就是此次委託王金平司法關說的主角<text:span text:style-name="T2">. <text:line-break/><text:line-break/></text:span>我能體會馬英九得理不饒人的高姿態很討人厭<text:span text:style-name="T2">,</text:span>但你眼裏難道只見秋毫<text:span text:style-name="T2">,</text:span>不見輿薪<text:span text:style-name="T2">? </text:span>只看得見小鳥身上細毛<text:span text:style-name="T2">,</text:span>卻看不見一卡車腐爛臭敗的爛木頭<text:span text:style-name="T2">?<text:line-break/><text:line-break/></text:span>一個違法在前關說在後惡形惡狀各項罪行罄竹難書的人<text:span text:style-name="T2">,</text:span>卻獲得全黨長久以來的一致包庇與推崇<text:span text:style-name="T2">,</text:span>只因為他交遊廣闊<text:span text:style-name="T2">,</text:span>橫跨黑白<text:span text:style-name="T2">,</text:span>遊走藍綠<text:span text:style-name="T2">,</text:span>政治實力雄厚<text:span text:style-name="T2">. </text:span>這樣一個人<text:span text:style-name="T2">,</text:span>竟然能在立法院把檢察總長叫來像罵小孩一樣痛罵一頓<text:span text:style-name="T2">,</text:span>而他的黨<text:span text:style-name="T2">,</text:span>以及這個我曾是建黨黨員的爛黨的支持者們<text:span text:style-name="T2">,</text:span>卻絲毫不覺得可惡與可恥<text:span text:style-name="T2">,</text:span>照挺不誤<text:span text:style-name="T2">.<text:line-break/><text:line-break/></text:span>殷海光說<text:span text:style-name="T2">,</text:span>我們面對是非善惡<text:span text:style-name="T2">,</text:span>可以因為種種原因而保持沉默<text:span text:style-name="T2">,</text:span>這沒有什麼問題<text:span text:style-name="T2">,</text:span>我大部份時候都是這樣<text:span text:style-name="T2">,</text:span>假裝沒看到<text:span text:style-name="T2">,</text:span>盡量噤聲不語<text:span text:style-name="T2">,</text:span>以免惹禍上身<text:span text:style-name="T2">. </text:span>但我沒法想像一個人怎麼可能人格錯亂到對於重大罪惡力挺到底<text:span text:style-name="T2">,</text:span>百般美化<text:span text:style-name="T2">,</text:span>但卻對於一些往往連小毛病都稱不上的人與事<text:span text:style-name="T2">,</text:span>只因為對方與己立場不同<text:span text:style-name="T2">,</text:span>就努力渲染嗆聲醜化抹黑攻擊<text:span text:style-name="T2">,</text:span>以最偉大最漂亮的諸普世價值辭彙<text:span text:style-name="T2">,</text:span>講得好像人類興亡在此一舉的滔天大罪<text:span text:style-name="T2">.<text:line-break/><text:line-break/></text:span>以民主進步之名<text:span text:style-name="T2">,</text:span>台灣社會的墮落與可怕<text:span text:style-name="T2">,</text:span>讓我對人性為惡程度的複雜與深不可測<text:span text:style-name="T2">,</text:span>總算開了眼界<text:span text:style-name="T2">. </text:span>那似乎不是一個正常人的正常心靈所能輕易理解<text:span text:style-name="T2">.<text:line-break/><text:line-break/></text:span>我常在想著邪惡這回事<text:span text:style-name="T2">,</text:span>一般總是把邪惡特殊化<text:span text:style-name="T2">,</text:span>後來有人把它給庸常化<text:span text:style-name="T2">,</text:span>說是人性常態之為惡才真正驚人<text:span text:style-name="T2">;</text:span>我原本認同後者<text:span text:style-name="T2">,</text:span>後來有點質疑<text:span text:style-name="T2">,</text:span>倒是想著另外一些可能性<text:span text:style-name="T2">. </text:span>也許邪惡並不庸常<text:span text:style-name="T2">,</text:span>它並不是如此普遍存在人性之中<text:span text:style-name="T2">,</text:span>但它卻也不是一種本質化的特殊之物<text:span text:style-name="T2">. </text:span>有些時候<text:span text:style-name="T2">,</text:span>它就像風一樣<text:span text:style-name="T2">,</text:span>不知從何而起<text:span text:style-name="T2">,</text:span>拂面而過<text:span text:style-name="T2">,</text:span>不留痕跡<text:span text:style-name="T2">,</text:span>但如果你夠敏銳<text:span text:style-name="T2">,</text:span>你就能察覺到它的存在<text:span text:style-name="T2">.<text:line-break/><text:line-break/></text:span>陳真<text:span text:style-name="T2"><text:line-break/>=============<text:line-break/><text:line-break/></text:span>柯建銘嗆：你已經死了！　黃世銘：怎麼會呢？<text:span text:style-name="T2"><text:line-break/><text:line-break/>2013</text:span>年<text:span text:style-name="T2">9</text:span>月<text:span text:style-name="T2">25</text:span>日<text:span text:style-name="T2"><text:s/>12:18<text:line-break/><text:line-break/></text:span>黃世銘列席報告<text:span text:style-name="T2"><text:s/></text:span>柯建銘首發言立法院司法及法制委員會<text:span text:style-name="T2">25</text:span>日上午邀請最高法院檢察署檢察總長黃世銘列席備詢，民進黨立法院黨團總召柯建銘（右）登記第一位發言。<text:span text:style-name="T2"><text:line-break/><text:line-break/></text:span>中央社記者徐肇昌攝<text:span text:style-name="T2"><text:s/>102</text:span>年<text:span text:style-name="T2">9</text:span>月<text:span text:style-name="T2">25</text:span>日<text:span text:style-name="T2"> <text:line-break/><text:line-break/></text:span>記者康仁俊／台北報導<text:span text:style-name="T2"><text:line-break/><text:line-break/></text:span>立法院司法及法制委員會今（<text:span text:style-name="T2">25</text:span>）日邀請檢察總長黃世銘列席，並審查刪除特偵組法源依據修法案，遭指控涉及司法關說的民進黨團立院總召柯建銘並登記第一位發言，柯建銘在質詢時批評黃世銘配合特務治國，不過黃世銘則說他無法接受這樣的說法，柯建銘則在質詢最後撂下一句「你已經死了，法院見！」黃世銘則回應：「怎麼會呢？」<text:span text:style-name="T2"><text:line-break/><text:line-break/></text:span>柯建銘在質詢一開始就表示，在這起監聽案件中，老天給他和立法院長王金平、總統馬英九、檢察總長黃世銘四人的任務，就是要終結國民黨、終結特務治國<text:span text:style-name="T2"><text:s/>(</text:span>餘略<text:span text:style-name="T2">)<text:line-break/><text:line-break/><text:line-break/></text:span>原文網址<text:span text:style-name="T2">: </text:span>柯建銘嗆：你已經死了！　黃世銘：怎麼會呢？<text:span text:style-name="T2"><text:s/>| </text:span>政治新聞<text:span text:style-name="T2"><text:s/>| NOWnews </text:span>今日新聞網<text:span text:style-name="T2"><text:s/>http://www.nownews.com/2013/09/25/301-2989574.htm#ixzz2fysVVhjA</text:span></text:p>
      <text:p text:style-name="P1"><text:span text:style-name="T3">陳真</text:span><text:s/>  |  2013.09.25 19:46   |   <text:a xlink:type="simple" xlink:href="http://palinfo.habago.org/Entry?Command=Information_PrintForum&amp;iPage=464#FORUM32047"><text:span text:style-name="T1">#</text:span></text:a></text:p>
      <text:p text:style-name="P2">美國養了一條狗叫以色列<text:span text:style-name="T2">,</text:span>歐巴馬上台後<text:span text:style-name="T2">,</text:span>批著和平外衣<text:span text:style-name="T2">,</text:span>但所作所為卻是致力於擴大戰爭<text:span text:style-name="T2">,</text:span>主戰場將延伸到亞洲來<text:span text:style-name="T2">,</text:span>因此他前陣子又養了一條小狗叫菲律賓<text:span text:style-name="T2">,</text:span>雖無戰力<text:span text:style-name="T2">,</text:span>但整天對人叫不停<text:span text:style-name="T2">,</text:span>作凶狠狀<text:span text:style-name="T2">. <text:line-break/><text:line-break/></text:span>美國豢養的真正大狼狗叫日本鬼子<text:span text:style-name="T2">,</text:span>這才是歐巴馬準備掀開亞洲戰火的主要代理人<text:span text:style-name="T2">. </text:span>也許我們有生之年<text:span text:style-name="T2">,</text:span>恐怕得親身面對或近距離遭遇一場戰火<text:span text:style-name="T2">. <text:line-break/><text:line-break/></text:span>美國這個無惡不作的國家<text:span text:style-name="T2">,</text:span>連同願意給人當狗的日本鬼子<text:span text:style-name="T2">,</text:span>我常想<text:span text:style-name="T2">,</text:span>他們強大到如此強大<text:span text:style-name="T2">,</text:span>恐怕得靠上帝才有辦法制止其永無止盡的侵略與戰爭<text:span text:style-name="T2">.<text:line-break/><text:line-break/></text:span>中國始終克制武力<text:span text:style-name="T2">,</text:span>崛起過程中<text:span text:style-name="T2">,</text:span>不用一兵一卒<text:span text:style-name="T2">,</text:span>但是面對日本鬼子<text:span text:style-name="T2">,</text:span>恐怕很難克制<text:span text:style-name="T2">.<text:line-break/><text:line-break/></text:span>陳真<text:span text:style-name="T2"><text:line-break/>=============<text:line-break/></text:span>短評－中日最後一根稻草<text:span text:style-name="T2"><text:line-break/></text:span>作者：<text:span text:style-name="T2"><text:s/></text:span>本報訊<text:span text:style-name="T2"><text:s/>| </text:span>旺報<text:span text:style-name="T2"><text:s/>– 2013</text:span>年<text:span text:style-name="T2">9</text:span>月<text:span text:style-name="T2">21</text:span>日<text:span text:style-name="T2"><text:s/></text:span>上午<text:span text:style-name="T2">5:30</text:span>旺報【本報訊】<text:span text:style-name="T2"><text:line-break/><text:line-break/></text:span>「九一八」中國人正浸潤在「國恥」的歷史記憶中，日本防衛省卻聲稱，將考慮擊落進入釣魚台空域的大陸無人機，原本箭已上弦的中日關係，驟然又火上澆油。如果日本真敢擊落大陸無人機，大陸勢必反擊，中日衝突將不可避免。<text:span text:style-name="T2"><text:line-break/><text:line-break/></text:span>釣魚台是中國領土，大陸無人機巡弋上空，本不應存在問題。但日本聲稱擁有釣魚台主權，且已實際控制，長期以來中日台三方圍繞釣魚台鬥智鬥勇，但仍能維持「鬥而不破」的局面。<text:span text:style-name="T2"><text:line-break/><text:line-break/></text:span>最近中日雙方雖然都表現較強硬的姿態，海監船對峙、戰機宣示主權逐漸常態化，但雙方仍然保持克制，盡量避免造成對方生命財產的損失。而今，日本無疑準備刺破這個底線，不給雙方留台階，也不給自己留空間，將大大增加「硬碰硬」的軍事風險。<text:span text:style-name="T2"><text:line-break/><text:line-break/></text:span>「鬥牛式」的強硬姿態，會將兩國逼入軍事衝突的牆角。當然，這牽扯到一個問題，就是日本敢不敢的問題。有人認為，日本只是嘴上說說，不敢真做。但是，自安倍上台以來，日本右傾化趨勢明顯，對中國的強硬變本加厲，這也引起了中國的反彈，屢屢表現捍衛主權的決心，屢次突破日本對釣魚台的控制。<text:span text:style-name="T2"><text:line-break/><text:line-break/></text:span>尚未建立應對衝突機制的中日兩國，已經處於危機邊緣，安倍政權應該知所進退，否則，兩國刀兵相見不可避免，日本絕不會是贏家，也會對整個東北亞局勢帶來衝擊。盼望中日衝突的「最後一根稻草」不會落下來。</text:p>
      <text:p text:style-name="P1"><text:span text:style-name="T3">陳真</text:span><text:s/>  |  2013.09.23 02:53   |   <text:a xlink:type="simple" xlink:href="http://palinfo.habago.org/Entry?Command=Information_PrintForum&amp;iPage=464#FORUM32046"><text:span text:style-name="T1">#</text:span></text:a></text:p>
      <text:p text:style-name="P3">家裏有<text:span text:style-name="T2">MOD</text:span>的<text:span text:style-name="T2">,</text:span>受夠市面上一堆低能鄙俗肉麻當有趣的賣座爛片的<text:span text:style-name="T2">,</text:span>不妨看看<text:span text:style-name="T2">Beyond the Hills(</text:span>靈慾告白<text:span text:style-name="T2">).</text:span></text:p>
      <text:p text:style-name="P1"><text:span text:style-name="T3">陳真</text:span><text:s/>  |  2013.09.17 16:20   |   <text:a xlink:type="simple" xlink:href="http://palinfo.habago.org/Entry?Command=Information_PrintForum&amp;iPage=464#FORUM32045"><text:span text:style-name="T1">#</text:span></text:a></text:p>
      <text:p text:style-name="P2"><text:span text:style-name="T2">(</text:span>續<text:span text:style-name="T2">)<text:line-break/><text:line-break/></text:span>前些日子<text:span text:style-name="T2">,</text:span>看到法國的一個沒什麼思想的思想家叫什麼我忘了<text:span text:style-name="T2">,</text:span>不過很容易可以查到名字<text:span text:style-name="T2">,</text:span>因為他好像很有名<text:span text:style-name="T2">,</text:span>很多北七仰慕這樣的笨蛋兼壞蛋<text:span text:style-name="T2">. 1995</text:span>來以來<text:span text:style-name="T2">,</text:span>他不斷攻擊<text:span text:style-name="T2">Emir Kusturica,</text:span>主要是因為<text:span text:style-name="T2">Kusturica</text:span>拍的<text:span text:style-name="T2"><text:s/>"</text:span>地下社會<text:span text:style-name="T2">" </text:span>在他以及在很多號稱民主進步自由與人權的人看起來是一部充滿統派毒素<text:span text:style-name="T2">(</text:span>大南斯拉夫主義<text:span text:style-name="T2">)</text:span>的電影<text:span text:style-name="T2">.<text:line-break/><text:line-break/></text:span>這位沒有思想的思想家<text:span text:style-name="T2">,</text:span>同時也攻擊很多做慈善事業的大老闆以及任何抱持憐憫而行善但卻沒有挑戰所謂<text:span text:style-name="T2"><text:s/>"</text:span>根本體制<text:span text:style-name="T2">"</text:span>的人<text:span text:style-name="T2">,</text:span>批評他們不但偽善<text:span text:style-name="T2">,</text:span>而且非常可惡且有害<text:span text:style-name="T2">,</text:span>因為他們在幫助貧苦窮人的同時<text:span text:style-name="T2">,</text:span>其實只是在<text:span text:style-name="T2"><text:s/>"</text:span>削弱<text:span text:style-name="T2">" </text:span>應有的顛覆體制力量<text:span text:style-name="T2">.<text:line-break/><text:line-break/></text:span>這類意思表達我也說過<text:span text:style-name="T2">,</text:span>但表面類似<text:span text:style-name="T2">,</text:span>骨子卻背道而馳<text:span text:style-name="T2">. <text:line-break/><text:line-break/></text:span>第一<text:span text:style-name="T2">,</text:span>這傢伙道德姿態非常高<text:span text:style-name="T2">,</text:span>彷彿連下館子吃頓飯都助長了這個邪惡體制<text:span text:style-name="T2">. </text:span>重點是<text:span text:style-name="T2">: </text:span>如果他要採取這樣崇高的道德姿態<text:span text:style-name="T2">,</text:span>那他第一個應該譴責的就是他自己<text:span text:style-name="T2">,</text:span>因為我從他的食衣住行育樂隨便都能找到他無數支持邪惡體制的證據<text:span text:style-name="T2">.<text:line-break/><text:line-break/></text:span>這讓我想起很久很久以前<text:span text:style-name="T2">,</text:span>大約是<text:span text:style-name="T2">1983</text:span>年<text:span text:style-name="T2">,</text:span>那時還沒有什麼學運<text:span text:style-name="T2">,</text:span>連個人影也沒有<text:span text:style-name="T2">. </text:span>那時我在陳秀賢的<text:span text:style-name="T2"><text:s/>"</text:span>民主工作室<text:span text:style-name="T2">" </text:span>出沒<text:span text:style-name="T2">,</text:span>有一天<text:span text:style-name="T2">,</text:span>陳秀賢說有一群不願具名的<text:span text:style-name="T2"><text:s/>"</text:span>左派<text:span text:style-name="T2">" </text:span>學生從台北下來說要見我<text:span text:style-name="T2">. <text:line-break/><text:line-break/></text:span>這群學生跟我見了面<text:span text:style-name="T2">,</text:span>講一堆口號式的傻話<text:span text:style-name="T2">,</text:span>最後竟要求我應該主動退學<text:span text:style-name="T2">,</text:span>原因是他們說我念的高醫是台奸陳中和所創<text:span text:style-name="T2">,</text:span>我怎麼可以念台奸創辦的大學<text:span text:style-name="T2">.<text:line-break/><text:line-break/></text:span>後來<text:span text:style-name="T2">,</text:span>又來了一些類似的進步學生<text:span text:style-name="T2">,</text:span>講起話都好像革命烈士<text:span text:style-name="T2">,</text:span>但卻沒有一個願意說出自己的姓名及所念的大學<text:span text:style-name="T2">. </text:span>他們同時卻又指導我各種革命的方法<text:span text:style-name="T2">. </text:span>我跟他們說<text:span text:style-name="T2">,</text:span>你們這麼多意見<text:span text:style-name="T2">,</text:span>怎麼不自己去革命<text:span text:style-name="T2">? </text:span>甚至連名字也不敢透露<text:span text:style-name="T2">. <text:line-break/><text:line-break/></text:span>他們回答說<text:span text:style-name="T2">: </text:span>他們必須保存實力<text:span text:style-name="T2">,</text:span>不能在這個時候就犧牲<text:span text:style-name="T2">.<text:line-break/><text:line-break/></text:span>這些人很獨<text:span text:style-name="T2">,</text:span>台獨的獨<text:span text:style-name="T2">, </text:span>不過是獨在嘴巴上<text:span text:style-name="T2">. </text:span>他們因為很獨<text:span text:style-name="T2">,</text:span>所以敵視一切有中華民國的稱呼<text:span text:style-name="T2">,</text:span>並且叫我要跟他們一樣從<text:span text:style-name="T2"><text:s/>"</text:span>根本邪惡體制<text:span text:style-name="T2">" </text:span>上去認識問題<text:span text:style-name="T2">. <text:line-break/><text:line-break/></text:span>我開玩笑回答說你們講得真好<text:span text:style-name="T2">,</text:span>要不要把你們口袋裏的鈔票都交出來給我<text:span text:style-name="T2">,</text:span>上面有邪惡體制<text:span text:style-name="T2"><text:s/>"</text:span>中華民國<text:span text:style-name="T2">" </text:span>四個字<text:span text:style-name="T2">,</text:span>但我願意替你們承擔罪惡<text:span text:style-name="T2">,</text:span>我來幫你們花掉這些邪惡的鈔票<text:span text:style-name="T2">.<text:line-break/><text:line-break/></text:span>結果是<text:span text:style-name="T2">,</text:span>沒有一個人放棄邪惡的中華民國鈔票<text:span text:style-name="T2">.<text:line-break/><text:line-break/></text:span>這個故事告訴我們<text:span text:style-name="T2">: </text:span>一個事情或許某個概念範圍內是對的<text:span text:style-name="T2">,</text:span>但陳述的姿態卻<text:span text:style-name="T2">,MORALLY SPEAKING,</text:span>很重要<text:span text:style-name="T2">. </text:span>你可以採取任何姿態<text:span text:style-name="T2">,</text:span>但你得配得上<text:span text:style-name="T2">. </text:span>今天如果你是蒙面俠馬可士<text:span text:style-name="T2">,</text:span>或是甘地<text:span text:style-name="T2">,</text:span>賓拉登<text:span text:style-name="T2">,</text:span>那我沒話講<text:span text:style-name="T2">.<text:line-break/><text:line-break/></text:span>再回到那個蠢蛋思想家<text:span text:style-name="T2">. </text:span>他的第二個問題仍是我常說的那句老話<text:span text:style-name="T2">: </text:span>世上無善<text:span text:style-name="T2">,</text:span>唯有善念<text:span text:style-name="T2">.<text:line-break/><text:line-break/></text:span>行為本身是沒有意義的<text:span text:style-name="T2">. </text:span>沒有一種事是所謂善事<text:span text:style-name="T2">,</text:span>善之為物在於其心而不在於其行為<text:span text:style-name="T2">. </text:span>就如愛就是一種心意<text:span text:style-name="T2">,</text:span>而不會有著什麼行為內在必然含著愛<text:span text:style-name="T2">.<text:line-break/><text:line-break/></text:span>因此<text:span text:style-name="T2">,</text:span>把善惡扭曲成某種政治立場或某種所謂體制性的思量是道德上很變態的<text:span text:style-name="T2">.</text:span>張藝謀說得對<text:span text:style-name="T2">,</text:span>在每一場戰爭中<text:span text:style-name="T2">,</text:span>雙方都有英雄<text:span text:style-name="T2">. </text:span>英雄或狗熊並不是根據你是站在哪種顏色的旗幟下來決定<text:span text:style-name="T2">.<text:line-break/><text:line-break/></text:span>概念或思想這東西<text:span text:style-name="T2">,</text:span>我實在看不出任何難度<text:span text:style-name="T2">,</text:span>但在進步界裏頭<text:span text:style-name="T2">,</text:span>不具道德意義的客觀之物卻反倒取代了主觀性<text:span text:style-name="T2">,</text:span>也許是因為笨蛋通常因為很笨<text:span text:style-name="T2">,</text:span>一接觸到概念就彷彿以為掌握概念是什麼了不起的事<text:span text:style-name="T2">,</text:span>於是動不動就要論述<text:span text:style-name="T2">,</text:span>動不動就要講到什麼根本體制等等彷彿更為思想深遠的東西上去<text:span text:style-name="T2">.<text:line-break/><text:line-break/></text:span>當別人沒有笨到一直去講這些空洞的傻話時<text:span text:style-name="T2">,</text:span>他就會露出鄙夷或發出怒吼<text:span text:style-name="T2">,</text:span>彷彿你很無知<text:span text:style-name="T2">,</text:span>很敗德<text:span text:style-name="T2">,</text:span>不夠激進<text:span text:style-name="T2">,</text:span>也不夠基進<text:span text:style-name="T2">(RADICAL).<text:line-break/><text:line-break/></text:span>蠢蛋思想家的第三個問題是<text:span text:style-name="T2">: </text:span>混淆了不同範疇的東西<text:span text:style-name="T2">,</text:span>用某一種語言來檢視其它所有語言<text:span text:style-name="T2">. </text:span>就好像那些愛台灣的人<text:span text:style-name="T2">,</text:span>你只不過提到大陸有哪個學者不錯<text:span text:style-name="T2">,</text:span>或是提到大陸發生的一件感人故事<text:span text:style-name="T2">,</text:span>他就會暴怒<text:span text:style-name="T2">, </text:span>想糾正你<text:span text:style-name="T2">,</text:span>攻擊你<text:span text:style-name="T2">,</text:span>覺得你是在美化<text:span text:style-name="T2"><text:s/>"</text:span>敵人<text:span text:style-name="T2">"(</text:span>對你是敵人<text:span text:style-name="T2">,</text:span>對我來說可是好朋友好兄弟好家人<text:span text:style-name="T2">).<text:line-break/><text:line-break/></text:span>這些蠢蛋似乎無法理解世界上有各式各樣的<text:span text:style-name="T2"><text:s/>"</text:span>語言<text:span text:style-name="T2">",</text:span>並不是只有一種<text:span text:style-name="T2">.</text:span>一部電影或一首音樂<text:span text:style-name="T2">,</text:span>我們只須管它美不美<text:span text:style-name="T2">,</text:span>而沒有正不正確這回事<text:span text:style-name="T2">. </text:span>但蠢蛋卻滿心思想正確語言正確政治正確<text:span text:style-name="T2">,</text:span>正確得讓人簡直會窒息<text:span text:style-name="T2">.<text:line-break/><text:line-break/></text:span>波蘭斯基的<text:span text:style-name="T2">"</text:span>今晚誰當家<text:span text:style-name="T2">"</text:span>裏頭有個藥廠的<text:span text:style-name="T2"><text:s/>"</text:span>邪惡<text:span text:style-name="T2">" </text:span>律師代表<text:span text:style-name="T2">,</text:span>四位主角之中<text:span text:style-name="T2">,</text:span>我的脾性和品味跟這個人最能契合<text:span text:style-name="T2">. </text:span>最不喜歡的就是那個關心非洲屠殺的社運人士<text:span text:style-name="T2">. </text:span>藥廠邪惡律師說<text:span text:style-name="T2">,</text:span>他有一次聽到也是社運人士珍芳達的道德演說<text:span text:style-name="T2">,</text:span>讓他激動得很想馬上加入<text:span text:style-name="T2">3K</text:span>黨<text:span text:style-name="T2">.<text:line-break/><text:line-break/></text:span>藝術是不講對錯的<text:span text:style-name="T2">,</text:span>藝術只有美或不美兩種<text:span text:style-name="T2">.</text:span>只有蠢到爆的人<text:span text:style-name="T2">,</text:span>才會在藝術作品中去尋找或企圖傳達所謂正確的思想或幹它媽正確的什麼國家認同<text:span text:style-name="T2">.<text:line-break/><text:line-break/></text:span>記得當年侯孝賢的<text:span text:style-name="T2"><text:s/>"</text:span>悲情城市<text:span text:style-name="T2">" </text:span>剛放映時<text:span text:style-name="T2">,</text:span>因為涉及<text:span text:style-name="T2">228,</text:span>理應頗有一番勇氣<text:span text:style-name="T2">. </text:span>但黨外新潮流一些混蛋卻批評說這電影有問題<text:span text:style-name="T2">,</text:span>美化日本人<text:span text:style-name="T2">,</text:span>美化外省人<text:span text:style-name="T2">,</text:span>醜化台灣人<text:span text:style-name="T2">,</text:span>說悲情城市裏面火車上出現一些講台語看到外省人就喊打喊殺的流氓<text:span text:style-name="T2">,</text:span>說這樣就是醜化咱台灣郎<text:span text:style-name="T2">.<text:line-break/><text:line-break/></text:span>還有<text:span text:style-name="T2">,</text:span>片中的反國民黨革命烈士聚會用餐唱起懷念大陸的歌<text:span text:style-name="T2">,</text:span>甚至歌詞還提到日本入侵的<text:span text:style-name="T2">918</text:span>事件<text:span text:style-name="T2">. </text:span>這在那些愛台灣的人聽起來也是無法忍受<text:span text:style-name="T2">,</text:span>說這抹黑了<text:span text:style-name="T2">228</text:span>烈士<text:span text:style-name="T2">,</text:span>說他們不應該懷念祖國山河<text:span text:style-name="T2">.<text:line-break/><text:line-break/></text:span>對這樣一些蠢到爆卻正確得不得了而且殺氣騰騰的蠢蛋兼壞蛋<text:span text:style-name="T2">,</text:span>夫復何言<text:span text:style-name="T2">? </text:span>你如何可能跟這樣一些人溝通<text:span text:style-name="T2">?</text:span></text:p>
      <text:p text:style-name="P1"><text:span text:style-name="T3">陳真</text:span><text:s/>  |  2013.09.16 17:59   |   <text:a xlink:type="simple" xlink:href="http://palinfo.habago.org/Entry?Command=Information_PrintForum&amp;iPage=464#FORUM32044"><text:span text:style-name="T1">#</text:span></text:a></text:p>
      <text:p text:style-name="P3">就某個抽象行政原則而言<text:span text:style-name="T2">,</text:span>立法院院長找法務部長三言兩語的關說<text:span text:style-name="T2">,</text:span>自然是比一個<text:span text:style-name="T2"><text:s/>"</text:span>小<text:span text:style-name="T2">" </text:span>市長恐嚇施壓威脅怒罵一個地位遠遠低於市長的基層小員警要嚴重許多<text:span text:style-name="T2">,</text:span>因為立法院長層級高<text:span text:style-name="T2">,</text:span>影響深遠<text:span text:style-name="T2">.<text:line-break/><text:line-break/></text:span>但就某個在我看來更為重大的道德實質意義而言<text:span text:style-name="T2">,</text:span>這樣一種市長與人渣無異<text:span text:style-name="T2">,</text:span>品性壞到破表<text:span text:style-name="T2">. </text:span>如果這種人渣還能當市長<text:span text:style-name="T2">,</text:span>幹它媽的我們還需要黑道嗎<text:span text:style-name="T2">?<text:line-break/><text:line-break/></text:span>一個王金平<text:span text:style-name="T2">,</text:span>一個張通榮<text:span text:style-name="T2">,</text:span>我們可以跟前者為友<text:span text:style-name="T2">,</text:span>但卻應該遠離後者這樣一種人渣<text:span text:style-name="T2">,</text:span>因為品性太差了<text:span text:style-name="T2">.<text:line-break/><text:line-break/></text:span>行政原則在人為概念上自然有其制度上的重要性<text:span text:style-name="T2">,</text:span>但人渣當市長的危害卻一點也不抽象<text:span text:style-name="T2">,</text:span>而且在某個意義上更為巨大<text:span text:style-name="T2">. </text:span>所以<text:span text:style-name="T2">,</text:span>我寫給馬的信是說<text:span text:style-name="T2"><text:s/>"</text:span>在某個意義上<text:span text:style-name="T2">",</text:span>而不是<text:span text:style-name="T2"><text:s/>"</text:span>在所有意義上<text:span text:style-name="T2">". <text:line-break/><text:line-break/></text:span>我原本不想這樣咬文嚼字說什麼<text:span text:style-name="T2"><text:s/>"</text:span>某個意義<text:span text:style-name="T2">",</text:span>但我知道<text:span text:style-name="T2">,</text:span>很多人很抽象的<text:span text:style-name="T2">,</text:span>喜歡講一些抽象原則<text:span text:style-name="T2">;</text:span>我若不加個前提要件<text:span text:style-name="T2">,</text:span>怕抽象人士會說我不懂左右觀點<text:span text:style-name="T2">,</text:span>不懂政府學社會學<text:span text:style-name="T2">,</text:span>只會講愚夫愚婦的話<text:span text:style-name="T2">. <text:line-break/><text:line-break/></text:span>為了避免這類無謂的夾纏<text:span text:style-name="T2">,</text:span>所以我只好咬文嚼字加個<text:span text:style-name="T2"><text:s/>"</text:span>某個意義<text:span text:style-name="T2">" </text:span>當前提<text:span text:style-name="T2">.<text:line-break/><text:line-break/></text:span>其實愚夫愚婦的想法與感受往往更重要<text:span text:style-name="T2">,</text:span>我們會跟王金平為友<text:span text:style-name="T2">,</text:span>但不會跟一個惡形惡狀威脅糟蹋下屬的人渣為友<text:span text:style-name="T2">. </text:span>我沒法想像這樣一個人當市長<text:span text:style-name="T2">,</text:span>你怎麼可能還跟他稱兄道弟講同志<text:span text:style-name="T2">?</text:span></text:p>
      <text:p text:style-name="P4"/>
      <text:p text:style-name="P1"><text:span text:style-name="T3">喬逸強</text:span><text:s/>  |  2013.09.16 17:21   |   <text:a xlink:type="simple" xlink:href="http://palinfo.habago.org/Entry?Command=Information_PrintForum&amp;iPage=465#FORUM32043"><text:span text:style-name="T1">#</text:span></text:a></text:p>
      <text:p text:style-name="P3">張通榮是以市長身分直接壓迫警員，王金平是以院長身分去關說部長。承辦檢察官證詞是指檢察長關心柯案，請檢察官不要上訴。陳真說，張通榮的惡性重大過王金平好幾百倍。是否您的意思是指，如果張通榮市長找局長施壓員警就道德的惡性上就比直接施壓更為說得過去<text:span text:style-name="T2">?<text:line-break/>----------------------------------------------<text:line-break/></text:span>張通榮與王金平<text:span text:style-name="T2">/</text:span>柯建銘關說<text:span text:style-name="T2"><text:line-break/><text:line-break/></text:span>張通榮<text:span text:style-name="T2"><text:s/>VS </text:span>王金平<text:span text:style-name="T2"><text:line-break/></text:span>女警<text:span text:style-name="T2"><text:s/>VS </text:span>林檢察官<text:span text:style-name="T2"><text:line-break/></text:span>所長<text:span text:style-name="T2"><text:s/>VS </text:span>陳檢察長<text:span text:style-name="T2"> <text:line-break/></text:span>局長<text:span text:style-name="T2"><text:s/>VS </text:span>部長<text:span text:style-name="T2"><text:line-break/></text:span>署長<text:span text:style-name="T2"><text:s/>VS </text:span>院長<text:span text:style-name="T2"><text:line-break/></text:span>個人調職<text:span text:style-name="T2"><text:s/>VS </text:span>部門預算<text:span text:style-name="T2"><text:line-break/><text:line-break/></text:span>張市長直接找小女警施壓，且拍桌子脅迫。<text:span text:style-name="T2"><text:line-break/><text:line-break/></text:span>王金平與部長<text:span text:style-name="T2">/</text:span>檢察長通電話；檢察官證詞指出陳檢察長說因為預算壓力而請檢察官不要上訴。檢察官以待閱卷為由推託，然同事證詞指出林檢回辦公室曾說「不用寫上訴書了，真好。」若以角色代換，就是相當於張市長直接找局長與所長以大家都一起倒霉為由<text:span text:style-name="T2">(</text:span>預算<text:span text:style-name="T2">)</text:span>關說女警。<text:span text:style-name="T2"><text:line-break/><text:line-break/></text:span>結果：張市長：失敗，影像上傳網路，國民黨停權處分，法院一審有罪一年八個月，監察院彈劾失敗。<text:span text:style-name="T2"><text:line-break/></text:span>王院長：檢察官不上訴，無罪定讞<text:span text:style-name="T2">(</text:span>成功<text:span text:style-name="T2">)</text:span>，國民黨藉撤銷黨籍取消其委員身分。<text:span text:style-name="T2"><text:line-break/><text:line-break/></text:span>張市長的處分除黨紀外由法院與監察院處理，而王院長的處分，僅能以立法院自律與黨紀。因立委「關說違法但無罰則。」<text:span text:style-name="T2"><text:line-break/><text:line-break/></text:span>關說者意圖的利益：張市長：妨礙公務罪：對於公務員依法執行職務時，施強暴脅迫者，處三年以下有期徒刑、拘役或三百元以下罰金<text:span text:style-name="T2"><text:line-break/></text:span>王金平：柯委員可能因為被判背信罪而失去不分區委員資格。</text:p>
      <text:p text:style-name="P1"><text:span text:style-name="T3">陳真</text:span><text:s/>  |  2013.09.16 16:15   |   <text:a xlink:type="simple" xlink:href="http://palinfo.habago.org/Entry?Command=Information_PrintForum&amp;iPage=465#FORUM32042"><text:span text:style-name="T1">#</text:span></text:a></text:p>
      <text:p text:style-name="P2">總統馬英九先生<text:span text:style-name="T2"><text:line-break/></text:span>總統府<text:span text:style-name="T2"><text:line-break/>10048</text:span>台北市中正區重慶南路一段<text:span text:style-name="T2"><text:s/>122</text:span>號<text:span text:style-name="T2"><text:line-break/></text:span>（<text:span text:style-name="T2">02</text:span>）<text:span text:style-name="T2">2311-3731<text:line-break/><text:line-break/><text:line-break/></text:span>馬總統平安：<text:span text:style-name="T2"><text:line-break/><text:line-break/></text:span>我基本上支持您對王金平先生的處置（雖不認同您的高姿態）。但依底下一篇剪報所示，主角張通榮先生之行為，惡形無狀，威脅恐嚇兼妨害公務，簡直與人渣無異。在某個意義上，相較於王金平先生，嚴重不知道幾百倍，為何不見您一絲義憤或黨內嚴懲？<text:span text:style-name="T2"><text:line-break/><text:line-break/></text:span>同時，我相信您一定也知道，各項關說，在台灣政治圈幾乎是<text:span text:style-name="T2">99.9%</text:span>的民代或官員每天在幹的事。若要端正此一風氣，至少，在貴黨之內，凡是有類似作為者，理應都遭到懲處才對，而不是只拿一個王金平開刀。<text:span text:style-name="T2"><text:line-break/><text:line-break/></text:span>另外，在倒扁期間，您公開表明：一個總統如果民調只剩<text:span text:style-name="T2">18%</text:span>，意味著人民已不再信任而應下台。此言甚是。如今，您的民調只剩<text:span text:style-name="T2">9%</text:span>，是否應履行承諾？<text:span text:style-name="T2"><text:line-break/><text:line-break/></text:span>我一直相信您是個好人。正因為如此相信，所以也才有我這封信。我們總是會期望一個良好的政治人物，不管成與敗，所作所為都應令人尊敬才對；承認失敗或承認錯誤而下台不但不可恥，言行一致與勇於認錯才會讓人敬重。<text:span text:style-name="T2"><text:line-break/><text:line-break/></text:span>祝中秋愉快。<text:span text:style-name="T2"><text:line-break/><text:line-break/></text:span>陳真<text:span text:style-name="T2"><text:line-break/><text:line-break/>=======<text:line-break/></text:span>監院公布張通榮<text:span text:style-name="T2">2</text:span>度拍桌關說全文</text:p>
      <text:p text:style-name="P1"><text:span text:style-name="T3">陳真</text:span><text:s/>  |  2013.09.16 12:51   |   <text:a xlink:type="simple" xlink:href="http://palinfo.habago.org/Entry?Command=Information_PrintForum&amp;iPage=465#FORUM32041"><text:span text:style-name="T1">#</text:span></text:a></text:p>
      <text:p text:style-name="P3">在台灣當醫師真的是<text:span text:style-name="T2"><text:s/>"</text:span>非人<text:span text:style-name="T2">" </text:span>的生活<text:span text:style-name="T2">,</text:span>難怪醫師平均壽命比一般了少了十幾歲<text:span text:style-name="T2">. </text:span>病人也有責任<text:span text:style-name="T2">,</text:span>沒病或小病別動不動就要看醫生<text:span text:style-name="T2">. </text:span>台灣就診率名列世界前矛<text:span text:style-name="T2">,</text:span>台灣人有這麼衰弱嗎<text:span text:style-name="T2">?<text:line-break/><text:line-break/></text:span>陳真<text:span text:style-name="T2"><text:line-break/><text:line-break/>===============<text:line-break/></text:span>醫師過勞失憶<text:span text:style-name="T2"><text:s/></text:span>家屬盼納勞基法<text:span text:style-name="T2"><text:line-break/><text:line-break/></text:span>自由時報<text:span text:style-name="T2"><text:s/>– 2013</text:span>年<text:span text:style-name="T2">9</text:span>月<text:span text:style-name="T2">16</text:span>日<text:span text:style-name="T2"><text:line-break/><text:line-break/></text:span>〔自由時報記者邱宜君／台北報導〕四年前，年僅三十五歲的奇美醫院外科住院醫師蔡伯羌長期過勞引發心肌梗塞、腦缺氧受損，不但丟了飯碗，連妻兒都忘了，醫院卻不認過勞，只給六萬二千元慰問金。蔡太太昨出面，呼籲全國醫師想想家人，支持醫師納入勞基法，勇敢向醫院說：「我不要為你賣命。」<text:span text:style-name="T2"><text:line-break/><text:line-break/></text:span>醫勞盟昨偕同勞工陣線、工殤協會、司改會、蔡伯羌夫婦召開記者會，蔡伯羌只說了句「大家努力工作，好好休息。」蔡太太說，丈夫不但失憶，行為也像孩子，還會跟五歲兒子搶玩具。她哽咽說，這四年每天都很煎熬，「司法應還蔡伯羌公道，但誰能還給兒子一個有記憶的父親？」<text:span text:style-name="T2"><text:line-break/><text:line-break/></text:span>工殤協會專員劉念雲表示，勞保局已認定蔡是過勞職災，法院去年底一審宣判，卻說蔡伯羌不算勞工、是自願賣命，醫院不是雇主、沒有責任，家屬只能繼續上訴。民間司改會執秘蕭逸民說，開庭時，法官竟反問家屬：「我們也很累，難道也要告法院？」<text:span text:style-name="T2"><text:line-break/><text:line-break/></text:span>醫勞盟理事長張志華則說，醫勞盟過去一年就接獲五到六個「非死即傷」過勞案件，當中有一半正在和醫院打官司。<text:span text:style-name="T2"><text:line-break/><text:line-break/></text:span>政大法律系助理教授林佳和批評，台灣法律刻意削弱醫護人員勞動保障，雇主又習慣把法律底線當作最高標準。台灣勞工陣線秘書長孫友聯則擔心，自經特區加速醫療營利化，將使醫療人員的勞動處境更加艱難。<text:span text:style-name="T2"><text:line-break/><text:line-break/></text:span>醫勞盟爭納勞基法<text:span text:style-name="T2"><text:s/></text:span>勞團聲援<text:span text:style-name="T2"><text:line-break/><text:line-break/></text:span>衛生福利部醫事司長李偉強說，五月已公布住院醫師勞動保障指引，比照勞基法詳列工時、休假規定，今年參加評鑑的一百多家醫院都要試行，年底評估各醫院辦理情形，才能決定醫師納入勞基法時程。<text:span text:style-name="T2"><text:line-break/><text:line-break/></text:span>李偉強說，為了醫療品質，醫療第一線勢必要「補人」，除了讓主治醫師一起值班，衛福部正在研擬增收醫學生、擴充專科護理師、增設醫師助理等配套措施。</text:p>
      <text:p text:style-name="P1"><text:span text:style-name="T3">陳真</text:span><text:s/>  |  2013.09.14 18:13   |   <text:a xlink:type="simple" xlink:href="http://palinfo.habago.org/Entry?Command=Information_PrintForum&amp;iPage=465#FORUM32040"><text:span text:style-name="T1">#</text:span></text:a></text:p>
      <text:p text:style-name="P2">人渣市長<text:span text:style-name="T2">,</text:span>好大的官威<text:span text:style-name="T2">. </text:span>我準備把底下這篇報導印下來<text:span text:style-name="T2">,</text:span>用掛號信寄給馬英九<text:span text:style-name="T2">. <text:line-break/><text:line-break/></text:span>這樣的人也能當市長<text:span text:style-name="T2">? </text:span>那我寧可把神聖的一票投給一隻蜥蜴<text:span text:style-name="T2">.<text:line-break/><text:line-break/></text:span>甘地說<text:span text:style-name="T2">,</text:span>在同樣的惡事之中我們仍然可以區分大惡和小惡<text:span text:style-name="T2">. </text:span>王金平的關說充其量只是位置平等的同事間打聲招呼而非以權勢強加於人<text:span text:style-name="T2">,</text:span>跟這位人渣惡行惡狀仗勢欺人的流氓行徑相去甚遠<text:span text:style-name="T2">,</text:span>簡直就是威脅恐嚇兼妨害公務<text:span text:style-name="T2">,</text:span>囂張至極<text:span text:style-name="T2">. </text:span>如果王金平的行為真的讓馬在道德良心上難以接受<text:span text:style-name="T2">,</text:span>何以能接受張先生這等人渣行徑<text:span text:style-name="T2">?<text:line-break/><text:line-break/></text:span>雖說選擇性的正義仍是正義<text:span text:style-name="T2">,</text:span>但選擇性的正義卻不具備道德高度<text:span text:style-name="T2">. </text:span>馬道德姿態越高<text:span text:style-name="T2">,</text:span>就越讓人反感<text:span text:style-name="T2">. </text:span>馬英九技術面是對的<text:span text:style-name="T2">,</text:span>但一個人做對的事卻不必然是對的<text:span text:style-name="T2">,</text:span>行為者居心或許良善<text:span text:style-name="T2">,</text:span>或者說真誠地自以為良善<text:span text:style-name="T2">,</text:span>但不管做任何一件事<text:span text:style-name="T2">,</text:span>哪怕是做好事或做壞事時所秉持的態度<text:span text:style-name="T2">,</text:span>終究才是最重要<text:span text:style-name="T2">.<text:line-break/><text:line-break/></text:span>一個人<text:span text:style-name="T2">,</text:span>犯一分的錯<text:span text:style-name="T2">,</text:span>就只該得一分的譴責<text:span text:style-name="T2">,</text:span>若再多說<text:span text:style-name="T2">,</text:span>那多出的九分就全屬無辜<text:span text:style-name="T2">. <text:line-break/><text:line-break/>"</text:span>真誠為善<text:span text:style-name="T2">" </text:span>跟<text:span text:style-name="T2"><text:s/>"</text:span>以為自己真誠為善<text:span text:style-name="T2">"</text:span>兩者之間始終有著某種落差<text:span text:style-name="T2">. </text:span>行為上<text:span text:style-name="T2">,</text:span>馬是對的<text:span text:style-name="T2">,</text:span>但他過於崇高的道德姿態卻似乎配不上其所為<text:span text:style-name="T2">. </text:span>張同榮一案只是一個再明顯也不過的對比<text:span text:style-name="T2">. </text:span>若依馬所高舉之道德大旗<text:span text:style-name="T2">,</text:span>張應立即在一天內開除黨籍並逮捕候審才是<text:span text:style-name="T2">,</text:span>但人家昨天都還喜孜孜地剪綵呢<text:span text:style-name="T2">.<text:line-break/><text:line-break/></text:span>陳真<text:span text:style-name="T2"><text:line-break/><text:line-break/>====================<text:line-break/></text:span>監院公布張通榮<text:span text:style-name="T2">2</text:span>度拍桌關說全文<text:span text:style-name="T2"><text:line-break/><text:line-break/></text:span>【聯合報╱記者李順德／即時報導】<text:span text:style-name="T2"> <text:line-break/>2013.09.05<text:line-break/><text:line-break/></text:span>基隆市長張通榮為酒後毆打員警之女子疑似關說、咆哮、拍桌、縱放人犯等情，究實情如何？是否涉有違法失職？監院內政委員會<text:span text:style-name="T2">5</text:span>日無異議通過監委程仁宏所提調查報告，報告內容對張通榮關說內容全多錄，其中還出現兩度拍值班台。<text:span text:style-name="T2"><text:line-break/><text:line-break/></text:span>以下為監院公布關說內容（安樂分駐所監視錄影畫面所製作的對話譯文<text:span text:style-name="T2"><text:s/>(101</text:span>年<text:span text:style-name="T2">9</text:span>月<text:span text:style-name="T2">14</text:span>日<text:span text:style-name="T2">21</text:span>時<text:span text:style-name="T2">42</text:span>分<text:span text:style-name="T2">35</text:span>秒至<text:span text:style-name="T2">21</text:span>時<text:span text:style-name="T2">49</text:span>分<text:span text:style-name="T2">46</text:span>秒<text:span text:style-name="T2">)</text:span>：<text:span text:style-name="T2"> <text:line-break/><text:line-break/></text:span>張通榮對安樂分駐所女員警王亭鈞及安樂分駐所所長林煌盛聲稱：<text:span text:style-name="T2"> <text:line-break/><text:line-break/>( </text:span>對王姓女警說<text:span text:style-name="T2">)</text:span>我跟妳道歉，是不是可以<text:span text:style-name="T2"><text:s/>(</text:span>王姓女警：可是<text:span text:style-name="T2">...</text:span>我不是<text:span text:style-name="T2">...) </text:span>不要用妨害公務來辦，能不能夠市長已經出面了，可不可以<text:span text:style-name="T2">... </text:span>我<text:span text:style-name="T2">... </text:span>我<text:span text:style-name="T2">... </text:span>我對同仁的工作認真，我絕對百分之百肯定，啊因為議員也來出面了，是不是可以，請所長可不可以，能不能用其他方式來懲罰她。對我們同仁這樣是不對的，我市長是百分之百支持我們同仁妳的用心跟妳的辛勞，因為很多事情，一定要以妨害公務，或許對社會上很多事情，他們會輿論界會造成很多的問題，但是我對妳是不對的，<text:span text:style-name="T2">(</text:span>跟王姓女警說<text:span text:style-name="T2">)</text:span>我要給妳道歉，市長感受同仁用心工作絕對是肯定的，你是父母要你到基隆來服務的，不能讓你受到髮膚的損傷，我必須要承諾這個事情，假如說是不是能夠對她有一種懲罰，表達對你同仁工作上，絕對是以執行公務為原則的方向，可不可以我不知道，所長看你們這邊<text:span text:style-name="T2">...<text:line-break/><text:line-break/></text:span>林煌盛稱：最主要是當事人的<text:span text:style-name="T2">...( </text:span>張通榮：你對市長講的<text:span text:style-name="T2">...) </text:span>還有就是當時的狀況<text:span text:style-name="T2">... <text:line-break/><text:line-break/></text:span>張通榮：我必須先徵詢同仁的看法怎麼樣，妳是不是一定要以妨害公務來辦？<text:span text:style-name="T2"> <text:line-break/><text:line-break/></text:span>王亭鈞：沒有，我們在現場也是<text:span text:style-name="T2">... <text:line-break/><text:line-break/></text:span>張通榮：<text:span text:style-name="T2">(</text:span>對林所長說<text:span text:style-name="T2">)</text:span>你不要講話，你沒有講話的餘地，你沒有權利講，你是老百姓你才有權利，但是我們必須要把公務先處理好，好不好，對不起喔。<text:span text:style-name="T2">(</text:span>對王姓女警說<text:span text:style-name="T2">)</text:span>那妳的看法是怎樣？<text:span text:style-name="T2"><text:line-break/><text:line-break/></text:span>王亭鈞：因為我們現場處理狀況是剛才所長有向市長報告<text:span text:style-name="T2"><text:s/>( </text:span>張通榮：我知道我知道<text:span text:style-name="T2">)</text:span>，那站在我們執行公務的立場，在<text:span text:style-name="T2">... </text:span>民眾都在看我們執法的過程，那如果說像我們已經用現行犯來逮捕<text:span text:style-name="T2">...<text:line-break/><text:line-break/></text:span>張通榮：假如說妳真的這麼想，妳不願意給市長面子，那我也認了，我也無所謂<text:span text:style-name="T2"><text:s/>(</text:span>王姓女警：市長我不是這個意思<text:span text:style-name="T2">)</text:span>我也無所謂，<text:span text:style-name="T2">(</text:span>大聲<text:span text:style-name="T2">)</text:span>妳要怎麼辦，妳就去辦，我市長，我就回去了，我就請你們局長來，沒關係<text:span text:style-name="T2"><text:s/>(</text:span>以手拍值班台<text:span text:style-name="T2">)</text:span>，你們同仁對我這個市長，完全不肯定，<text:span text:style-name="T2">OK</text:span>，我承認，我<text:span text:style-name="T2">…</text:span>我支持妳的看法，我支持妳的見解，我支持妳這個為公務的犧牲，我<text:span text:style-name="T2">... </text:span>我承認啦，<text:span text:style-name="T2">OK</text:span>，好，妳既然這麼講，講說不願意接受市長給妳的懇求，那沒問題，妳就移送法辦，<text:span text:style-name="T2">(</text:span>大聲<text:span text:style-name="T2">)</text:span>那以後！以後！我跟你們警察單位，我就公事公辦，你們就試試看，妳就趕快請調，不要在基隆，我市長就針對妳<text:span text:style-name="T2"><text:s/>(</text:span>手指王姓女警<text:span text:style-name="T2">)</text:span>，我就針對妳，妳很用心，妳很了不起，妳很<text:span text:style-name="T2">... </text:span>妳很了不起，我就請妳王署長（警政署長王卓鈞）來，給妳獎勵，然後我請王署長給她調走，我基隆市的市長不願意看到這麼用心、這麼認真的同仁在基隆受委屈，我就這麼計畫，沒關係，妳就這樣辦，我就這樣馬上<text:span text:style-name="T2">... </text:span>給我們走。<text:span text:style-name="T2"><text:line-break/><text:line-break/></text:span>我要叫你們邱局長<text:span text:style-name="T2"><text:s/>(</text:span>以手大力拍值班台<text:span text:style-name="T2">)</text:span>馬上到這邊來！<text:span text:style-name="T2">(</text:span>對林所長說<text:span text:style-name="T2">)</text:span>所長，林所長，你假如在基隆想幹的話，我告訴你，我市長<text:span text:style-name="T2">... </text:span>就這樣，我市長很沒面子，議員也在這裡喔，沒面子我都無所謂了，安樂所很大，安樂所很了不起，我我<text:span text:style-name="T2">... </text:span>我市長我承擔，你叫邱局長（基隆市警察局長邱豐光）馬上過來！<text:span text:style-name="T2"><text:line-break/><text:line-break/></text:span>【<text:span text:style-name="T2">2013/09/05 </text:span>聯合報】<text:span text:style-name="T2">@ http://udn.com/</text:span></text:p>
      <text:p text:style-name="P1"><text:span text:style-name="T3">陳真</text:span><text:s/>  |  2013.09.14 11:25   |   <text:a xlink:type="simple" xlink:href="http://palinfo.habago.org/Entry?Command=Information_PrintForum&amp;iPage=465#FORUM32039"><text:span text:style-name="T1">#</text:span></text:a></text:p>
      <text:p text:style-name="P3">看半島新聞<text:span text:style-name="T2">,</text:span>就跟看<text:span text:style-name="T2">CNN</text:span>或華盛頓郵報一樣<text:span text:style-name="T2">,</text:span>你得先搞清楚他的利益在哪一邊<text:span text:style-name="T2">,</text:span>然後你最好別太相信他對於另一邊的說法或刻意呈現<text:span text:style-name="T2">.<text:line-break/><text:line-break/></text:span>半島以前是個好媒體<text:span text:style-name="T2">,</text:span>但那是好幾年前的事了<text:span text:style-name="T2">.</text:span></text:p>
      <text:p text:style-name="P1"><text:span text:style-name="T3">秉叡</text:span><text:s/>  |  2013.09.14 05:36   |   <text:a xlink:type="simple" xlink:href="http://palinfo.habago.org/Entry?Command=Information_PrintForum&amp;iPage=465#FORUM32038"><text:span text:style-name="T1">#</text:span></text:a></text:p>
      <text:p text:style-name="P2">轉自書臉<text:span text:style-name="T2">https://www.facebook.com/abdullahintw?ref=stream&amp;hc_location=stream<text:line-break/><text:line-break/>Abdullah in Taiwan </text:span>認識穆斯林與伊斯蘭議題之窗<text:span text:style-name="T2"><text:line-break/><text:line-break/></text:span>今日是以色列與巴勒斯坦簽署「奧斯陸協議」<text:span text:style-name="T2">(The Oslo accords)</text:span>的二十年週年。二十年過去，以巴兩方仍沒有達到真正的諒解與和平。半島電視台針對這個主題，有相關專題報導。<text:span text:style-name="T2"><text:line-break/><text:line-break/>http://www.aljazeera.com/programmes/empire/peaceprocess/<text:line-break/><text:line-break/></text:span>＝＝＝＝＝＝＝＝＝＝＝＝＝＝＝＝＝<text:span text:style-name="T2"><text:line-break/></text:span>【以巴和平進程？】<text:span text:style-name="T2"><text:line-break/><text:line-break/></text:span>今日是以色列與巴勒斯坦簽署「奧斯陸協議」<text:span text:style-name="T2">(The Oslo accords)</text:span>的二十年週年。二十年過去，以巴兩方仍沒有達到真正的諒解與和平。半島電視台針對這個主題，簡要討論美國的角色。這邊列出幾點思考的問題。<text:span text:style-name="T2"><text:line-break/><text:line-break/>1. </text:span>美國是公正的調解者嗎？還是這二十年來，和平進程只是符合美國的利益？<text:span text:style-name="T2"><text:line-break/><text:line-break/>2. </text:span>美國國內的遊說團體如<text:span text:style-name="T2">AIPAC</text:span>（美國以色列公共事務委員會）以及<text:span text:style-name="T2">Christian Zionism</text:span>的角色為何？<text:span text:style-name="T2"><text:line-break/><text:line-break/>3. </text:span>為何美國一邊支持和平進程，另外一邊又提供大筆金援與先進武器提供給以色列？<text:span text:style-name="T2"><text:line-break/><text:line-break/>4. </text:span>以色列對美國的重要性何在？<text:span text:style-name="T2"><text:line-break/><text:line-break/>5. </text:span>和平進程是以色列另外一套管理巴勒斯坦的模式？<text:span text:style-name="T2"><text:line-break/><text:line-break/>6. </text:span>猶太復國主義思想與和平進程的關係？<text:span text:style-name="T2"><text:line-break/>http://www.youtube.com/watch?v=yzy94Jy6228</text:span></text:p>
      <text:p text:style-name="P1"><text:span text:style-name="T3">陳真</text:span><text:s/>  |  2013.09.14 04:06   |   <text:a xlink:type="simple" xlink:href="http://palinfo.habago.org/Entry?Command=Information_PrintForum&amp;iPage=465#FORUM32037"><text:span text:style-name="T1">#</text:span></text:a></text:p>
      <text:p text:style-name="P5"><text:span text:style-name="T3">白宮那些人渣如此回應普丁的文章</text:span>.<text:span text:style-name="T3">人渣說</text:span>:<text:line-break/><text:line-break/><text:span text:style-name="T3">俄羅斯恰恰提供了一個明顯對比</text:span>, <text:span text:style-name="T3">證明美國是如何地不同凡響</text:span>. <text:span text:style-name="T3">和俄羅斯不一樣</text:span>, <text:span text:style-name="T3">我們美國不但為美國國內的人權與民主奮鬥</text:span>, <text:span text:style-name="T3">我們更同時致力於維護全世界的人權與民主</text:span>;<text:span text:style-name="T3">我們相信</text:span>,<text:span text:style-name="T3">當兒童不再被獨裁者用毒氣給毒死時</text:span>,<text:span text:style-name="T3">世界的和平與安全將獲得更進一步的保障</text:span>. ("We are not surprised by President Putin's words, but the fact is that Russia offers a stark contrast that demonstrates why America is exceptional," Carney added. "Unlike Russia, the United States stands up for democratic values and human rights in our own country and around the world. We believe our global security is advanced when children cannot be gassed to death by a dictator.")<text:line-break/><text:line-break/><text:span text:style-name="T3">俄羅斯也立即做出回應</text:span>. <text:span text:style-name="T3">其發言人</text:span>Dmitry Peskov<text:span text:style-name="T3">這麼說</text:span>:<text:line-break/><text:line-break/><text:span text:style-name="T3">普丁的文章並無意於挑釁或冒犯任何人</text:span>. <text:span text:style-name="T3">民主意味著一種競爭</text:span>,<text:span text:style-name="T3">但我們發現</text:span>,<text:span text:style-name="T3">我們的美國朋友與夥伴們卻似乎很不習慣於競爭</text:span>,<text:span text:style-name="T3">過去幾十年來</text:span>,<text:span text:style-name="T3">他們總是高高在上對待每個人</text:span>. (“A democratic existence in international relations implies the existence of competition,” Peskov said. “Sometimes, there’s a feeling that our [US] partners are unaccustomed to it.” Peskov also said the Russian leader did not mean to antagonize or offend anyone by his op-ed. “In international relations, Putin never preaches to anyone,” Peskov said."However, our American friends over the last decade have gotten into the habit of giving everyone a patronizing pat on the back, which has served to shape the world’s attitude towards the United States,” he said.)<text:line-break/><text:line-break/><text:span text:style-name="T3">白宮那些混蛋最後還這麼說</text:span>:<text:line-break/><text:line-break/><text:span text:style-name="T3">歡迎普丁來我們美國發表文章</text:span>,<text:span text:style-name="T3">他大可暢所欲言</text:span>,<text:span text:style-name="T3">這證明我們如何致力於言論自由的保障</text:span>,<text:span text:style-name="T3">而俄羅斯卻沒有這樣的自由</text:span>.<text:line-break/><text:line-break/><text:span text:style-name="T3">我的想法是這些美國人真的沒救了</text:span>.</text:p>
      <text:p text:style-name="P1"><text:span text:style-name="T3">陳真</text:span><text:s/>  |  2013.09.13 18:14   |   <text:a xlink:type="simple" xlink:href="http://palinfo.habago.org/Entry?Command=Information_PrintForum&amp;iPage=465#FORUM32036"><text:span text:style-name="T1">#</text:span></text:a></text:p>
      <text:p text:style-name="P2">大約是<text:span text:style-name="T2">2002</text:span>年吧<text:span text:style-name="T2">,ICC(</text:span>國際刑事法庭<text:span text:style-name="T2">)</text:span>要成立時<text:span text:style-name="T2">,</text:span>布希強烈抵制<text:span text:style-name="T2">,</text:span>除非<text:span text:style-name="T2">ICC</text:span>給予美國人豁免權<text:span text:style-name="T2">,</text:span>讓美國人免於國際法的追訴與審判<text:span text:style-name="T2">. </text:span>當時布希講了一句話我記憶猶新<text:span text:style-name="T2">,</text:span>他說<text:span text:style-name="T2">: <text:line-break/><text:line-break/>"</text:span>美國人不應該接受國際法庭的管轄<text:span text:style-name="T2">,</text:span>因為我們是<text:span text:style-name="T2">(</text:span>懲凶緝惡<text:span text:style-name="T2">)</text:span>這方面的專家<text:span text:style-name="T2">."<text:line-break/><text:line-break/></text:span>這句話<text:span text:style-name="T2">,</text:span>長年以來<text:span text:style-name="T2">,</text:span>事實上以各種不同的表達方式寫入美國的教科書與媒體中<text:span text:style-name="T2">,</text:span>使得美國人似乎以為自己真的具有與眾不同的優越性與重要性<text:span text:style-name="T2">.</text:span></text:p>
      <text:p text:style-name="P1"><text:span text:style-name="T3">陳真</text:span><text:s/>  |  2013.09.13 18:03   |   <text:a xlink:type="simple" xlink:href="http://palinfo.habago.org/Entry?Command=Information_PrintForum&amp;iPage=465#FORUM32035"><text:span text:style-name="T1">#</text:span></text:a></text:p>
      <text:p text:style-name="P3">過去動不動主流社會就會告訴你說<text:span text:style-name="T2">: </text:span>我們是中國人哦<text:span text:style-name="T2">,</text:span>中國人最了不起<text:span text:style-name="T2">,</text:span>你要引以為榮<text:span text:style-name="T2">. </text:span>後來變成台灣人了<text:span text:style-name="T2">,</text:span>但說法仍然一樣<text:span text:style-name="T2">,</text:span>我們是台灣人哦<text:span text:style-name="T2">,</text:span>台灣人最特別最了不起<text:span text:style-name="T2">,</text:span>你要引以為榮<text:span text:style-name="T2">.<text:line-break/><text:line-break/></text:span>媽的<text:span text:style-name="T2">,</text:span>我沒有引以為恥就已經很有度量了還引以為榮<text:span text:style-name="T2">. </text:span>這類論調讓人特別感冒<text:span text:style-name="T2">,</text:span>孟德斯鳩有句名言<text:span text:style-name="T2">: "</text:span>我成為法國人只是偶然<text:span text:style-name="T2">,</text:span>成為人卻是必然<text:span text:style-name="T2">." </text:span>我必須先得是個<text:span text:style-name="T2"><text:s/>"</text:span>人<text:span text:style-name="T2">",</text:span>然後我才有可能是個台灣人或義大利人<text:span text:style-name="T2">. <text:line-break/><text:line-break/></text:span>台灣人不會有什麼獨特且優先的重要性需要特別關注<text:span text:style-name="T2">,</text:span>但是社會卻整天叫你要以身為台灣人為榮<text:span text:style-name="T2">,</text:span>台灣的什麼利益多麼重要等等等<text:span text:style-name="T2">,</text:span>聽了很難受<text:span text:style-name="T2">,</text:span>窩囊透頂<text:span text:style-name="T2">. </text:span>我只需要看待自己是一個人<text:span text:style-name="T2">,</text:span>而壓根不需要去想說我是什麼台灣人<text:span text:style-name="T2">,</text:span>我不需要矮化自己<text:span text:style-name="T2">. </text:span></text:p>
      <text:p text:style-name="P1"><text:span text:style-name="T3">陳真</text:span><text:s/>  |  2013.09.13 17:22   |   <text:a xlink:type="simple" xlink:href="http://palinfo.habago.org/Entry?Command=Information_PrintForum&amp;iPage=465#FORUM32034"><text:span text:style-name="T1">#</text:span></text:a></text:p>
      <text:p text:style-name="P6">And I would rather disagree with a case he made on American exceptionalism, stating that the United States’ policy is “what makes America different. It’s what makes us exceptional.” It is extremely dangerous to encourage people to see themselves as exceptional, whatever the motivation. There are big countries and small countries, rich and poor, those with long democratic traditions and those still finding their way to democracy. Their policies differ, too. We are all different, but when we ask for the Lord’s blessings, we must not forget that God created us equal. <text:line-break/><text:line-break/><text:span text:style-name="T3">普丁上頭這段話講得特別好</text:span>. <text:span text:style-name="T3">美國人似乎總覺得自己高人一等</text:span>.<text:line-break/><text:line-break/><text:span text:style-name="T3">有一次在法國搭公車</text:span>,<text:span text:style-name="T3">兩個美國女孩一上車</text:span>,<text:span text:style-name="T3">擋在入口處用美國話問司機問題</text:span>,<text:span text:style-name="T3">司機不知道聽懂不懂</text:span>,<text:span text:style-name="T3">用法語回答</text:span>. <text:span text:style-name="T3">那兩個女孩竟然大無畏地露出無奈而訝異的臉色用英文對著車上乘客比著手勢說</text:span>: <text:span text:style-name="T3">這傢伙是在講啥曉</text:span>? <text:line-break/><text:line-break/><text:span text:style-name="T3">講啥曉是我的翻譯</text:span>,<text:span text:style-name="T3">她並沒有講曉字</text:span>,<text:span text:style-name="T3">但態度上傳達的就是這個意思</text:span>.<text:line-break/><text:line-break/><text:span text:style-name="T3">你能不能想像你在法國</text:span>,<text:span text:style-name="T3">用台語問路</text:span>,<text:span text:style-name="T3">對方用法文回答你之後</text:span>,<text:span text:style-name="T3">你轉頭對著其他路人無奈而且訝異地喊說</text:span>: <text:span text:style-name="T3">天啊</text:span>!<text:span text:style-name="T3">他怎麼不說台語啊</text:span>? <text:span text:style-name="T3">這北七是在講啥曉啊</text:span>? <text:line-break/><text:line-break/><text:span text:style-name="T3">那樣一種大無畏的姿態</text:span>,<text:span text:style-name="T3">以一種隱而不宣的方式</text:span>,<text:span text:style-name="T3">宣告著彷彿美國話是每個人</text:span><text:s/>"<text:span text:style-name="T3">應該</text:span>" <text:span text:style-name="T3">懂的</text:span>,<text:span text:style-name="T3">至少是這個世界</text:span><text:s/>"<text:span text:style-name="T3">應該</text:span>" <text:span text:style-name="T3">要會的</text:span>,<text:span text:style-name="T3">如果有人不會</text:span>,<text:span text:style-name="T3">便是一種缺陷或異常</text:span>.<text:line-break/><text:line-break/><text:span text:style-name="T3">英國人也差不多</text:span>,<text:span text:style-name="T3">你英文講得好</text:span>,<text:span text:style-name="T3">他覺得是應該的</text:span>,<text:span text:style-name="T3">偶而一兩句發音不準或用法不道地</text:span>,<text:span text:style-name="T3">對方往往就會開始緊張皺眉</text:span>,<text:span text:style-name="T3">彷彿你挑起了一種令他難受或難堪的局面</text:span>.<text:line-break/><text:line-break/><text:span text:style-name="T3">西方人</text:span>,<text:span text:style-name="T3">特別是美國人</text:span>,<text:span text:style-name="T3">往往把自己擺在眾人之上</text:span>,<text:span text:style-name="T3">似乎認為自己不但高人一等</text:span>,<text:span text:style-name="T3">自己的利益也因此必須比眾人的利益更優先</text:span>. <text:span text:style-name="T3">當然</text:span>,<text:span text:style-name="T3">他們甚至認為美國人的命更值錢</text:span>.<text:line-break/><text:line-break/><text:span text:style-name="T3">可怕的是不光是美國人自己覺得自己高人一等</text:span>,<text:span text:style-name="T3">甚至大家也被洗腦得以為洋人的真的比較重要</text:span>. <text:span text:style-name="T3">死一個就哇哇叫</text:span>,<text:span text:style-name="T3">報紙報不停</text:span>,<text:span text:style-name="T3">如喪考妣</text:span>,<text:span text:style-name="T3">普天同悲</text:span>,<text:span text:style-name="T3">但其他人種死幾百萬個</text:span>,<text:span text:style-name="T3">報紙連報也不會報</text:span>,<text:span text:style-name="T3">所以才有巴勒網的存在</text:span>.</text:p>
      <text:p text:style-name="P1"><text:span text:style-name="T3">良哲</text:span><text:s/>  |  2013.09.13 17:17   |   <text:a xlink:type="simple" xlink:href="http://palinfo.habago.org/Entry?Command=Information_PrintForum&amp;iPage=465#FORUM32033"><text:span text:style-name="T1">#</text:span></text:a></text:p>
      <text:p text:style-name="P5"><text:span text:style-name="T3">紐時中文網亦有自己的翻譯。</text:span><text:line-break/>http://cn.nytimes.com/opinion/20130912/c12putin/zh-hant/</text:p>
      <text:p text:style-name="P4"/>
      <text:p text:style-name="P1"><text:span text:style-name="T3">良哲</text:span><text:s/>  |  2013.09.13 16:51   |   <text:a xlink:type="simple" xlink:href="http://palinfo.habago.org/Entry?Command=Information_PrintForum&amp;iPage=466#FORUM32032"><text:span text:style-name="T1">#</text:span></text:a></text:p>
      <text:p text:style-name="P3">大陸的觀察者網昨日已將全文譯出如下。<text:span text:style-name="T2"><text:line-break/>http://www.guancha.cn/PuJing/2013_09_12_171946_s.shtml<text:line-break/><text:line-break/></text:span>【<text:span text:style-name="T2">2013</text:span>年<text:span text:style-name="T2">9</text:span>月<text:span text:style-name="T2">11</text:span>日，美國《紐約時報》網站刊登了俄羅斯總統普京的文章《<text:span text:style-name="T2">A Plea for Caution From Russia</text:span>》。普京闡釋了自己對敘利亞局勢的看法，呼籲奧巴馬遵守國際法，並批評了<text:span text:style-name="T2">“</text:span>美國例外論<text:span text:style-name="T2">”</text:span>。該文今日刊登於《紐約時報》紙質版。觀察者網全文翻譯。】<text:span text:style-name="T2"><text:line-break/><text:line-break/></text:span>敘利亞當前局勢敦促我必須與美國人民、政治領導人展開直接對話。俄美兩國社會缺乏溝通，直接對話尤為重要。<text:span text:style-name="T2"><text:line-break/><text:line-break/></text:span>俄美兩國關係歷經若干階段。冷戰期間，我們互為敵手。但我們也曾結為盟友，聯手擊敗德國納粹。聯合國的建立宗旨便是為了防止此類慘劇重演。<text:span text:style-name="T2"><text:line-break/><text:line-break/></text:span>聯合國各個創始國均主張，戰爭與和平的決策只能通過共識達成，安理會常任理事國的否決權是聯合國憲章所授予的。關於這一點，美國也沒有異議。這一架構的大智慧支撐了數十年來大體穩定的國際秩序。<text:span text:style-name="T2"><text:line-break/><text:line-break/></text:span>沒人希望聯合國重蹈國聯的覆轍。國聯因缺乏實際力量而垮臺。如果一些大國繞過聯合國，未經安理會授權便採取軍事行動，國聯的悲劇或將重演。<text:span text:style-name="T2"><text:line-break/><text:line-break/></text:span>美國意欲對敘利亞進行軍事打擊，不顧眾多國家和政治、宗教領袖們（包括教皇在內）的強烈反對。這將導致更多無辜平民犧牲、戰事升級，戰火甚至可能越過敘利亞邊境。軍事打擊將加劇暴力，釋放新一波的恐怖主義勢力。這也將破壞解決伊朗核危機、巴以衝突的多邊政治斡旋，進一步破壞中東和北非地區的穩定，甚至可能全盤顛覆國際法和國際社會的秩序。<text:span text:style-name="T2"><text:line-break/><text:line-break/></text:span>敘利亞戰爭不是民主之爭，而是多宗教國家內部的政府與反對派之間的武裝衝突。敘利亞國內不存在民主衛士。更多的是基地組織武裝分子，以及各式各樣的極端分子在與敘政府作戰。美國國務院已經把反對派中的<text:span text:style-name="T2">“</text:span>努斯拉陣線<text:span text:style-name="T2">”</text:span>、<text:span text:style-name="T2">“</text:span>伊拉克與黎凡特伊斯蘭國<text:span text:style-name="T2">”</text:span>列入恐怖組織名單。反對派接受了外國武器的援助，而這場內戰已成為世界上最慘烈的戰鬥之一。<text:span text:style-name="T2"><text:line-break/><text:line-break/></text:span>來自阿拉伯國家的雇傭兵，以及來自西方國家（甚至包括俄羅斯）的雇傭兵值得我們深切關注。他們在敘利亞積累軍事經驗以後，會不會潛伏回國？要知道，一些極端分子經歷利比亞戰爭後，湧向了馬里。這對我們都是威脅。<text:span text:style-name="T2"><text:line-break/><text:line-break/></text:span>俄羅斯從一開始就宣導和平對話，説明敘利亞人達成妥協方案。我們不是在維護敘利亞政府當局，而是在維護國際法。我們要利用聯合國安理會這一機制，並堅信在這複雜而動盪的世界，維護法治與秩序是防止國際秩序陷入混亂的必要途徑。法律終歸是法律，不論好惡，我們都應該遵守。根據現行國際法，只有在安理會授權之下，或者出於自衛，才可能使用武力。其他任何情況下使用武力都將違反聯合國憲章，並構成侵略。<text:span text:style-name="T2"><text:line-break/><text:line-break/></text:span>毋庸置疑，敘利亞有人使用了化學武器。但每一條線索都指向以下事實：化學武器不是敘利亞政府軍使用的，而是反對派武裝使用的，其目的是招引外國主子出面干預。那些外國保護人將與極端分子站在一邊。有消息稱武裝分子正醞釀發起新一輪襲擊<text:span text:style-name="T2">——</text:span>這次是針對以色列<text:span text:style-name="T2">——</text:span>國際社會對此不可不察。<text:span text:style-name="T2"><text:line-break/><text:line-break/></text:span>我們應當警覺的是，美國對外國採取軍事干預的行為已經屢屢發生。這符合美國的長期利益嗎？我很懷疑。全世界數以百萬計的人，逐漸開始懷疑美國的民主典範形象，而是視為單純依靠武力、扯著<text:span text:style-name="T2">“</text:span>非敵即友<text:span text:style-name="T2">”</text:span>的大旗拉幫結派的國家。<text:span text:style-name="T2"><text:line-break/><text:line-break/></text:span>事實已經證明，武力並不奏效。阿富汗國內動盪不安，而國際部隊撤退以後會發生什麼，沒人敢打包票。利比亞已經分裂為若干部族和陣營。伊拉克的內戰還在繼續，每天都有數十人遇害。在美國國內，許多人拿伊拉克和敘利亞作比較，質問政府為何要犯第二次錯。<text:span text:style-name="T2"><text:line-break/><text:line-break/></text:span>無論<text:span text:style-name="T2">“</text:span>定點清除<text:span text:style-name="T2">”</text:span>如何精準，平民傷亡不可避免。炸彈殺害的老弱婦孺，恰恰是策動軍事打擊的人想要保護的對象。<text:span text:style-name="T2"><text:line-break/><text:line-break/></text:span>世界各國必然心生疑問：國際法都保不了你，那你只能自尋出路了。因此，越來越多的國家希望掌握大規模殺傷性武器。這符合邏輯推理：一旦你手上有炸藥，沒人敢碰你。我們一方面大談特談武器不擴散的必要性，另一方面，談判的現實基礎卻在逐漸崩潰。<text:span text:style-name="T2"><text:line-break/><text:line-break/></text:span>我們必須拋棄用武力說話的方式，回到文明的外交和政治磋商的道路上來。<text:span text:style-name="T2"><text:line-break/></text:span>最近幾天出現了避免軍事行動的契機。敘利亞當局表示願意將其化學武器移交國際社會控制，美國、俄羅斯和其他各國必須利用這個機會。根據奧巴馬總統的發言判斷，美國將其視為軍事打擊以外的另一條道路。<text:span text:style-name="T2"><text:line-break/><text:line-break/></text:span>我歡迎奧巴馬總統與俄羅斯一道，繼續在敘利亞問題上展開對話。我們必須攜手合作，保證政治解決的希望，回到談判桌，這也是<text:span text:style-name="T2">6</text:span>月份八國峰會所達成的共識。<text:span text:style-name="T2"><text:line-break/></text:span>如果我們避免軍事干預敘利亞，這將改善國際事務的氣氛、增進國際互信，不論哪國都不會是輸家，在其他重要事務上合作大門也將順利開啟。<text:span text:style-name="T2"><text:line-break/><text:line-break/></text:span>我與奧巴馬總統的工作、私人關係正在逐漸積累信任。我對此表示讚賞。我還仔細研究過本週二他發表的講話。其中有一點我不敢苟同。他提到美國例外論，說美國的政策是<text:span text:style-name="T2">“</text:span>美國的獨特之處。這是我們之所以<text:span text:style-name="T2">‘</text:span>例外<text:span text:style-name="T2">’</text:span>的原因<text:span text:style-name="T2">”</text:span>。鼓勵國民自視<text:span text:style-name="T2">“</text:span>例外<text:span text:style-name="T2">”</text:span>，這是極端危險的行為，不論動機如何美好。有大國，有小國；有窮國，有富國；有的國家民主歷史悠久，有的國家還沒獲得民主。各國有各國的政策。我們都有各自的特點，但祈神賜福之時，毋忘上帝造化，眾人生而平等。</text:p>
      <text:p text:style-name="P1"><text:span text:style-name="T3">鑑慧</text:span><text:s/>  |  2013.09.13 15:48   |   <text:a xlink:type="simple" xlink:href="http://palinfo.habago.org/Entry?Command=Information_PrintForum&amp;iPage=466#FORUM32031"><text:span text:style-name="T1">#</text:span></text:a></text:p>
      <text:p text:style-name="P6"><text:span text:style-name="T3">看完普丁</text:span>911<text:span text:style-name="T3">那日在紐約時報的投書，竟然還挺動人的。這些明白話，應該讓更多人看到。</text:span><text:line-break/>http://www.nytimes.com/2013/09/12/opinion/putin-plea-for-caution-from-russia-on-syria.html?_r=1&amp;</text:p>
      <text:p text:style-name="P1"><text:span text:style-name="T3">陳真</text:span><text:s/>  |  2013.09.13 13:39   |   <text:a xlink:type="simple" xlink:href="http://palinfo.habago.org/Entry?Command=Information_PrintForum&amp;iPage=466#FORUM32030"><text:span text:style-name="T1">#</text:span></text:a></text:p>
      <text:p text:style-name="P3">在台灣<text:span text:style-name="T2">, </text:span>我對幾乎任何討論都沒有信心<text:span text:style-name="T2">,</text:span>所以請各位別和我討論<text:span text:style-name="T2">,</text:span>因為我寫的一切的一切也絕不是在回應誰<text:span text:style-name="T2">,</text:span>而只是純粹說一種<text:span text:style-name="T2"><text:s/>"</text:span>現象<text:span text:style-name="T2">".<text:line-break/><text:line-break/></text:span>我正要寫智能一事<text:span text:style-name="T2">,</text:span>但與底下這位小姐發言完全無關<text:span text:style-name="T2">.<text:line-break/><text:line-break/></text:span>我並不看重智能<text:span text:style-name="T2">,</text:span>一個人良善與否乃唯一重要之事<text:span text:style-name="T2">,</text:span>至於聰不聰明則絲毫不重要<text:span text:style-name="T2">. </text:span>話雖如此<text:span text:style-name="T2">,</text:span>智能卻經常浮出水面向我宣示其根本重要性<text:span text:style-name="T2">. </text:span>說到底<text:span text:style-name="T2">,</text:span>仍然會讓人想到愛因斯坦那句話<text:span text:style-name="T2">,</text:span>智能和道德之間<text:span text:style-name="T2"><text:s/>"</text:span>必須<text:span text:style-name="T2">" </text:span>有個連繫<text:span text:style-name="T2">.<text:line-break/><text:line-break/>"</text:span>必須<text:span text:style-name="T2">" </text:span>二字必須打引號來強調<text:span text:style-name="T2">,</text:span>因為若有一種道德狀況缺乏一定的智能支撐<text:span text:style-name="T2">,</text:span>那它還稱得上道德嗎<text:span text:style-name="T2">? </text:span>我家阿憨昨天<text:span text:style-name="T2"><text:s/>"</text:span>英勇<text:span text:style-name="T2">" </text:span>追殺一隻蟑螂<text:span text:style-name="T2">,</text:span>為鄉里除害<text:span text:style-name="T2">,</text:span>牠的<text:span text:style-name="T2"><text:s/>"</text:span>義行<text:span text:style-name="T2">" </text:span>該被讚揚嗎<text:span text:style-name="T2"><text:s/>?<text:line-break/><text:line-break/></text:span>但這並不意味著我已經給智能的根本重要性做出結論<text:span text:style-name="T2">,</text:span>非也<text:span text:style-name="T2">. </text:span>我發現有個東西比智能更能夠有效地鑑別各種人事物的差異性<text:span text:style-name="T2">. </text:span>那也許不僅僅是一種分析性的抽象能力謂之智能<text:span text:style-name="T2">,</text:span>更是一種對微妙事物的敏感性<text:span text:style-name="T2">,</text:span>簡單說就是詩<text:span text:style-name="T2">,</text:span>或者用我常用的詞來說就是<text:span text:style-name="T2"><text:s/>metaphor,</text:span>隱喻<text:span text:style-name="T2">.<text:line-break/><text:line-break/></text:span>每一種生命或甚至每一個體操弄著屬於自己的一種隱喻<text:span text:style-name="T2">,</text:span>這個隱喻和那個隱喻之間的落差<text:span text:style-name="T2">,</text:span>就如維根斯坦所說<text:span text:style-name="T2">,</text:span>遠超過我們的想像<text:span text:style-name="T2">. <text:line-break/><text:line-break/></text:span>品味或許沒有高低<text:span text:style-name="T2">,</text:span>隱喻卻有粗細遠近不同<text:span text:style-name="T2">. </text:span>細緻的能察覺粗糙的<text:span text:style-name="T2">,</text:span>遠的能看見近的<text:span text:style-name="T2">,</text:span>高的理解低的<text:span text:style-name="T2">,</text:span>但反之卻不然<text:span text:style-name="T2">. </text:span>此一<text:span text:style-name="T2"><text:s/>"</text:span>不然<text:span text:style-name="T2">"</text:span>是一種範疇上的<text:span text:style-name="T2">(categorical)</text:span>落差<text:span text:style-name="T2">,</text:span>再怎麼努力也無法跨越此一差異<text:span text:style-name="T2">,</text:span>一切溝通到此得立個此路不通的告示牌<text:span text:style-name="T2">.<text:line-break/><text:line-break/></text:span>從掌握一個現象就能看出這項差異<text:span text:style-name="T2">. </text:span>有一種世界像是非題<text:span text:style-name="T2">,</text:span>察看你的答案有沒有跟他一樣<text:span text:style-name="T2">,</text:span>若是一樣就額手稱慶<text:span text:style-name="T2">,</text:span>若不一樣就怒目而視<text:span text:style-name="T2">. </text:span>但卻有一種世界是<text:span text:style-name="T2"><text:s/>"</text:span>非命題性的<text:span text:style-name="T2">"(non-propositional),</text:span>它像一幅畫<text:span text:style-name="T2">,</text:span>蘊涵無數的意義在裏頭<text:span text:style-name="T2">,</text:span>卻不帶任何訊息<text:span text:style-name="T2">.<text:line-break/><text:line-break/></text:span>對我來說<text:span text:style-name="T2">,</text:span>說出一己之見是可恥的<text:span text:style-name="T2">,</text:span>令人羞愧的<text:span text:style-name="T2">,</text:span>就跟當眾露鳥給大家欣賞一樣難堪<text:span text:style-name="T2">. </text:span>所以我從不對外說出一己之見<text:span text:style-name="T2">. </text:span>或者說我從不談論訊息<text:span text:style-name="T2">. </text:span>可怕的是<text:span text:style-name="T2">,</text:span>市面上除了一己之見<text:span text:style-name="T2">,</text:span>除了訊息<text:span text:style-name="T2">,</text:span>除了答案<text:span text:style-name="T2">,</text:span>別無其它<text:span text:style-name="T2">. </text:span>這類命題人士永遠無法明白別人究竟在說什麼<text:span text:style-name="T2">.</text:span>套用維根斯坦的一個說法<text:span text:style-name="T2">,</text:span>你可以說這是一種面向盲<text:span text:style-name="T2"><text:s/>(aspect blindness),</text:span>他看不見或聽不見某些波長或頻率<text:span text:style-name="T2">,</text:span>或者說他不可能看見或聽見<text:span text:style-name="T2">,</text:span>因為他所屬的隱喻在根本上限制了此一可能性<text:span text:style-name="T2">.<text:line-break/><text:line-break/></text:span>所謂傻文有兩種<text:span text:style-name="T2">,</text:span>一種可以忍受<text:span text:style-name="T2">,</text:span>它雖是意見<text:span text:style-name="T2">,</text:span>倒也<text:span text:style-name="T2">make sense,</text:span>說出一個說法來<text:span text:style-name="T2">,</text:span>但另一種傻文就以底下秉叡所轉貼的便是<text:span text:style-name="T2">,</text:span>可說是傻到爆<text:span text:style-name="T2">,</text:span>傻到根本不能搭火車<text:span text:style-name="T2">. </text:span>不可思議的是<text:span text:style-name="T2">,</text:span>傻文的作者們通常都自我滿意度很高<text:span text:style-name="T2">,</text:span>而且往往是這個傻到爆的愚蠢社會的什麼名嘴名教授名師名家名什麼之類<text:span text:style-name="T2">.</text:span></text:p>
      <text:p text:style-name="P1"><text:span text:style-name="T3">葉小慧</text:span><text:s/>  |  2013.09.13 12:04   |   <text:a xlink:type="simple" xlink:href="http://palinfo.habago.org/Entry?Command=Information_PrintForum&amp;iPage=466#FORUM32029"><text:span text:style-name="T1">#</text:span></text:a></text:p>
      <text:p text:style-name="P2">這個社會，溫情得要命。<text:span text:style-name="T2"><text:line-break/><text:line-break/></text:span>我沒有政治的敏感度，我只有在這社會沒錢沒權沒人脈活不下去的感慨。有錢有權有人脈真好，王金平就算關說司法，司法可為他所用，還是一堆人要挺他，而且絕大部分的人說是馬英九「太過分」。<text:span text:style-name="T2"><text:line-break/><text:line-break/></text:span>司法關說，跟給個方便的關說有根本上的差別，有誰能夠忍受，一路被人家欺負，到法院還被人家欺負的？如果預知在法院還會被欺負，那一開始就動手就好了，這樣至少還比較舒爽。<text:span text:style-name="T2"><text:line-break/><text:line-break/></text:span>這種根本要命的感覺，至少我有，或許是我還活在那個希望有英雄拯救的年代，終於有人做了感到欣喜之際，發現只有自己希望被拯救，然後那條繩索還快被砍斷了的絕望。<text:span text:style-name="T2"><text:line-break/><text:line-break/></text:span>我應該回去找精神科醫師嗎？應該只會被罵笨吧。</text:p>
      <text:p text:style-name="P1"><text:span text:style-name="T3">陳真</text:span><text:s/>  |  2013.09.12 18:19   |   <text:a xlink:type="simple" xlink:href="http://palinfo.habago.org/Entry?Command=Information_PrintForum&amp;iPage=466#FORUM32028"><text:span text:style-name="T1">#</text:span></text:a></text:p>
      <text:p text:style-name="P3">每次看到黑名單掛號<text:span text:style-name="T2">,</text:span>我就一顆心馬上往下沉<text:span text:style-name="T2">. </text:span>溝通真是很困難的一件事<text:span text:style-name="T2">,</text:span>如果不是不可能的話<text:span text:style-name="T2">.<text:line-break/><text:line-break/></text:span>麥院長<text:span text:style-name="T2">: </text:span>這回您是打算<text:span text:style-name="T2">....?<text:line-break/><text:line-break/></text:span>黑<text:span text:style-name="T2">: </text:span>嘿嘿嘿<text:span text:style-name="T2">..</text:span>哪有什麼打算<text:span text:style-name="T2">?<text:line-break/><text:line-break/></text:span>麥<text:span text:style-name="T2">: </text:span>上回開的藥有用嗎<text:span text:style-name="T2">?<text:line-break/><text:line-break/></text:span>黑<text:span text:style-name="T2">: </text:span>嘿嘿嘿<text:span text:style-name="T2">...</text:span>怎麼說呢<text:span text:style-name="T2">? </text:span>民國<text:span text:style-name="T2">...</text:span>大約<text:span text:style-name="T2">87</text:span>年的時候<text:span text:style-name="T2">,</text:span>那一天雨下很大<text:span text:style-name="T2">....(</text:span>省略一堆背景描述<text:span text:style-name="T2">),</text:span>我已經準備要睡了<text:span text:style-name="T2">. </text:span>我還記得我那天在看連續劇<text:span text:style-name="T2">,</text:span>看完準備要去睡覺<text:span text:style-name="T2">....<text:line-break/><text:line-break/></text:span>麥<text:span text:style-name="T2">: </text:span>你可以長話短說嗎<text:span text:style-name="T2">?<text:line-break/><text:line-break/></text:span>黑<text:span text:style-name="T2">: </text:span>你聽我說<text:span text:style-name="T2">,</text:span>大約民國<text:span text:style-name="T2">...</text:span>大約民國<text:span text:style-name="T2">87</text:span>年的時候<text:span text:style-name="T2">,</text:span>可能是冬天<text:span text:style-name="T2">,</text:span>因為我還記得我當天穿一件毛衣<text:span text:style-name="T2">,</text:span>你知道<text:span text:style-name="T2">, </text:span>就是有領子的那一種<text:span text:style-name="T2">,</text:span>我在新光三越買的<text:span text:style-name="T2">. </text:span>那時候在打折<text:span text:style-name="T2">. </text:span>我衣服是很多啦<text:span text:style-name="T2">..<text:line-break/><text:line-break/></text:span>麥<text:span text:style-name="T2">: </text:span>所以呢<text:span text:style-name="T2">? </text:span>你是要跟我說什麼<text:span text:style-name="T2">?<text:line-break/><text:line-break/></text:span>黑<text:span text:style-name="T2">: </text:span>你聽我說<text:span text:style-name="T2">,</text:span>大約民國<text:span text:style-name="T2">...</text:span>大約民國<text:span text:style-name="T2">87</text:span>年的時候<text:span text:style-name="T2">,</text:span>那一天風很大<text:span text:style-name="T2">,</text:span>我準備要睡覺<text:span text:style-name="T2">,</text:span>已經很睏了<text:span text:style-name="T2">,</text:span>眼睛有點睜不開<text:span text:style-name="T2">. </text:span>嘿嘿嘿<text:span text:style-name="T2">...</text:span>就是我們一般要睡覺的感覺<text:span text:style-name="T2">.<text:line-break/><text:line-break/></text:span>麥<text:span text:style-name="T2">: </text:span>所以呢<text:span text:style-name="T2">?<text:line-break/><text:line-break/></text:span>黑<text:span text:style-name="T2">: </text:span>你聽我說<text:span text:style-name="T2">,</text:span>民國<text:span text:style-name="T2">87</text:span>年到現在是<text:span text:style-name="T2">...</text:span>民國<text:span text:style-name="T2">102</text:span>年<text:span text:style-name="T2">,</text:span>已經幾年了<text:span text:style-name="T2">,</text:span>我算算看<text:span text:style-name="T2">...<text:line-break/><text:line-break/></text:span>麥<text:span text:style-name="T2">: </text:span>你是要說什麼<text:span text:style-name="T2">,</text:span>要不要就直接講重點<text:span text:style-name="T2">.<text:line-break/><text:line-break/></text:span>黑<text:span text:style-name="T2">: </text:span>你聽我說<text:span text:style-name="T2">,</text:span>我現在就是要跟你講重點<text:span text:style-name="T2">...(</text:span>省略大約<text:span text:style-name="T2">10</text:span>分鐘的贅語<text:span text:style-name="T2">),...</text:span>那天<text:span text:style-name="T2">,</text:span>我差不多睡了<text:span text:style-name="T2">,</text:span>我不是說天氣有點冷嗎<text:span text:style-name="T2">? </text:span>我門就把它帶上<text:span text:style-name="T2">.<text:line-break/><text:line-break/></text:span>麥<text:span text:style-name="T2">: </text:span>然後呢<text:span text:style-name="T2">?<text:line-break/><text:line-break/></text:span>黑<text:span text:style-name="T2">: </text:span>結果<text:span text:style-name="T2">,</text:span>我太太不睡覺<text:span text:style-name="T2">,</text:span>在樓下玩線上遊戲<text:span text:style-name="T2">,</text:span>玩那一種<text:span text:style-name="T2">...<text:line-break/><text:line-break/></text:span>麥<text:span text:style-name="T2">: </text:span>好<text:span text:style-name="T2">,</text:span>我知道<text:span text:style-name="T2">,</text:span>就是在打電動<text:span text:style-name="T2">,</text:span>然後呢<text:span text:style-name="T2">?<text:line-break/><text:line-break/></text:span>黑<text:span text:style-name="T2">: </text:span>我準備要睡了<text:span text:style-name="T2">,</text:span>頭有點暈暈<text:span text:style-name="T2">,</text:span>你知道嗎<text:span text:style-name="T2">? </text:span>就是已經有睡意那種感覺<text:span text:style-name="T2">...</text:span>那時候大約是民國<text:span text:style-name="T2"><text:line-break/><text:line-break/></text:span>麥<text:span text:style-name="T2">: </text:span>我知道<text:span text:style-name="T2">,</text:span>民國<text:span text:style-name="T2">87</text:span>年<text:span text:style-name="T2">,</text:span>然後呢<text:span text:style-name="T2">?<text:line-break/><text:line-break/></text:span>黑<text:span text:style-name="T2">: </text:span>我想說先看個書再睡<text:span text:style-name="T2">,</text:span>看一本<text:span text:style-name="T2">...</text:span>那什麼書名<text:span text:style-name="T2">...</text:span>我一下子記不起來<text:span text:style-name="T2">...</text:span>嗯<text:span text:style-name="T2">,</text:span>我想一下<text:span text:style-name="T2">.<text:line-break/><text:line-break/></text:span>麥<text:span text:style-name="T2">: </text:span>沒關係<text:span text:style-name="T2">,</text:span>不用管書名<text:span text:style-name="T2">. </text:span>然後呢<text:span text:style-name="T2">?<text:line-break/><text:line-break/></text:span>黑<text:span text:style-name="T2">: </text:span>我已經睡了<text:span text:style-name="T2">,</text:span>但我也不確定有沒有真的睡<text:span text:style-name="T2">. </text:span>我太太就推門進來<text:span text:style-name="T2">,</text:span>很大聲<text:span text:style-name="T2">,</text:span>我嚇一跳<text:span text:style-name="T2">.<text:line-break/><text:line-break/></text:span>麥<text:span text:style-name="T2">: </text:span>然後呢<text:span text:style-name="T2">?<text:line-break/><text:line-break/></text:span>黑<text:span text:style-name="T2">: </text:span>就是想到這件事<text:span text:style-name="T2">,</text:span>她每次開門都很大聲<text:span text:style-name="T2">,</text:span>我都會嚇到<text:span text:style-name="T2">.<text:line-break/><text:line-break/></text:span>麥<text:span text:style-name="T2">: </text:span>這部份你得自己跟你太太溝通<text:span text:style-name="T2">.<text:line-break/><text:line-break/></text:span>黑<text:span text:style-name="T2">: </text:span>我知道我知道<text:span text:style-name="T2">,</text:span>這個我知道<text:span text:style-name="T2">. </text:span>我是想說你藥量太輕<text:span text:style-name="T2">,</text:span>每次她開門進來我就醒了<text:span text:style-name="T2">.<text:line-break/><text:line-break/></text:span>麥<text:span text:style-name="T2">: </text:span>所以你希望藥量加重<text:span text:style-name="T2">?<text:line-break/><text:line-break/></text:span>黑<text:span text:style-name="T2">: </text:span>嗯<text:span text:style-name="T2">,</text:span>但我都只吃你開的一半<text:span text:style-name="T2">.<text:line-break/><text:line-break/></text:span>麥<text:span text:style-name="T2">: </text:span>那你是希望加藥還是減藥<text:span text:style-name="T2">?<text:line-break/><text:line-break/></text:span>黑<text:span text:style-name="T2">: </text:span>我要好好睡<text:span text:style-name="T2">,</text:span>但是你那個藥太強了<text:span text:style-name="T2">,</text:span>我吃一顆我太太進來我都不知道<text:span text:style-name="T2">.<text:line-break/><text:line-break/></text:span>麥<text:span text:style-name="T2">: </text:span>你是希望知道或不知道<text:span text:style-name="T2">? </text:span>你不是說她會把你吵醒<text:span text:style-name="T2">?<text:line-break/><text:line-break/></text:span>黑<text:span text:style-name="T2">: </text:span>對啊<text:span text:style-name="T2">,</text:span>但你不能開太重的藥啊<text:span text:style-name="T2">,</text:span>她進門來我不能不知道啊<text:span text:style-name="T2">.<text:line-break/><text:line-break/></text:span>麥<text:span text:style-name="T2">: </text:span>那你就吃半顆<text:span text:style-name="T2">.<text:line-break/><text:line-break/></text:span>黑<text:span text:style-name="T2">: </text:span>吃半顆怎麼夠<text:span text:style-name="T2">? </text:span>每次她一進來就把我吵醒<text:span text:style-name="T2">.<text:line-break/><text:line-break/></text:span>麥<text:span text:style-name="T2">: </text:span>你是希望被吵醒還是不要被吵醒<text:span text:style-name="T2">?<text:line-break/><text:line-break/></text:span>黑<text:span text:style-name="T2">: </text:span>一個人不睡覺怎麼行<text:span text:style-name="T2">? </text:span>我白天都很沒精神<text:span text:style-name="T2">,</text:span>晚上都兩點就醒了<text:span text:style-name="T2">,</text:span>她一進來我就醒了<text:span text:style-name="T2">.<text:line-break/><text:line-break/></text:span>麥<text:span text:style-name="T2">: </text:span>那你就吃一顆<text:span text:style-name="T2">.<text:line-break/><text:line-break/></text:span>黑<text:span text:style-name="T2">: </text:span>吃一顆怎麼行<text:span text:style-name="T2">? </text:span>如果都睡到連她進來我都不知道<text:span text:style-name="T2">,</text:span>如果是小偷進來或火災<text:span text:style-name="T2">,</text:span>你要賠償我的損失嗎<text:span text:style-name="T2">?<text:line-break/><text:line-break/></text:span>麥<text:span text:style-name="T2">: ....(</text:span>一時無語<text:span text:style-name="T2">) </text:span>我沒意見<text:span text:style-name="T2">,</text:span>你自己看要吃一顆或半顆<text:span text:style-name="T2">.<text:line-break/><text:line-break/></text:span>黑<text:span text:style-name="T2">: </text:span>這當然是要問你專家的意見<text:span text:style-name="T2">.<text:line-break/><text:line-break/></text:span>麥<text:span text:style-name="T2">: </text:span>我沒意見<text:span text:style-name="T2">,</text:span>隨便你怎麼吃<text:span text:style-name="T2">,</text:span>一顆或半顆都可以<text:span text:style-name="T2">.<text:line-break/><text:line-break/></text:span>黑<text:span text:style-name="T2">: </text:span>哪有人吃到一顆的<text:span text:style-name="T2">,</text:span>我小孩在台積電<text:span text:style-name="T2">,</text:span>他很優秀<text:span text:style-name="T2">,</text:span>最近他們主管還誇獎他<text:span text:style-name="T2">..<text:line-break/><text:line-break/></text:span>麥<text:span text:style-name="T2">: </text:span>你就看要吃一顆或半顆都可以<text:span text:style-name="T2">,</text:span>我的意見是這樣<text:span text:style-name="T2">.<text:line-break/><text:line-break/></text:span>黑<text:span text:style-name="T2">: </text:span>不行啦<text:span text:style-name="T2">,</text:span>這樣不行<text:span text:style-name="T2">,</text:span>我吃一顆<text:span text:style-name="T2">,</text:span>如果我的小孩從新竹回來<text:span text:style-name="T2">,</text:span>他在台積電<text:span text:style-name="T2">,</text:span>最近可能會升職<text:span text:style-name="T2">,</text:span>他回來也會開鐵門<text:span text:style-name="T2">,</text:span>你不要讓我吃藥吃到死死的<text:span text:style-name="T2">,</text:span>連小孩回來也不知道<text:span text:style-name="T2">.<text:line-break/><text:line-break/></text:span>麥<text:span text:style-name="T2">: </text:span>好<text:span text:style-name="T2">,</text:span>那你就吃半顆<text:span text:style-name="T2">,</text:span>就這樣<text:span text:style-name="T2">.<text:line-break/><text:line-break/></text:span>黑<text:span text:style-name="T2">: </text:span>半顆<text:span text:style-name="T2">? </text:span>半顆就不會睡得死死的<text:span text:style-name="T2">? </text:span>死死暈暈過去不知道要起來<text:span text:style-name="T2">.<text:line-break/><text:line-break/></text:span>麥<text:span text:style-name="T2">: </text:span>你不是說半顆太輕<text:span text:style-name="T2">?<text:line-break/><text:line-break/></text:span>黑<text:span text:style-name="T2">: </text:span>我太太推門很大聲<text:span text:style-name="T2">,</text:span>我就一兩點醒來就睡不著了<text:span text:style-name="T2">,</text:span>這是劑量太輕還是太強<text:span text:style-name="T2">? </text:span>是不是太強產生副作用<text:span text:style-name="T2">,</text:span>我越想就越擔心<text:span text:style-name="T2">. </text:span>有個中醫叫我不要吃這種藥<text:span text:style-name="T2">,</text:span>說會變笨<text:span text:style-name="T2">.<text:line-break/><text:line-break/></text:span>麥<text:span text:style-name="T2">: </text:span>我沒意見<text:span text:style-name="T2">. </text:span>你想吃就吃<text:span text:style-name="T2">,</text:span>不會變笨<text:span text:style-name="T2">.<text:line-break/><text:line-break/></text:span>黑<text:span text:style-name="T2">: </text:span>那我請教你<text:span text:style-name="T2">,</text:span>民國<text:span text:style-name="T2">87</text:span>年的事<text:span text:style-name="T2">,</text:span>為什麼我都還記得<text:span text:style-name="T2">? </text:span>是不是嚇到<text:span text:style-name="T2">? </text:span>所以變成失眠<text:span text:style-name="T2">? </text:span>這個吃什麼保健食品有用<text:span text:style-name="T2">? </text:span>還是要去收驚<text:span text:style-name="T2">?<text:line-break/><text:line-break/></text:span>麥<text:span text:style-name="T2">: </text:span>我只會開藥<text:span text:style-name="T2">,</text:span>其它的我不懂<text:span text:style-name="T2">.<text:line-break/><text:line-break/></text:span>黑<text:span text:style-name="T2">: </text:span>民國<text:span text:style-name="T2">87</text:span>年那一年<text:span text:style-name="T2">,</text:span>大約是<text:span text:style-name="T2">....<text:line-break/><text:line-break/></text:span>麥<text:span text:style-name="T2">: </text:span>好<text:span text:style-name="T2">,</text:span>你去拿藥吧<text:span text:style-name="T2">.<text:line-break/><text:line-break/></text:span>黑<text:span text:style-name="T2">: </text:span>那我是要吃幾顆<text:span text:style-name="T2">?<text:line-break/><text:line-break/></text:span>麥<text:span text:style-name="T2">: </text:span>我講有用嗎<text:span text:style-name="T2">? </text:span>你不是都會自己調藥<text:span text:style-name="T2">? </text:span>我的意見是吃一顆<text:span text:style-name="T2">.<text:line-break/><text:line-break/></text:span>黑<text:span text:style-name="T2">: </text:span>你剛才不是說吃半顆<text:span text:style-name="T2">?<text:line-break/><text:line-break/></text:span>麥<text:span text:style-name="T2">: </text:span>我是說如果你擔心小偷或火災會起不來那你就吃半顆<text:span text:style-name="T2">.<text:line-break/><text:line-break/></text:span>黑<text:span text:style-name="T2">: </text:span>吃半顆根本不能睡<text:span text:style-name="T2">/<text:line-break/><text:line-break/></text:span>麥<text:span text:style-name="T2">: </text:span>那你就吃一顆<text:span text:style-name="T2">.<text:line-break/><text:line-break/></text:span>黑<text:span text:style-name="T2">: </text:span>哪有人這樣講<text:span text:style-name="T2">,</text:span>本來不能睡也不能說讓我死死昏昏過去<text:span text:style-name="T2">,</text:span>萬一家裏發生什麼事你要負責嗎<text:span text:style-name="T2">? <text:line-break/><text:line-break/></text:span>麥<text:span text:style-name="T2">: </text:span>好<text:span text:style-name="T2">,</text:span>那你自己決定看要吃一顆或半顆<text:span text:style-name="T2">?<text:line-break/><text:line-break/></text:span>黑<text:span text:style-name="T2">: </text:span>我不能吃到一顆<text:span text:style-name="T2">,</text:span>我小孩在台績電<text:span text:style-name="T2">,</text:span>他是南一中畢業的<text:span text:style-name="T2">...</text:span>很優秀<text:span text:style-name="T2">. </text:span>他有時放假從新竹開車回來都已經晚上十一二點<text:span text:style-name="T2">...<text:line-break/><text:line-break/></text:span>麥<text:span text:style-name="T2">: </text:span>好<text:span text:style-name="T2">,</text:span>我知道<text:span text:style-name="T2">,</text:span>他很優秀<text:span text:style-name="T2">,</text:span>進台績電不簡單<text:span text:style-name="T2">.<text:line-break/><text:line-break/></text:span>黑<text:span text:style-name="T2">: </text:span>我如果睡到死死昏昏去<text:span text:style-name="T2">,</text:span>萬一<text:span text:style-name="T2">....<text:line-break/><text:line-break/></text:span>麥<text:span text:style-name="T2">: </text:span>好<text:span text:style-name="T2">,</text:span>那你自己決定好嗎<text:span text:style-name="T2">,</text:span>你去拿藥吧<text:span text:style-name="T2">.<text:line-break/><text:line-break/></text:span>黑<text:span text:style-name="T2">: </text:span>另外我想要請教你<text:span text:style-name="T2">...</text:span>大約民國<text:span text:style-name="T2">90....<text:line-break/><text:line-break/>(</text:span>故事未完<text:span text:style-name="T2">,</text:span>還很長<text:span text:style-name="T2">,</text:span>不過情節和對白都類似<text:span text:style-name="T2">. </text:span>老天爺知道我的耐心不好<text:span text:style-name="T2">,</text:span>所以要訓練我的耐心<text:span text:style-name="T2">.)</text:span></text:p>
      <text:p text:style-name="P1"><text:span text:style-name="T3">陳真</text:span><text:s/>  |  2013.09.12 13:16   |   <text:a xlink:type="simple" xlink:href="http://palinfo.habago.org/Entry?Command=Information_PrintForum&amp;iPage=466#FORUM32027"><text:span text:style-name="T1">#</text:span></text:a></text:p>
      <text:p text:style-name="P2"><text:span text:style-name="T2">(</text:span>續<text:span text:style-name="T2">)<text:line-break/><text:line-break/></text:span>我常納悶一件事<text:span text:style-name="T2">:<text:line-break/><text:line-break/></text:span>有句話說<text:span text:style-name="T2">: </text:span>不吐不快<text:span text:style-name="T2">. </text:span>當你心裏有個說法不說很難受時<text:span text:style-name="T2">,</text:span>你就會想把它說出來<text:span text:style-name="T2">. </text:span>可是<text:span text:style-name="T2">,</text:span>如果你心裏只是一些有說等於沒說的傻話時<text:span text:style-name="T2">,</text:span>你努力寫一堆什麼放砝碼上去時不要太用力但也不要不用力<text:span text:style-name="T2">,</text:span>採集樣本時不要採太多但也不要採太少<text:span text:style-name="T2">,</text:span>究竟有何意義可言<text:span text:style-name="T2">?<text:line-break/><text:line-break/></text:span>我能體會<text:span text:style-name="T2">,</text:span>當我心裏沒什麼重要的話想說時<text:span text:style-name="T2">,</text:span>我就保持沉默<text:span text:style-name="T2">,</text:span>但我無法體會為何市面上那麼多名嘴那麼多沒文化的文化人<text:span text:style-name="T2">,</text:span>他們明明腦袋空空沒啥想法<text:span text:style-name="T2">,</text:span>為何說個不停寫個不停<text:span text:style-name="T2">? <text:line-break/><text:line-break/></text:span>更讓人不解的是<text:span text:style-name="T2">: </text:span>為什麼有那麼多也許比這些傻蛋還更傻的人竟然熱烈閱讀著這些傻文<text:span text:style-name="T2">.</text:span>他們難道真的笨到連基本好壞都不會判斷<text:span text:style-name="T2">? </text:span></text:p>
      <text:p text:style-name="P1"><text:span text:style-name="T3">陳真</text:span><text:s/>  |  2013.09.12 12:40   |   <text:a xlink:type="simple" xlink:href="http://palinfo.habago.org/Entry?Command=Information_PrintForum&amp;iPage=466#FORUM32026"><text:span text:style-name="T1">#</text:span></text:a></text:p>
      <text:p text:style-name="P3">高中時有個物理老師很幽默<text:span text:style-name="T2">,</text:span>他說<text:span text:style-name="T2">,</text:span>考試問答題不會寫也千萬不要空白<text:span text:style-name="T2">,</text:span>他說<text:span text:style-name="T2">,</text:span>再笨也要知道怎麼瞎掰<text:span text:style-name="T2">,</text:span>改考卷的老師看你這麼有誠意<text:span text:style-name="T2">,</text:span>也許就會給你一點分數<text:span text:style-name="T2">.<text:line-break/><text:line-break/></text:span>他說<text:span text:style-name="T2">,</text:span>你可以寫說<text:span text:style-name="T2">,</text:span>做實驗時<text:span text:style-name="T2">,</text:span>手要洗乾淨<text:span text:style-name="T2">,</text:span>才不會影響數據<text:span text:style-name="T2">,</text:span>同時在放砝碼上去時<text:span text:style-name="T2">,</text:span>不要放得太用力<text:span text:style-name="T2">,</text:span>但也不要放得太輕<text:span text:style-name="T2">,</text:span>萬一不小心天平整個掉下來會影響整個實驗結果<text:span text:style-name="T2">.<text:line-break/><text:line-break/></text:span>他舉了好多廢話<text:span text:style-name="T2">,</text:span>簡單說就是做實驗要小心<text:span text:style-name="T2">,</text:span>所有細節都要注意到<text:span text:style-name="T2">. <text:line-break/><text:line-break/></text:span>我看秉叡貼的這傻文差不多就是這樣<text:span text:style-name="T2">,</text:span>作者要講的其實一句廢話就講完了<text:span text:style-name="T2">: </text:span>所有相關人士的責任和心態與言行表現都要探討<text:span text:style-name="T2">.<text:line-break/><text:line-break/></text:span>這不是傻文<text:span text:style-name="T2">,</text:span>什麼是傻文<text:span text:style-name="T2">. <text:line-break/><text:line-break/></text:span>同學你可以把我的評論意見轉貼過去沒關係<text:span text:style-name="T2">,</text:span>免得說我在背後罵人寫傻文<text:span text:style-name="T2">. </text:span>我能了解這類腦袋空空有說等於沒說的傻文在台灣多得是<text:span text:style-name="T2">,</text:span>但卻往往具有很多讀者的擁戴<text:span text:style-name="T2">.<text:line-break/><text:line-break/></text:span>下次各位同學考試若不會寫也千萬不要放棄<text:span text:style-name="T2">,</text:span>你就照這種有說等於沒說的傻文模式去寫<text:span text:style-name="T2">,</text:span>最後結論再高喊一聲公民萬歲的口號<text:span text:style-name="T2">,</text:span>若遇到個一樣傻的改考卷老師說不定還給你高分呢<text:span text:style-name="T2">.</text:span></text:p>
      <text:p text:style-name="P1"><text:span text:style-name="T3">陳真</text:span><text:s/>  |  2013.09.12 00:20   |   <text:a xlink:type="simple" xlink:href="http://palinfo.habago.org/Entry?Command=Information_PrintForum&amp;iPage=466#FORUM32025"><text:span text:style-name="T1">#</text:span></text:a></text:p>
      <text:p text:style-name="P2">我沒細看<text:span text:style-name="T2">,</text:span>瞄一下就知道是篇傻文<text:span text:style-name="T2">,</text:span>什麼公民不公民的<text:span text:style-name="T2">.</text:span></text:p>
      <text:p text:style-name="P1"><text:span text:style-name="T3">秉叡</text:span><text:s/>  |  2013.09.11 21:10   |   <text:a xlink:type="simple" xlink:href="http://palinfo.habago.org/Entry?Command=Information_PrintForum&amp;iPage=466#FORUM32024"><text:span text:style-name="T1">#</text:span></text:a></text:p>
      <text:p text:style-name="P3">一篇蠻客觀的文章，蠻好奇接下來整個事件的走向會如何。<text:span text:style-name="T2"><text:line-break/><text:line-break/></text:span>＝＝＝＝＝＝＝＝＝＝＝＝＝＝＝＝＝＝＝＝＝＝＝<text:span text:style-name="T2"><text:line-break/>http://mhperng.blogspot.tw/2013/09/blog-post_10.html?m=1<text:line-break/>2013</text:span>年<text:span text:style-name="T2">9</text:span>月<text:span text:style-name="T2">10</text:span>日星期二<text:span text:style-name="T2"><text:line-break/><text:line-break/></text:span>如何看「九月大戲」<text:span text:style-name="T2"><text:line-break/></text:span>這齣劇的戲碼不能叫「馬王鬥」，應該叫做「大亂鬥」──馬王鬥是藥引子，底下百家爭權，沒本事的人才把它拿到檯面上演演得轟轟烈烈，有本事的人鴨子滑水，全在私底下作業。王金平的機場記者會只是大家看得到的部份，誰知道他上飛機前打過多少電話，接到過多少電話？誰知道國民黨考紀會裡有多少人已經收到兩陣營發動的關切電話和施壓電話？誰知道國民黨內「本土派」跟民進黨高層有過多少電話？決定時勢發展的不是我們在電視、報紙上看到的部份，而是我們看不到、聽不到的部份。<text:span text:style-name="T2"><text:line-break/></text:span>先說是非，再說政治效應。<text:span text:style-name="T2"><text:line-break/><text:line-break/></text:span>首先，這次的事件是是非非分成許多層次和面向，甚至彼此矛盾；但必須一碼歸一碼，清清楚楚一條罪一條罪地判，不要一罪抵一罪地便宜了事，更不可以功過相抵，「事緩則圓」地扯爛污。馬英九對王金平開鍘，不能因為這樣子讓你爽，就不去計較他紊亂憲政體制；反過來說，不能因為馬英九跟特偵組紊亂體制，就不問是非地饒了王金平和柯建銘。絕不能因為馬英九該打<text:span text:style-name="T2">50</text:span>大板，王金平也該打<text:span text:style-name="T2">50</text:span>大板，就兩相抵銷，最後人民又是惟一的輸家跟冤大頭。寧可王金平坐牢，馬英九跟著坐牢，人民省掉他們兩個以後的各種禮遇費。<text:span text:style-name="T2"><text:line-break/></text:span>其次，王金平是有打電話，法律上算不算關說讓學法的人去講；要說對價關係，只要在預算審查的敏感時機打電給行政機關首長，誰會笨到聽不懂「關切」電話的「弦外之音，言外之意」？這不就是對價？（嗯！馬英九突然腦金開竅了！）法律上有沒有「對價的具體事實」是一回子事，實質上有沒有威脅到行政機關是另一回子事，這是兩碼子事，不該當作一回子事來談。觸法則法辦，未觸法而有實質上的關說或對價「效果」，或舉止不當，就該想其他辦法適當地解決或處分。不可以說「因為沒觸法，所以就沒有政治責任」。<text:span text:style-name="T2"><text:line-break/></text:span>所以，如果馬英九紊亂憲政體制，那就罵馬英九紊亂憲政體制，但不可以因此不去問王金平該負什麼責任；王金平如果沒有違法，就該說他沒有違法，但不能因此就不去追究他的動作實質上是否會發生等同於關說的對價效果或者該不該負政治責任。<text:span text:style-name="T2"><text:line-break/></text:span>還有，是非歸是非，政治現實歸政治現實。洪秀柱到機場，手老是伸到王金平身邊，狀似親切，實際上旁邊的人鼓掌時她幾乎都不鼓掌──王金平鬥輸好處歸她，王金平鬥贏她也不得罪任何一人。這樣的人上台不一定比王金平更好，但也不能因為這樣就饒過王金平。<text:span text:style-name="T2"><text:line-break/></text:span>同時，我們要清楚地看所有政治人物在這一系列事件裡如何表態。蔡英文和蘇貞昌都只敢罵馬英九而不敢提王金平和柯建銘，你現在可以說是因為事實還沒全盤了解所以他們態度審慎，但是如果他們以後一直都不去碰觸王金平和柯建銘的責任問題，那就表示選蔡英文或蘇貞昌當總統，跟選個國民黨的王八蛋當總統沒太大差別。<text:span text:style-name="T2"><text:line-break/></text:span>假如民進黨一直把矛頭對著國民黨和特偵組，而一直逃避王金平和柯建銘的責任問題，那就表示王金平<text:span text:style-name="T2"><text:s/>and/or </text:span>柯建銘在民進黨內的利益勾結盤根錯節到多麼深廣，以及「政黨惡鬥」這個詞是多麼地虛假、不實和作秀。<text:span text:style-name="T2"><text:line-break/></text:span>這一場政爭可以引發國民黨內的內鬥而鬥垮馬英九的接班人（甚至馬英九自己），使得國民黨重新團結在腐敗的力量裡；也可以是國民黨內鬥後表面上馬英九勝利，並且把自己的人安插到立法院長寶座去操作立法院，變成後李登輝時代唯一掌控黨政軍與五院的實質獨裁者；也可以是國民黨分裂後讓民進黨有<text:span text:style-name="T2">2016</text:span>的執政機會，也可以是國民黨的分裂導致民進黨的內鬥白熱化（<text:span text:style-name="T2">2016</text:span>卡位戰提前上演）和分裂，以致授與第三黨影響政局的更大空間，也可以是兩黨內鬥後抖出更多政治上的醜陋，讓公民對台灣的事實有更深入的了解。<text:span text:style-name="T2">……</text:span>我還沒說完，也說不完，大家耐心觀察與學習吧。<text:span text:style-name="T2"><text:line-break/><text:line-break/></text:span>政黨的輸贏不是重點，公民的輸贏才是唯一的重點。</text:p>
      <text:p text:style-name="P1"><text:span text:style-name="T3">陳真</text:span><text:s/>  |  2013.09.11 20:19   |   <text:a xlink:type="simple" xlink:href="http://palinfo.habago.org/Entry?Command=Information_PrintForum&amp;iPage=466#FORUM32023"><text:span text:style-name="T1">#</text:span></text:a></text:p>
      <text:p text:style-name="P2">我想過物種有別這件事<text:span text:style-name="T2">,</text:span>得出一個結論仍然是有關於地心引力<text:span text:style-name="T2">. </text:span>簡單說<text:span text:style-name="T2">,</text:span>有一種人看行為<text:span text:style-name="T2">,</text:span>講規矩<text:span text:style-name="T2">,</text:span>另外一種人憑感覺<text:span text:style-name="T2">,</text:span>講氣味<text:span text:style-name="T2">,</text:span>不看地面上的事<text:span text:style-name="T2">. <text:line-break/><text:line-break/></text:span>狗就是這樣<text:span text:style-name="T2">,</text:span>阿憨出門<text:span text:style-name="T2">,</text:span>遠遠看到有些狗牠就要衝過去打架<text:span text:style-name="T2">,</text:span>人家又沒惹到牠<text:span text:style-name="T2">,</text:span>但有時看到其他狗<text:span text:style-name="T2">,</text:span>卻是衝過去聞對方屁股<text:span text:style-name="T2">,</text:span>同時遞上自己的屁股給對方聞<text:span text:style-name="T2">,</text:span>含情默默表愛意<text:span text:style-name="T2">. </text:span>這裏頭究竟是根據什麼標準<text:span text:style-name="T2">,</text:span>何以有的為敵<text:span text:style-name="T2">,</text:span>有的表愛慕<text:span text:style-name="T2">,</text:span>恐怕也只有當你成為一條狗才知道<text:span text:style-name="T2">. <text:line-break/><text:line-break/></text:span>唯一能確定的是<text:span text:style-name="T2">,</text:span>狗之好惡應該不是根據立場顏色<text:span text:style-name="T2">,</text:span>不是根據任何意識形態<text:span text:style-name="T2">,</text:span>當然更不會是看對方的學經歷或有沒有出國比賽<text:span text:style-name="T2">.<text:line-break/><text:line-break/></text:span>憑感覺講味道者<text:span text:style-name="T2">,</text:span>因屬空靈<text:span text:style-name="T2">,</text:span>故不看行為面<text:span text:style-name="T2">. </text:span>交友結夥不需要調查你有無前科<text:span text:style-name="T2">,</text:span>沒有前科也好<text:span text:style-name="T2">,</text:span>有前科更好<text:span text:style-name="T2">;</text:span>當然也不用查閱你的學經歷<text:span text:style-name="T2">,</text:span>更不會上網去<text:span text:style-name="T2">google</text:span>你<text:span text:style-name="T2">,</text:span>藉以來增加對你的了解<text:span text:style-name="T2">. </text:span>一個朋友<text:span text:style-name="T2">,</text:span>如果會去<text:span text:style-name="T2">googe</text:span>你<text:span text:style-name="T2">,</text:span>這種人在我看來都不會是朋友<text:span text:style-name="T2">,</text:span>應屬人類<text:span text:style-name="T2">,</text:span>非我獸類<text:span text:style-name="T2">,</text:span>八字不合的<text:span text:style-name="T2">.<text:line-break/><text:line-break/></text:span>地面是一個世界<text:span text:style-name="T2">,</text:span>外太空又是一個<text:span text:style-name="T2">. </text:span>兩種世界觀或兩種味道觀<text:span text:style-name="T2">,</text:span>涉及一個字叫<text:span text:style-name="T2"><text:s/>metaphor. </text:span>在人類的世界<text:span text:style-name="T2">,</text:span>我常講話必須很小心<text:span text:style-name="T2">,</text:span>因為獸語很容易被誤解成人話<text:span text:style-name="T2">. </text:span>獸語如詩<text:span text:style-name="T2">,</text:span>人類卻硬要做命題解<text:span text:style-name="T2">,</text:span>感覺很無奈<text:span text:style-name="T2">.<text:line-break/><text:line-break/></text:span>命題人士看事情採俯角<text:span text:style-name="T2">,</text:span>看腰帶以下<text:span text:style-name="T2">,</text:span>他彷彿沒法理解離地三尺的事<text:span text:style-name="T2">. </text:span>在命題人士的心中<text:span text:style-name="T2">,</text:span>似乎存在著一條一條有關對錯好壞的命題<text:span text:style-name="T2">,</text:span>若有違反便予以扣分<text:span text:style-name="T2">.<text:line-break/><text:line-break/></text:span>這些命題人士常把我當股票看<text:span text:style-name="T2">,</text:span>彷彿我有著某種起起落落的行情有待觀察其基本面籌碼面等等等來給予買進或賣出的評價<text:span text:style-name="T2">. </text:span>比方說我只要寫出操你媽這樣一種有違倫常的不良話語<text:span text:style-name="T2">,</text:span>我就會被扣分<text:span text:style-name="T2">,</text:span>反之我若說出漂亮話或做出獲得主流掌聲的事<text:span text:style-name="T2">,</text:span>我就會被抬高價碼<text:span text:style-name="T2">. <text:line-break/><text:line-break/></text:span>黨外時代<text:span text:style-name="T2">,</text:span>同志總是把我描述成人格者<text:span text:style-name="T2">, </text:span>善良<text:span text:style-name="T2">,</text:span>勇敢<text:span text:style-name="T2">,</text:span>熱情<text:span text:style-name="T2">,</text:span>無私<text:span text:style-name="T2">,</text:span>純潔<text:span text:style-name="T2">,</text:span>簡直就是完美的化身<text:span text:style-name="T2">. </text:span>但自從<text:span text:style-name="T2">1998</text:span>年之後我不再相信這個黨<text:span text:style-name="T2">,</text:span>我便成為彷彿十惡不赦的壞人<text:span text:style-name="T2">,</text:span>造謠抹黑白白布硬要染到黑<text:span text:style-name="T2">.<text:line-break/><text:line-break/></text:span>命題人士相當重視行為<text:span text:style-name="T2">,</text:span>相信立場<text:span text:style-name="T2">,</text:span>彷彿行為或立場本身具有某種內在價值<text:span text:style-name="T2">,</text:span>獸類自然不會相信這個<text:span text:style-name="T2">. </text:span>我光是穿拖鞋一路啃甘蔗去一位優雅的朋友家裏作客<text:span text:style-name="T2">,</text:span>都能讓對方嚇得花容失色<text:span text:style-name="T2">. "Ohmygod! </text:span>你真的唸名校嗎<text:span text:style-name="T2">?"</text:span>朋友如是問<text:span text:style-name="T2">.<text:line-break/><text:line-break/></text:span>若是對於進步界的正人君子來說<text:span text:style-name="T2">,</text:span>若我告訴他們我是股市高手<text:span text:style-name="T2">,</text:span>我的道德光環恐怕會立即熄滅<text:span text:style-name="T2">,</text:span>就像股票一樣<text:span text:style-name="T2">,</text:span>我會馬上跌停板<text:span text:style-name="T2">. <text:line-break/><text:line-break/></text:span>不過這都是地面上人類常有的事<text:span text:style-name="T2">,</text:span>他們看待世界起起起伏伏很不確定<text:span text:style-name="T2">,</text:span>你沒法應付這些人<text:span text:style-name="T2">,</text:span>只能敬而遠之隨他們怎麼給你打分數<text:span text:style-name="T2">. <text:line-break/><text:line-break/></text:span>獸類看世界倒是很固定而且黑白分明<text:span text:style-name="T2">. </text:span>維根斯坦和<text:span text:style-name="T2">Kusturica</text:span>都說過一句話<text:span text:style-name="T2">,</text:span>他們說<text:span text:style-name="T2">: </text:span>我看世界是彩色的<text:span text:style-name="T2">,</text:span>但我看人卻是黑白<text:span text:style-name="T2">.<text:line-break/><text:line-break/></text:span>獸類既然憑感覺聞味道<text:span text:style-name="T2">,</text:span>今天讓你想吐的味道便永遠想吐<text:span text:style-name="T2">,</text:span>你做再多好事也沒用<text:span text:style-name="T2">,</text:span>行為表現完全合乎國民生活須知也沒用<text:span text:style-name="T2">,</text:span>味道是永恆的<text:span text:style-name="T2">. </text:span>很難想像我哪一天會突然尊敬或喜歡起比方說愛台人士或什麼親<text:span text:style-name="T2">x</text:span>學者<text:span text:style-name="T2">,</text:span>他們不管說什麼<text:span text:style-name="T2">,</text:span>其實就直接當做放屁就是了<text:span text:style-name="T2">. </text:span>但有些物種不一樣<text:span text:style-name="T2">,</text:span>他的叫聲<text:span text:style-name="T2">,</text:span>或高或低或悲或喜<text:span text:style-name="T2">,</text:span>總是會吸引你<text:span text:style-name="T2">.</text:span></text:p>
      <text:p text:style-name="P1"><text:span text:style-name="T3">陳真</text:span><text:s/>  |  2013.09.11 19:26   |   <text:a xlink:type="simple" xlink:href="http://palinfo.habago.org/Entry?Command=Information_PrintForum&amp;iPage=466#FORUM32022"><text:span text:style-name="T1">#</text:span></text:a></text:p>
      <text:p text:style-name="P3">我的黨外活動主要都在高雄<text:span text:style-name="T2">,</text:span>所以對高雄縣市的政治人事物知之甚詳<text:span text:style-name="T2">,30</text:span>年前我所知道的王金平<text:span text:style-name="T2">,</text:span>跟現在這個王金平始終一致<text:span text:style-name="T2">,</text:span>不管是作風或待人處世<text:span text:style-name="T2">,</text:span>完全沒變<text:span text:style-name="T2">. </text:span>這樣一種關說如果有問題<text:span text:style-name="T2">,</text:span>我敢保證所有政府機關和立法院等等等<text:span text:style-name="T2">,</text:span>全部得關門<text:span text:style-name="T2">,</text:span>也許只剩下總統府不用關<text:span text:style-name="T2">,</text:span>但裏頭恐怕只剩下一個不沾鍋馬英九<text:span text:style-name="T2">.<text:line-break/><text:line-break/></text:span>我自己也屬於不沾鍋<text:span text:style-name="T2">,</text:span>但我對於沾滿油污的鍋並沒有優越感<text:span text:style-name="T2">,</text:span>也不會想伸張什麼正義<text:span text:style-name="T2">,</text:span>他們只要別強迫我一起沾鍋就好<text:span text:style-name="T2">.<text:line-break/><text:line-break/></text:span>雖然覺得關說不應該<text:span text:style-name="T2">,</text:span>但是看到王金平被這樣公開像訓小孩一樣批評指教<text:span text:style-name="T2">,</text:span>不知道為什麼<text:span text:style-name="T2">,</text:span>心裏竟覺得有點難過<text:span text:style-name="T2">.<text:line-break/><text:line-break/></text:span>如果有人能逮到馬英九的任何一個小辮子或大紕漏<text:span text:style-name="T2">,</text:span>然後也能有個人同樣義正詞嚴把他訓導一番<text:span text:style-name="T2">,</text:span>我應該會很開心才對<text:span text:style-name="T2">.<text:line-break/><text:line-break/></text:span>人可以得理<text:span text:style-name="T2">,</text:span>但別得理不饒人<text:span text:style-name="T2">. </text:span>當理字不饒人時<text:span text:style-name="T2">,</text:span>我會寧可選擇站在無理的一方<text:span text:style-name="T2">.<text:line-break/><text:line-break/></text:span>但是<text:span text:style-name="T2">,</text:span>稍有一點政治常識的人也知道<text:span text:style-name="T2">,</text:span>王金平這下恐怕天下無敵了<text:span text:style-name="T2">. </text:span>下任總統也許要姓王了<text:span text:style-name="T2">.<text:line-break/><text:line-break/></text:span>陳真<text:span text:style-name="T2"><text:line-break/>==========<text:line-break/></text:span>王金平遭退黨<text:span text:style-name="T2"><text:s/></text:span>藍委：國民黨完蛋了<text:span text:style-name="T2"><text:line-break/><text:line-break/></text:span>針對王金平遭撤銷黨籍，國民黨立委陳根德悲痛直呼「國民黨完蛋了！」。<text:span text:style-name="T2"><text:line-break/><text:line-break/></text:span>〔本報訊〕針對立法院長王金平疑似涉入關說案，國民黨考紀會今上午決定撤銷王金平的黨籍，王將無法再擔任立法院長。對此，有民眾憤怒拿球棒砸毀國民黨服務站，國民黨立委陳根德更悲痛直呼「國民黨完蛋了！」</text:p>
      <text:p text:style-name="P4"/>
      <text:p text:style-name="P1"><text:span text:style-name="T3">鄭啟承</text:span><text:s/>  |  2013.09.11 17:45   |   <text:a xlink:type="simple" xlink:href="http://palinfo.habago.org/Entry?Command=Information_PrintForum&amp;iPage=467#FORUM32021"><text:span text:style-name="T1">#</text:span></text:a></text:p>
      <text:p text:style-name="P3">愛國是一種基因，不是一種立場或行為。愛國不是看你嘴巴上有沒有跟著喊口號，而是看你的血液溫度是不是容易上升。冷血動物和溫血動物雖然都是動物，也許還吃一樣的東西，但牠們有著本質上的不同，容易讓愛國基因發作而熱血沸騰或心灰意冷的東西，對另一種人來說除了厭惡，沒有任何生理上的刺激作用。<text:span text:style-name="T2"><text:line-break/><text:line-break/></text:span>不愛國不是說說而已，不是不把愛國掛在口邊或行為上不去做而已，你是什麼樣的種就是什麼樣的種，那些喜歡仇敵仇惡仇富仇東仇西的人，如果你真的有這麼多仇，這麼多恨，那你還是儘情發洩好了，以免身心失調。<text:span text:style-name="T2"><text:line-break/><text:line-break/></text:span>話雖如此，我還是相信上帝，相信善的力量，基因療法畢竟是可能的，至少像我這樣原始而愚昧的人都能夠認識善而懷疑起惡來，那麼惡終究會有它消失的一天。</text:p>
      <text:p text:style-name="P1"><text:span text:style-name="T3">鄭啟承</text:span><text:s/>  |  2013.09.11 17:17   |   <text:a xlink:type="simple" xlink:href="http://palinfo.habago.org/Entry?Command=Information_PrintForum&amp;iPage=467#FORUM32020"><text:span text:style-name="T1">#</text:span></text:a></text:p>
      <text:p text:style-name="P2">這一波侵略，不知還有多少愛國的美國人會支持<text:span text:style-name="T2">? </text:span>愛國的人，總是能替自己找到理由支持各種大小惡事。<text:span text:style-name="T2"><text:line-break/><text:line-break/></text:span>在我看，這世界上的人可以分為兩種，一種是愛國的人，一種是不愛國的人。這兩種人壁壘分明，活在完全不同的世界裡，如果演化論說得通，那必定有某個關鍵基因，將我們造成了兩種完全不同的人類。<text:span text:style-name="T2"><text:line-break/><text:line-break/></text:span>愛國只是個大概說法，愛鄉愛土愛黨愛民主愛台灣精神都屬此類。這類人，和另一類不愛國的人是十分格格不入的，也許他們說著同樣的語言，但其實就和人與獸一樣，有著不同的視力和聽力，世界長得完全不一樣。<text:span text:style-name="T2"><text:line-break/><text:line-break/></text:span>我應該是屬於不愛國的這一邊，我也曾努力想要愛國，年幼無知時總是順從長輩們的教導去愛這愛那，但努力畢竟只是徒勞，畢竟你愛的是長輩，卻不是長輩們愛的東西。<text:span text:style-name="T2"><text:line-break/><text:line-break/></text:span>愛國蒙蔽了我們的心。也許就和信教一樣，西方文化自古以來的優良傳統似乎就是發動戰爭，四處侵略，理由各異。但沒有這些龐大的信徒或愛國者支持，戰火如何能夠延燒<text:span text:style-name="T2">? </text:span>家破人亡的慘狀、孤兒寡母的哀號，抵不上一個所謂「信念」。沒有人不會為自己所作所為所想找一個善的理由，但我們卻也是不折不扣的劊子手。<text:span text:style-name="T2"><text:line-break/><text:line-break/></text:span>這其實不是個騙局，說到底我們可以選擇<text:span text:style-name="T2">(</text:span>如果有所選擇的話<text:span text:style-name="T2">)</text:span>。你是否能為殺人找到一個理由<text:span text:style-name="T2">?<text:line-break/><text:line-break/></text:span>生活周遭認識許多不凡的人，全是好人，甚至稱得上是好的藝術家或科學家，原本都是我所仰慕，但說也奇怪，再好的品性或美感，愛國者一旦接收到關鍵性訊號，往往整個人就走樣了，說話行事讓人不忍卒睹，原本給人的美好觀感一下子崩盤。就像所謂動物的某種生理性制約一樣，有些狗你丟根骨頭給牠，牠立刻就六親不認了，你得等牠吃完以後才能靠近。<text:span text:style-name="T2">(</text:span>若有人丟錢給我，大概也會有類似反應<text:span text:style-name="T2">)<text:line-break/><text:line-break/></text:span>與其說是一種失望，不如說是一種驚訝和無奈，因為這樣的失落一而再再而三地發生，成為一種常態。反之亦然，畢竟愛國者和不愛國者永遠都是不搭調的，許多親友原本對我抱持著美好的期待，以為外表純良如我，應該也理所當然會愛著美麗純良的台灣國土，但我似乎一再地讓他們失望或反感，人品差一點的對我充滿輕蔑和不屑，人品好一點的總是希望我回頭是岸，類似傳教者對著原始民族那樣盼著我早日覺醒，重抱心中該有的那份民族大愛，做一個堂堂正正的台灣人。<text:span text:style-name="T2"><text:line-break/><text:line-break/></text:span>藝術文明水平低的文化裡，似乎特別容易充斥愛國愛鄉愛土這類的東西，兩者呈反相關，愛國可說是一種低智商的表現，國又不是一個活生生的東西，有什麼好愛的呢？這樣一種虛幻的愛，無非是一種對人性中生物劣根性的操弄，滿足我們喜歡成群結隊、喜歡分敵我、喜歡同聲同氣的原始本性。<text:span text:style-name="T2"><text:line-break/><text:line-break/></text:span>愛國者除了智商低，容易被操弄以外，身上總是讓人感覺少了什麼東西，大概是對「人」的一種基本深刻情感吧<text:span text:style-name="T2">! </text:span>當你為了一根骨頭而興奮到六親不認的時候，大概也就什麼事都做得出來了。而當你什麼事都做得出來，就不再願意對人有所理解和憐憫。一個「信念」就算再怎麼正直，你若不和它保持點距離，說不定它就會讓你幹出很多壞事來。<text:span text:style-name="T2"><text:line-break/><text:line-break/></text:span>說起來演化還是需要些時間的，那些太早基因突變的，對愛國懷疑起來、甚至不愛國的人，自己最好還是小心點，否則你就得平白遭受各種鄙夷、唾棄和誤解，甚至是實質的傷害，畢竟愛國就是一種生態系法則，一種政治<text:span text:style-name="T2">”</text:span>環境壓力<text:span text:style-name="T2">”</text:span>，你的同伴都在樹上爬的時候，你卻嚮往著走下地面，那你的日子鐵定就不會太好受。<text:span text:style-name="T2"><text:line-break/><text:line-break/></text:span>想到敘利亞，想到連天戰火，想到聽說<text:span text:style-name="T2"><text:s/>Kusturica </text:span>被自己的塞爾維亞<text:span text:style-name="T2">”</text:span>同胞<text:span text:style-name="T2">”</text:span>所攻擊和傷害，不知道為什麼想到這邊來了。我說的其實和敘利亞沒什麼關係。古人不曉得，美國這些戰犯首腦和一幫戰爭的支持者可不是為了什麼愛不愛國而發動侵略，美國人也是，這年頭沒有什麼正直的劊子手了，說美國人因為愛國而發動侵略是太抬舉它了。</text:p>
      <text:p text:style-name="P1"><text:span text:style-name="T3">陳真</text:span><text:s/>  |  2013.09.11 15:54   |   <text:a xlink:type="simple" xlink:href="http://palinfo.habago.org/Entry?Command=Information_PrintForum&amp;iPage=467#FORUM32019"><text:span text:style-name="T1">#</text:span></text:a></text:p>
      <text:p text:style-name="P3">為了軍事侵略<text:span text:style-name="T2">,</text:span>瞎掰一堆謊言當藉口<text:span text:style-name="T2">,</text:span>當謊言與嫁禍伎倆拆穿<text:span text:style-name="T2">,</text:span>藉口沒了<text:span text:style-name="T2">,</text:span>還是要打<text:span text:style-name="T2">,</text:span>甚至敘利亞都已接受俄國提議<text:span text:style-name="T2">,</text:span>願意在聯合國監管下銷毀數量不及美國百萬分一威力的化武<text:span text:style-name="T2">,</text:span>歐巴馬這人渣還是要打<text:span text:style-name="T2">.<text:line-break/><text:line-break/></text:span>美國這樣一個邪惡血腥到爆的國家<text:span text:style-name="T2">,</text:span>竟然存在這地球上兩百年<text:span text:style-name="T2">,</text:span>無非是我們每個人的力量支撐其存在<text:span text:style-name="T2">. </text:span>他的邪惡和血腥<text:span text:style-name="T2">,</text:span>我們每個人手上免不了都得沾上一些<text:span text:style-name="T2">.<text:line-break/><text:line-break/></text:span>有一個喇嘛被中共關了十幾年<text:span text:style-name="T2">,</text:span>酷刑不斷<text:span text:style-name="T2">,</text:span>後來獲釋<text:span text:style-name="T2">,</text:span>見著達賴<text:span text:style-name="T2">. </text:span>達賴說您受苦了<text:span text:style-name="T2">. </text:span>那位喇嘛說<text:span text:style-name="T2">,</text:span>肉體的苦不算什麼<text:span text:style-name="T2">,</text:span>最大的苦是心中不斷揚升的恨<text:span text:style-name="T2">.<text:line-break/><text:line-break/></text:span>我對美國就是這樣一種感覺<text:span text:style-name="T2">,</text:span>有時我不禁像個阿<text:span text:style-name="T2">Q </text:span>那樣<text:span text:style-name="T2">,</text:span>幻想不只八國聯軍<text:span text:style-name="T2">,</text:span>而是<text:span text:style-name="T2">180</text:span>國聯軍<text:span text:style-name="T2">,</text:span>以其人之道還治其人之身<text:span text:style-name="T2">,</text:span>用壓倒性的戰火把美國變成人間地獄<text:span text:style-name="T2">,</text:span>哀鴻遍野<text:span text:style-name="T2">,</text:span>對它進行一切姦殺擄掠<text:span text:style-name="T2">,</text:span>並且用民主人權的美麗謊言來包裝這一切惡行<text:span text:style-name="T2">.<text:line-break/><text:line-break/></text:span>我知道一個人不該有這種念頭<text:span text:style-name="T2">,</text:span>因為如果我們以眼還眼<text:span text:style-name="T2">,</text:span>以牙還牙<text:span text:style-name="T2">,</text:span>我們所曾經遭受的痛苦都將失去意義<text:span text:style-name="T2">,</text:span>我們將成為撒旦的子民<text:span text:style-name="T2">,</text:span>淪為他們的一份子<text:span text:style-name="T2">. <text:line-break/><text:line-break/></text:span>但是<text:span text:style-name="T2">,</text:span>邪惡總是會招來仇恨<text:span text:style-name="T2">. </text:span>仇恨是令人痛苦的事<text:span text:style-name="T2">,</text:span>勝過肉體之痛<text:span text:style-name="T2">. </text:span>但要壓制仇恨並不容易<text:span text:style-name="T2">,</text:span>特別是當惡魔橫行無阻誰也攔不住時<text:span text:style-name="T2">.<text:line-break/><text:line-break/></text:span>陳真<text:span text:style-name="T2"><text:line-break/>============<text:line-break/><text:line-break/></text:span>歐巴馬全國演說：敘利亞對美國國家安全形成威脅<text:span text:style-name="T2"><text:line-break/><text:line-break/></text:span>中廣<text:span text:style-name="T2"><text:s/></text:span>謝佐人<text:span text:style-name="T2"><text:s/>2013</text:span>年<text:span text:style-name="T2">09</text:span>月<text:span text:style-name="T2">11</text:span>日<text:span text:style-name="T2"><text:s/>13:05 <text:line-break/><text:line-break/></text:span>美國總統「歐巴馬」<text:span text:style-name="T2">(</text:span>台北時間<text:span text:style-name="T2">)</text:span>今天早上，發表對全國電視演說，闡明美國針對敘利亞使用化學武器的因應政策；他指出，儘管各方積極以外交斡旋，以取代軍事攻擊，但他強調，敘利亞政府的作為對美國國家安全利益已形成威脅。<text:span text:style-name="T2">(</text:span>謝佐人報導<text:span text:style-name="T2">)</text:span></text:p>
      <text:p text:style-name="P1"><text:span text:style-name="T3">陳真</text:span><text:s/>  |  2013.09.11 03:12   |   <text:a xlink:type="simple" xlink:href="http://palinfo.habago.org/Entry?Command=Information_PrintForum&amp;iPage=467#FORUM32018"><text:span text:style-name="T1">#</text:span></text:a></text:p>
      <text:p text:style-name="P2">俄提議交出化武控制權<text:span text:style-name="T2"><text:s/></text:span>敘國表歡迎<text:span text:style-name="T2"><text:line-break/></text:span>作者：<text:span text:style-name="T2"><text:s/>PTS | </text:span>公共電視<text:span text:style-name="T2"><text:s/>–<text:line-break/><text:line-break/>2013</text:span>年<text:span text:style-name="T2">9</text:span>月<text:span text:style-name="T2">10</text:span>日<text:span text:style-name="T2"><text:line-break/><text:line-break/></text:span>美國出兵敘利亞的計畫、似乎出現重大轉折。一直反對美國對敘利亞動武的俄羅斯、呼籲敘利亞交出境內的化學武器控制權、避免美國真的發動攻擊。對於這項提議、阿塞德政府已經有正面回應，而美國總統<text:span text:style-name="T2">__</text:span>歐巴馬也表示、如果敘利亞願意交出化武、這將是一大突破。<text:span text:style-name="T2"><text:line-break/><text:line-break/></text:span>俄羅斯外長拉夫羅夫，<text:span text:style-name="T2">9</text:span>號跟敘利亞外長舉行會談，同時呼籲敘利亞應該交出手中的化學武器控制權，讓國際社會逐步銷毀，來避免美國發動軍事攻擊。對於莫斯科的提議，敘國當局強調，為了境內人民的安全，敘國歡迎這項提議。<text:span text:style-name="T2"><text:line-break/><text:line-break/>==</text:span>敘利亞外長<text:span text:style-name="T2"><text:s/></text:span>莫亞雷姆<text:span text:style-name="T2">==<text:line-break/><text:line-break/></text:span>我宣布敘利亞出於保障人民跟國家安全的考量，歡迎俄國的提議，因為我們相信俄國領導人的智慧，足以讓我國人民免於遭美國侵略。</text:p>
      <text:p text:style-name="P1"><text:span text:style-name="T3">陳真</text:span><text:s/>  |  2013.09.11 03:02   |   <text:a xlink:type="simple" xlink:href="http://palinfo.habago.org/Entry?Command=Information_PrintForum&amp;iPage=467#FORUM32017"><text:span text:style-name="T1">#</text:span></text:a></text:p>
      <text:p text:style-name="P3">敘交化武換免攻<text:span text:style-name="T2"><text:s/></text:span>北京支持俄提議<text:span text:style-name="T2"><text:line-break/></text:span>作者：<text:span text:style-name="T2"><text:s/></text:span>季　平<text:span text:style-name="T2"><text:s/>| </text:span>中央廣播電台<text:span text:style-name="T2"> <text:line-break/>2013</text:span>年<text:span text:style-name="T2">9</text:span>月<text:span text:style-name="T2">10</text:span>日<text:span text:style-name="T2"> <text:line-break/><text:line-break/><text:line-break/></text:span>中國大陸今天<text:span text:style-name="T2">(10</text:span>日<text:span text:style-name="T2">)</text:span>表示，北京歡迎和支持俄羅斯的建議，就是敘利亞交出化學武器、予以摧毀，此舉可以避免計劃中的美國軍事攻擊。<text:span text:style-name="T2"><text:line-break/><text:line-break/></text:span>大陸外交部發言人洪磊在例行記者會上，作出這項表示。他並說，敘利亞反對派的一個代表團今天起在大陸參訪。<text:span text:style-name="T2"><text:line-break/><text:line-break/></text:span>敘利亞首都大馬士革東郊、由反抗軍控制的區域，<text:span text:style-name="T2">8</text:span>月<text:span text:style-name="T2">21</text:span>日遭到毒氣攻擊，造成<text:span text:style-name="T2">1,400</text:span>人死亡；此事遭到國際社會強烈撻伐。美國總統歐巴馬認為，敘利亞總統巴夏爾<text:span text:style-name="T2">(Bashar al-Assad)</text:span>必須為此事遭到懲罰。<text:span text:style-name="T2"><text:line-break/><text:line-break/></text:span>歐巴馬政府尋求聯合盟國對敘利亞進行有限度的軍事攻擊，以瓦解巴夏爾政權的化武攻擊能力。華府正推動由聯合國安全理事會授權軍事干預，歐巴馬也尋求美國國會的同意動武。<text:span text:style-name="T2"><text:line-break/><text:line-break/></text:span>俄羅斯外長拉夫羅夫<text:span text:style-name="T2">(Sergei Lavrov)9</text:span>日出人意料地呼籲敘利亞政權交出化學武器控制權，接受國際監督，而後逐步地銷毀這些武器。<text:span text:style-name="T2"><text:line-break/><text:line-break/></text:span>對此，歐巴馬表示，敘利亞如果放棄化武，這可能就是重大突破，但美國必須謹慎以對，因為這與敘利亞過去幾年的行事方式不同</text:p>
      <text:p text:style-name="P1"><text:span text:style-name="T3">陳真</text:span><text:s/>  |  2013.09.10 14:34   |   <text:a xlink:type="simple" xlink:href="http://palinfo.habago.org/Entry?Command=Information_PrintForum&amp;iPage=467#FORUM32016"><text:span text:style-name="T1">#</text:span></text:a></text:p>
      <text:p text:style-name="P2">那個我不敢不敬的黨及其有點智障的徒子徒孫們<text:span text:style-name="T2">,</text:span>講起話來幾乎永遠都是那幾句<text:span text:style-name="T2">: </text:span>政治迫害<text:span text:style-name="T2">,</text:span>政治追殺<text:span text:style-name="T2">,</text:span>政治鬥爭<text:span text:style-name="T2">,</text:span>或是中國人欺負咱台灣郎等等<text:span text:style-name="T2">,</text:span>永遠就這幾個基本句型<text:span text:style-name="T2">.<text:line-break/><text:line-break/></text:span>馬英九在全盛時期都打不過王金平<text:span text:style-name="T2">,</text:span>最低迷時期的馬英九想打王金平差不多就等於螞蟻打大象<text:span text:style-name="T2">. </text:span>再怎麼笨的人也不會用一種最不可能<text:span text:style-name="T2"><text:s/>"</text:span>得民心<text:span text:style-name="T2">" </text:span>最不可能成功的文明訴求去打一個體積是他的一百倍的巨人<text:span text:style-name="T2">. </text:span>這純粹就是自殺<text:span text:style-name="T2">. </text:span>當一個人做出一種近乎政治自殺的舉動時<text:span text:style-name="T2">,</text:span>這樣的舉動是令人尊敬的<text:span text:style-name="T2">. </text:span>在這之前<text:span text:style-name="T2">,</text:span>馬英九不曾做出一件讓我由衷敬佩的事<text:span text:style-name="T2">. <text:line-break/><text:line-break/></text:span>螞蟻再笨也不會鬥爭大象<text:span text:style-name="T2">. </text:span>再說<text:span text:style-name="T2">, </text:span>馬英九都已經沒有選舉壓力了<text:span text:style-name="T2">,</text:span>他去鬥一個眼前對他只有百利無一害的人做什麼<text:span text:style-name="T2">?<text:line-break/><text:line-break/></text:span>我常對於台灣人的<text:span text:style-name="T2"><text:s/>"</text:span>聰明<text:span text:style-name="T2">" </text:span>感到震驚<text:span text:style-name="T2">,</text:span>人們永遠都知道該在什麼樣的情況下<text:span text:style-name="T2"><text:s/>"</text:span>覺醒<text:span text:style-name="T2">",</text:span>該跟哪些人表忠貞<text:span text:style-name="T2">, </text:span>該跟哪些人為敵<text:span text:style-name="T2">,</text:span>該在什麼樣的情況下發出所謂<text:span text:style-name="T2"><text:s/>"</text:span>正義的怒吼<text:span text:style-name="T2">",</text:span>這類<text:span text:style-name="T2">"</text:span>怒吼<text:span text:style-name="T2">",</text:span>時下流行得不得了<text:span text:style-name="T2">,</text:span>全是保鄉衛國的高調<text:span text:style-name="T2">,</text:span>稍有不敬<text:span text:style-name="T2">,</text:span>就給你好看<text:span text:style-name="T2">. <text:line-break/><text:line-break/></text:span>因此<text:span text:style-name="T2">,</text:span>我相信我所說的道理<text:span text:style-name="T2">,</text:span>以台灣人的<text:span text:style-name="T2"><text:s/>"</text:span>聰明才智<text:span text:style-name="T2">"</text:span>是絕對懂的<text:span text:style-name="T2">,</text:span>如果有人說他不能明白<text:span text:style-name="T2">,</text:span>那就太假了<text:span text:style-name="T2">. </text:span>今天如果你是馬英九<text:span text:style-name="T2">,</text:span>我相信大家都該知道怎麼趨吉避凶<text:span text:style-name="T2">,</text:span>怎麼迎合咱正港ㄟ台灣郎的口味<text:span text:style-name="T2">,</text:span>如果你是馬英九<text:span text:style-name="T2">, </text:span>你會發神經莫名其妙在只有百害無一利的狀況下去做這樣一件傻事嗎<text:span text:style-name="T2">?<text:line-break/><text:line-break/></text:span>這當然不意味著他這樣做在技術上或程序上是對的<text:span text:style-name="T2">,</text:span>但我始終相信一件事<text:span text:style-name="T2">:</text:span>世上無善<text:span text:style-name="T2">,</text:span>唯有善意<text:span text:style-name="T2">. </text:span>好事壞事本身不具任何道德意義<text:span text:style-name="T2">,</text:span>唯有潛藏其中的意念之良善與否才是重點<text:span text:style-name="T2">.<text:line-break/><text:line-break/></text:span>很多人幫我很多忙<text:span text:style-name="T2">,</text:span>但我對他們不一定感激<text:span text:style-name="T2">,</text:span>那得看他們幫我的心態而定<text:span text:style-name="T2">. </text:span>但有些人從來不曾幫我什麼<text:span text:style-name="T2">,</text:span>也許只是一個陌生人<text:span text:style-name="T2">,</text:span>但是當我落難時<text:span text:style-name="T2">,</text:span>我的痛苦如果能讓他也因此感受到一點疼痛<text:span text:style-name="T2">,</text:span>哪怕只是一個皺眉<text:span text:style-name="T2">,</text:span>一個憐憫的眼神<text:span text:style-name="T2">,</text:span>我會永銘在心<text:span text:style-name="T2">.<text:line-break/><text:line-break/></text:span>在這個意義上<text:span text:style-name="T2">,</text:span>我倒也不覺得王金平在道德上有什麼問題<text:span text:style-name="T2">,</text:span>我相信他也是秉持善意為人關說而不是企求什麼回報<text:span text:style-name="T2">,</text:span>但毫無疑問<text:span text:style-name="T2">,</text:span>在司法問題上進行關說不對就是不對<text:span text:style-name="T2">. </text:span>台灣這個社會似乎太多不對<text:span text:style-name="T2">,</text:span>多到都讓人習以為常了<text:span text:style-name="T2">. <text:line-break/><text:line-break/></text:span>就好像過去抄襲作弊總是極少數<text:span text:style-name="T2">,</text:span>現在想找一個乾乾淨淨自己寫作自己做研究的人卻似乎鳳毛鱗角<text:span text:style-name="T2">. </text:span>錯誤的事變成一種常態<text:span text:style-name="T2">. </text:span>你只能學著見怪不怪<text:span text:style-name="T2">,</text:span>否則在這島上日子真的很難過<text:span text:style-name="T2">.</text:span></text:p>
      <text:p text:style-name="P1"><text:span text:style-name="T3">陳真</text:span><text:s/>  |  2013.09.10 03:22   |   <text:a xlink:type="simple" xlink:href="http://palinfo.habago.org/Entry?Command=Information_PrintForum&amp;iPage=467#FORUM32015"><text:span text:style-name="T1">#</text:span></text:a></text:p>
      <text:p text:style-name="P3">政客講話就是像底下這樣<text:span text:style-name="T2">,</text:span>一個不利於己但卻有利於大眾的行為<text:span text:style-name="T2">,</text:span>卻被這位女士講成利用司法<text:span text:style-name="T2"><text:s/>"</text:span>整肅異己<text:span text:style-name="T2">",</text:span>使<text:span text:style-name="T2"><text:s/>"</text:span>司法蒙羞<text:span text:style-name="T2">". <text:line-break/><text:line-break/></text:span>政客講話就跟放屁一樣<text:span text:style-name="T2">, </text:span>整天睜眼說瞎話其實不希奇<text:span text:style-name="T2">,</text:span>希奇的是醜陋言行不但不會被人們所唾棄<text:span text:style-name="T2">,</text:span>反而能贏得選民的讚許<text:span text:style-name="T2">. </text:span>台灣社會似乎缺乏一種對於是非美醜的基本鑑賞能力<text:span text:style-name="T2">.<text:line-break/><text:line-break/></text:span>一個政治人物<text:span text:style-name="T2">,</text:span>再怎麼笨也不至於笨到會連什麼樣的行為將嚴重傷害自己的利益都搞不清楚<text:span text:style-name="T2">. </text:span>馬英九不至於笨到連其行為將無異於把自己和國民黨幾乎就此送進焚化爐裏都不知道<text:span text:style-name="T2">,</text:span>所有人都知道王金平是不能惹的<text:span text:style-name="T2">,</text:span>因為他勢力太廣<text:span text:style-name="T2">,</text:span>無人能攖其鋒<text:span text:style-name="T2">,</text:span>失去其支持<text:span text:style-name="T2">,</text:span>國民黨幾乎等於<text:span text:style-name="T2">game over. <text:line-break/><text:line-break/></text:span>在這麼明白的情況下<text:span text:style-name="T2">,</text:span>一個人如果心裏不是有著一些更為崇高的信念或善意<text:span text:style-name="T2">,</text:span>斷然不可能搬石頭砸自己的腳<text:span text:style-name="T2">,</text:span>甚至自毀前程<text:span text:style-name="T2">.<text:line-break/><text:line-break/></text:span>我相信大家都很聰明<text:span text:style-name="T2">,</text:span>知道在台灣這樣一種社會中如何趨吉避凶<text:span text:style-name="T2">,</text:span>我們都知道該怎麼講話<text:span text:style-name="T2">,</text:span>怎麼表態<text:span text:style-name="T2">,</text:span>怎麼措詞<text:span text:style-name="T2">,</text:span>才能避免危險<text:span text:style-name="T2">,</text:span>甚至進一步營造形象<text:span text:style-name="T2">,</text:span>創造有利於己的各種生存條件<text:span text:style-name="T2">. <text:line-break/><text:line-break/></text:span>這一切我當然也知道<text:span text:style-name="T2">,</text:span>只是我有時候就是做不到<text:span text:style-name="T2">,</text:span>因為我尚有一絲良知未泯<text:span text:style-name="T2">,</text:span>沒法永遠都能事事眛著良心講一些迎合主流的話或保持沉默以策安全<text:span text:style-name="T2">.<text:line-break/><text:line-break/></text:span>但重點往往也就在此<text:span text:style-name="T2">,</text:span>你要看一個人是什麼樣的人<text:span text:style-name="T2">,</text:span>不是看他贏得多少掌聲<text:span text:style-name="T2">,</text:span>而是看他招來多少攻擊<text:span text:style-name="T2">,</text:span>看他如何眼睜睜跳火坑<text:span text:style-name="T2">,</text:span>給自己毀掉多少利益<text:span text:style-name="T2">.<text:line-break/><text:line-break/></text:span>有人常跟我示警<text:span text:style-name="T2">,</text:span>叫我要自保<text:span text:style-name="T2">,</text:span>別和主流作對<text:span text:style-name="T2">. </text:span>我總會告訴自己說我不怕<text:span text:style-name="T2">,</text:span>上帝與我同在<text:span text:style-name="T2">. </text:span>但學姊說得對<text:span text:style-name="T2">,"</text:span>上帝跟誰同在<text:span text:style-name="T2">,</text:span>誰就得倒霉<text:span text:style-name="T2">." </text:span>但即便如此<text:span text:style-name="T2">,</text:span>我還是忍不住想跳火坑<text:span text:style-name="T2">. </text:span>因為有些事實在太離譜<text:span text:style-name="T2">,</text:span>讓人凍未條<text:span text:style-name="T2">. <text:line-break/><text:line-break/></text:span>同樣地<text:span text:style-name="T2">,</text:span>今天如果不是美國的行為太離譜<text:span text:style-name="T2">,</text:span>現實上的事情我實在一點興趣都沒有<text:span text:style-name="T2">.<text:line-break/><text:line-break/></text:span>陳真<text:span text:style-name="T2"><text:line-break/>===========<text:line-break/></text:span>馬總統指控王金平關說　蔡英文：台灣的悲哀<text:span text:style-name="T2"><text:line-break/>NOWnews – 2013</text:span>年<text:span text:style-name="T2">9</text:span>月<text:span text:style-name="T2">9</text:span>日<text:span text:style-name="T2"><text:line-break/><text:line-break/></text:span>記者林修卉／台北報導<text:span text:style-name="T2"><text:line-break/><text:line-break/></text:span>前民進黨主席蔡英文<text:span text:style-name="T2">9</text:span>日指出，國家元首指控立法院長關說，將解決公共議題的責任導向政治爭議，又挑起陷國家於混亂的政爭，「這樣的領導人如何有能力繼續治理國家？」她認為，這是台灣的悲哀。<text:span text:style-name="T2"><text:line-break/><text:line-break/></text:span>蔡英文表示，日本因為申辦<text:span text:style-name="T2">2020</text:span>年奧運成功而舉國歡騰，台灣卻因為領導人的整肅異己而致司法蒙羞，國家動盪，社會撕裂不安，這是台灣的悲哀，不能再繼續坐視不顧。<text:span text:style-name="T2"> <text:line-break/><text:line-break/></text:span>蔡英文指出，這段時間以來，執政者無法有效處理台灣面對的諸多公共議題，引發社會的不斷爭議與激烈對立，也因此刺激公民意識的覺醒及社會力的蓬勃發展；作為國家領導人理應在此關鍵時刻，和社會共同努力，凝聚共識，化解各種紛爭，促使國家繼續向前行。<text:span text:style-name="T2"><text:line-break/><text:line-break/></text:span>蔡英文說，然國家元首反而以非合法取得、未經檢驗的證據，極端刻薄的手段，為一己的政治利益，挑起政治鬥爭及朝野對立，尤其是在過程中揮之不去非法監聽的陰影、特偵組角色混亂涉入政爭、司法和國家機器受到執政者的操弄，對國家造成莫大的傷害，也讓台灣再次蒙上白色恐怖的陰影。</text:p>
      <text:p text:style-name="P1"><text:span text:style-name="T3">陳真</text:span><text:s/>  |  2013.09.10 01:59   |   <text:a xlink:type="simple" xlink:href="http://palinfo.habago.org/Entry?Command=Information_PrintForum&amp;iPage=467#FORUM32014"><text:span text:style-name="T1">#</text:span></text:a></text:p>
      <text:p text:style-name="P2">每搬一次家<text:span text:style-name="T2">,</text:span>就得頭痛一次<text:span text:style-name="T2">,</text:span>最大的難題之一就是我有個體積非常大功能很強的<text:span text:style-name="T2"><text:s/>"</text:span>小耳朵<text:span text:style-name="T2">",</text:span>為的就是接收鳳凰衛視的節目<text:span text:style-name="T2">,</text:span>特別是冷暖人生<text:span text:style-name="T2">.</text:span>但自從七年前回到台灣<text:span text:style-name="T2">,</text:span>回到現實生活<text:span text:style-name="T2">,</text:span>我就不再看鳳凰<text:span text:style-name="T2">,</text:span>但我仍然每天準時錄下包括冷暖人生在內的各種節目<text:span text:style-name="T2">. <text:line-break/><text:line-break/></text:span>將來我死了<text:span text:style-name="T2">,</text:span>我的筆記和各種文字可以毀掉沒關係<text:span text:style-name="T2">,</text:span>但冷暖人生等等節目希望可以留下來給後人看<text:span text:style-name="T2">. </text:span>我自己不看<text:span text:style-name="T2">,</text:span>因為我還得努力向上提昇<text:span text:style-name="T2">. </text:span>那些節目適合給那些生活已經提昇到某種優雅境界存款至少在八位數以上的人看<text:span text:style-name="T2">,</text:span>看看他們看了之後會不會良心發現<text:span text:style-name="T2">,</text:span>從此決定向下沉淪<text:span text:style-name="T2">.<text:line-break/><text:line-break/></text:span>錄這些節目經常要換空白帶<text:span text:style-name="T2">,</text:span>在換帶子的過程中總不能閉著眼睛<text:span text:style-name="T2">,</text:span>所以不小心就會看到一些片段<text:span text:style-name="T2">,</text:span>仍然相當危險<text:span text:style-name="T2">. </text:span>例如前天看到一個節目<text:span text:style-name="T2">,</text:span>也許是<text:span text:style-name="T2"><text:s/>"</text:span>皇牌大放送<text:span text:style-name="T2">",</text:span>標題大約是阿富汗百年滄桑<text:span text:style-name="T2">. <text:line-break/><text:line-break/></text:span>片中訪問一名研究阿富汗的專書作者<text:span text:style-name="T2">,</text:span>他說<text:span text:style-name="T2">,</text:span>過去在神學士即塔利班政權時代<text:span text:style-name="T2">,</text:span>人們有糾紛<text:span text:style-name="T2">,</text:span>告上法院<text:span text:style-name="T2">,</text:span>誰有理<text:span text:style-name="T2">,</text:span>法院就會判誰贏<text:span text:style-name="T2">,</text:span>以<text:span text:style-name="T2"><text:s/>"</text:span>理<text:span text:style-name="T2">" </text:span>字為判斷依據<text:span text:style-name="T2">,</text:span>而不會管你是王公貴族或貧富貴賤<text:span text:style-name="T2">. <text:line-break/><text:line-break/></text:span>但是<text:span text:style-name="T2">,</text:span>以美國為首的民主解放者來了之後<text:span text:style-name="T2">,</text:span>法院完全走樣了<text:span text:style-name="T2">,</text:span>就跟台灣一樣<text:span text:style-name="T2">,</text:span>有錢判生<text:span text:style-name="T2">,</text:span>無錢判死<text:span text:style-name="T2">,</text:span>衙門八字開<text:span text:style-name="T2">,</text:span>有理無錢莫進來<text:span text:style-name="T2">.</text:span>那位研究者說<text:span text:style-name="T2">,</text:span>法院變成一個以收賄索賄金額大小來決定誰是誰非之地<text:span text:style-name="T2">. </text:span>他說<text:span text:style-name="T2">,</text:span>這讓阿富汗人很反感<text:span text:style-name="T2">. </text:span>他還說<text:span text:style-name="T2">,</text:span>派出去攻打神學士的士兵<text:span text:style-name="T2">,</text:span>心裏總是想著<text:span text:style-name="T2">:</text:span>媽的<text:span text:style-name="T2">!</text:span>我的錢都給這些當官的人偷走了<text:span text:style-name="T2">,</text:span>而我卻還要為他們賣命去消滅他們的敵人<text:span text:style-name="T2">. </text:span>作者說<text:span text:style-name="T2">,</text:span>神學士的影響力因此與日俱增<text:span text:style-name="T2">,</text:span>越來越受到民心的擁護<text:span text:style-name="T2">.<text:line-break/><text:line-break/></text:span>這讓我想起小時候曾經從我媽媽那裏聽來的一個故事<text:span text:style-name="T2">,</text:span>她說<text:span text:style-name="T2">,</text:span>陳儀行政長官來接收台灣時<text:span text:style-name="T2">,</text:span>對台灣同胞說<text:span text:style-name="T2">,</text:span>我們國民政府非常清廉<text:span text:style-name="T2">,</text:span>絕不會收紅包<text:span text:style-name="T2">. </text:span>我媽說<text:span text:style-name="T2">,</text:span>當時大家有聽沒有懂<text:span text:style-name="T2">,</text:span>互相探詢什麼是紅包<text:span text:style-name="T2">?<text:line-break/><text:line-break/></text:span>老一輩的人懷念日本<text:span text:style-name="T2">,</text:span>說它種種的好<text:span text:style-name="T2">,</text:span>其中一就是日本的司法公正許多<text:span text:style-name="T2">,</text:span>官員民代也不貪<text:span text:style-name="T2">. </text:span>特別是司法<text:span text:style-name="T2">,</text:span>公正性非常重要<text:span text:style-name="T2">,</text:span>因為它是社會秩序與正義的最後一道防線<text:span text:style-name="T2">. </text:span>但你相信台灣的司法嗎<text:span text:style-name="T2">? </text:span>十個有九個不信<text:span text:style-name="T2">. <text:line-break/><text:line-break/></text:span>奇怪的是<text:span text:style-name="T2">,</text:span>大家都不喜歡特權<text:span text:style-name="T2">,</text:span>不喜歡關說<text:span text:style-name="T2">,</text:span>卻又拼命搞特權拼命關說<text:span text:style-name="T2">,</text:span>就連許多公立醫院或衛生所想進去當醫生或當護士<text:span text:style-name="T2">,</text:span>都得靠大筆鈔票甚至上百萬搞賄賂<text:span text:style-name="T2">,</text:span>或是拿錢給民代請他關說<text:span text:style-name="T2">,</text:span>不但絲毫不覺得可恥<text:span text:style-name="T2">,</text:span>甚至還會以自己的<text:span text:style-name="T2"><text:s/>"</text:span>關係<text:span text:style-name="T2">" </text:span>好<text:span text:style-name="T2"><text:s/>"</text:span>人脈<text:span text:style-name="T2">" </text:span>廣<text:span text:style-name="T2">, </text:span>感到驕傲<text:span text:style-name="T2">.<text:line-break/><text:line-break/></text:span>台灣政治人物我幾乎每一個都知之甚詳<text:span text:style-name="T2">,</text:span>稱得上乾淨正直的並不多<text:span text:style-name="T2">(</text:span>馬英九當然是其中之一<text:span text:style-name="T2">,</text:span>江宜樺也是<text:span text:style-name="T2">,</text:span>蕭萬長<text:span text:style-name="T2">,</text:span>王建（火宣）等等都是<text:span text:style-name="T2">,</text:span>他們政績如何是另一回事<text:span text:style-name="T2">,</text:span>但他們乾淨<text:span text:style-name="T2">,</text:span>文明<text:span text:style-name="T2">,</text:span>正直<text:span text:style-name="T2">,</text:span>重視制度原則<text:span text:style-name="T2">),</text:span>其他政治人物大多臭不可聞<text:span text:style-name="T2">,</text:span>甚至許多簡直就是人渣等級<text:span text:style-name="T2">. </text:span>不可思議的是<text:span text:style-name="T2">,</text:span>這些政治人渣通常很紅<text:span text:style-name="T2">,</text:span>像明星似的<text:span text:style-name="T2">,</text:span>呼風喚雨<text:span text:style-name="T2">,</text:span>群眾吆喝追隨<text:span text:style-name="T2">.<text:line-break/><text:line-break/></text:span>陳真<text:span text:style-name="T2"><text:line-break/><text:line-break/>======================<text:line-break/></text:span>江宜樺談王金平涉關說案摘要<text:span text:style-name="T2"><text:line-break/><text:line-break/></text:span>中央社<text:span text:style-name="T2"><text:s/>– 2013</text:span>年<text:span text:style-name="T2">9</text:span>月<text:span text:style-name="T2">9</text:span>日<text:span text:style-name="T2"><text:line-break/><text:line-break/><text:line-break/></text:span>（中央社記者劉麗榮台北<text:span text:style-name="T2">9</text:span>日電）行政院長江宜樺今天接受中央社記者電話訪問，對立法院長王金平涉及關說案發表看法，重要內容摘要如下：<text:span text:style-name="T2"><text:line-break/><text:line-break/></text:span>記者問<text:span text:style-name="T2">: </text:span>立法院長王金平捲入關說案，總統馬英九昨天親自召開記者會發表沉重聲明，王金平可能面臨下台，您會不會擔心因此影響預算案等重大法案未來在立院的推動？<text:span text:style-name="T2"><text:line-break/><text:line-break/></text:span>江宜樺答：分兩個部分來講，第一個就是總統記者會，我和吳副總統都有一起出席，總統做的決定，整個行政團隊都支持。之所以會全力支持總統，是因為總統站在維護台灣民主法治的立場，同時為了捍衛司法審判跟檢調的公正獨立性，為了捍衛司法獨立，因此總統在面臨這麼為難的情況下，還是勇敢面對。<text:span text:style-name="T2"><text:line-break/><text:line-break/></text:span>行政團隊對於具體的關說文化，本來就非常重視。大家都還記得，總統在第一任期剛上任不久，通過廉政倫理規範，對於公務員如何拒絕包括關說在內的不法情事，本來就有宣示性規定；去年爆發林益世弊案後，進一步訂定「請託關說登錄查察作業要點」，不管是來自民意代表，或是行政體系長官的關說，一律都要登錄，登錄的目的是為了證明自己的清白。<text:span text:style-name="T2"><text:line-break/><text:line-break/></text:span>如果有登錄，且沒有從事對方請託的事情，一旦有人揭發，可以登錄來證明沒有去做；反之，沒有登錄而被揭發，就會百口莫辯，即使沒有做，也會被人懷疑。<text:span text:style-name="T2"><text:line-break/><text:line-break/></text:span>請託關說風氣在國內十分盛行，平時，行政機關就會接到來自各方的請託關說，包括人事案、採購案和補助款。<text:span text:style-name="T2"><text:line-break/><text:line-break/></text:span>這些請託關說，某些還在法律合法考量範圍，如果推薦的優秀人選，不會說是非法的，這是各方舉才的範圍之一；但如果對方非常強勢要求，威脅如果不用人就要刪預算，就屬惡質關說。<text:span text:style-name="T2"><text:line-break/><text:line-break/></text:span>類似的情形時有所聞，台灣社會也都司空見慣，以為請託關說是政治文化的一部分，但這種事情是不對的，請託關說一旦成為常態化，政府效率會大打折扣，甚至文官體系會充滿不適任、被關說進來的人士。無論是「廉政倫理規範」或「請託關說登錄查察作業要點」，都是行政體系必須嚴格遵守。<text:span text:style-name="T2"><text:line-break/><text:line-break/></text:span>總統站出來是因為這個關說案涉及司法案件，這個就很嚴重，司法審判是各種事情爭議最後定奪裁量所在，前面可以關說，最後一道防線若是公正的話，有辦法還當事人清白、確保公平正義；如果連檢察官或法官等最後一道防線都被關說的話，可說是從頭到尾腐敗，沒有辦法成為民主法治的國家。<text:span text:style-name="T2"><text:line-break/><text:line-break/></text:span>總統會下這麼大的決心，我想是因為當關說涉入司法時，可說已經跨越很重要的紅線，依法論法沒有灰色地帶，無法輕易妥協，行政部門為了國家整個行政效率，立場上要堅決地去抗拒關說文化，尤其是法務部門的檢察官，更不應該被政治力入侵，這是基本立場。<text:span text:style-name="T2"><text:line-break/><text:line-break/></text:span>第二部分，國民黨考紀會<text:span text:style-name="T2">11</text:span>日可能會對王金平的關說案做出決定，不管結果如何，短期內立法院的動盪在所難免。王金平可能因此離開院長職務，或仍然擔任院長，但是在一種公正性、政治信任飽受質疑的情況下主持議事、審查預算，各界一定會有很多爭議。行政部門做為立法部門監督對象，一方面必須把預算案、法律案送請立法院審議，一方面卻得跟大家一起捲入立法院這些審議是否帶著各種關說等的影響在內，對國家發展非常不利。<text:span text:style-name="T2"><text:line-break/><text:line-break/></text:span>我們倒是有信心認為在這次事件之後，也許會有一個新的局面，短期的動盪過了之後，大家若能從關說司法案學到寶貴經驗的話，將來會用更透明、更公平的議事程序，而不會讓行政部門為了讓預算解凍案或法案通過，必須付出額外代價，這種新的議事文化形成，我們非常期待。<text:span text:style-name="T2"><text:line-break/><text:line-break/></text:span>記者問：對於預算案等重大法案會不會有影響？<text:span text:style-name="T2"><text:line-break/><text:line-break/></text:span>江宜樺答：目前沒有人有辦法預測，一般判斷會有影響。朝野立委為了王金平的去留、新院長的產生等，有很多討論，光這件事情本身就會花掉一些時間，這陣子的風波可能也會影響各朝野黨團對法案的態度和表決策略，因為跟過去的議事文化有所不同，無從預測會更加困難或更容易，但總是做好心理準備。不管怎樣，國家政務還是要推動，短期陣痛在所難免，相較於維護司法獨立和公正性大是大非的問題，短期的代價必須去承受。<text:span text:style-name="T2"><text:line-break/><text:line-break/></text:span>記者問<text:span text:style-name="T2">: </text:span>總統昨天記者會前，與您和副總統等人開會協商，是如何討論達成共識的？<text:span text:style-name="T2"><text:line-break/><text:line-break/></text:span>江宜樺答<text:span text:style-name="T2">: </text:span>總統舉行記者會前，已跟關鍵幕僚、資深的公眾人物請教過，總統經過幾天思考，找我們之前已經胸有成竹，雖是很為難、棘手的挑戰，為了捍衛他所堅信的司法正義和公正性，還是要面對。<text:span text:style-name="T2"><text:line-break/><text:line-break/></text:span>總統採取立場無法接受這樣的情況不算關說，一旦是關說一定要加以譴責，甚至讓當事人要接受應有的懲處。因此與總統見面時，文稿已經有所準備，記者會前主要是針對聲明稿內容的措詞討論，而不是立場對不對的問題。<text:span text:style-name="T2"><text:line-break/><text:line-break/></text:span>副總統有比較周詳地提出建議，對於某些措詞嚴厲的地方加以刪減、修改，盡量讓整件事情對事不對人，畢竟總統捍衛的是一種價值，而不是跟王金平有恩怨。<text:span text:style-name="T2">1020909</text:span></text:p>
      <text:p text:style-name="P1"><text:span text:style-name="T3">陳真</text:span><text:s/>  |  2013.09.09 18:36   |   <text:a xlink:type="simple" xlink:href="http://palinfo.habago.org/Entry?Command=Information_PrintForum&amp;iPage=467#FORUM32013"><text:span text:style-name="T1">#</text:span></text:a></text:p>
      <text:p text:style-name="P3">大概<text:span text:style-name="T2">20</text:span>幾年前<text:span text:style-name="T2">,</text:span>有個環保聯盟的朋友<text:span text:style-name="T2">,</text:span>為了反核電<text:span text:style-name="T2">,</text:span>竟然自己捏造一張國庫支票<text:span text:style-name="T2">,</text:span>企圖抹黑特定團體與個人<text:span text:style-name="T2">,</text:span>以便達到所謂反核電廠的目的<text:span text:style-name="T2">.<text:line-break/><text:line-break/></text:span>後來<text:span text:style-name="T2">, </text:span>這張支票被證實是他自己捏造<text:span text:style-name="T2">,</text:span>於是被移送法辦<text:span text:style-name="T2">. </text:span>當時的反對陣營<text:span text:style-name="T2">,</text:span>面對<text:span text:style-name="T2"><text:s/>"</text:span>自己人<text:span text:style-name="T2">" </text:span>發生這樣一件事<text:span text:style-name="T2">,</text:span>無不感到尷尬難堪<text:span text:style-name="T2">. </text:span>但若換成現在的人渣黨<text:span text:style-name="T2">,</text:span>肯定會被當成<text:span text:style-name="T2"><text:s/>"</text:span>被國民黨司法迫害的英雄<text:span text:style-name="T2">",</text:span>所到之處群眾夾道歡呼<text:span text:style-name="T2">,</text:span>然後指控外省人用司法要消滅咱台灣郎等等<text:span text:style-name="T2">.<text:line-break/><text:line-break/></text:span>一個人<text:span text:style-name="T2">,</text:span>如果他支持某種運動或某個政黨或某種立場或主張<text:span text:style-name="T2">,</text:span>那他就應該比他的對手用更高的道德標準去看帶<text:span text:style-name="T2"><text:s/>"</text:span>我方<text:span text:style-name="T2">" </text:span>的言行才對<text:span text:style-name="T2">,</text:span>因為我方言行的良善正直與否<text:span text:style-name="T2">,</text:span>決定了我方的存在價值<text:span text:style-name="T2">.<text:line-break/><text:line-break/></text:span>從很多地方你可以很容易就能看得出來藍綠是兩種性質上十分不相同甚至是背道而馳的人<text:span text:style-name="T2">. </text:span>其中一方絲毫不在乎是非對錯<text:span text:style-name="T2">,</text:span>他們只在乎顏色和所謂立場<text:span text:style-name="T2">. <text:line-break/><text:line-break/></text:span>我常覺得自己是不是在做夢<text:span text:style-name="T2">,</text:span>世界上怎麼會有這樣一種人<text:span text:style-name="T2">! </text:span>他什麼都不在乎<text:span text:style-name="T2">,</text:span>就只在乎某種<text:span text:style-name="T2"><text:s/>"</text:span>立場<text:span text:style-name="T2">" </text:span>或某種膚色<text:span text:style-name="T2">,</text:span>某族群的優越性<text:span text:style-name="T2">,</text:span>或某種奇怪的意識形態<text:span text:style-name="T2">. </text:span>依<text:span text:style-name="T2">rorty</text:span>的定義<text:span text:style-name="T2">,</text:span>這樣一些人叫做極右派<text:span text:style-name="T2">. <text:line-break/><text:line-break/></text:span>極右派在黨外時代僅僅是一小撮愛國人士<text:span text:style-name="T2">,</text:span>但這年頭在這島上極右派竟變成一種讓你根本不敢對之不敬的幹它媽的主流<text:span text:style-name="T2">.</text:span></text:p>
      <text:p text:style-name="P1"><text:span text:style-name="T3">陳真</text:span><text:s/>  |  2013.09.09 18:18   |   <text:a xlink:type="simple" xlink:href="http://palinfo.habago.org/Entry?Command=Information_PrintForum&amp;iPage=467#FORUM32012"><text:span text:style-name="T1">#</text:span></text:a></text:p>
      <text:p text:style-name="P2">這些政治人渣<text:span text:style-name="T2">,</text:span>不用看報導<text:span text:style-name="T2">,</text:span>你光用肚臍想就能知道他們會講些什麼話<text:span text:style-name="T2">.<text:line-break/><text:line-break/></text:span>陳真<text:span text:style-name="T2"><text:line-break/>==========<text:line-break/></text:span>蘇貞昌持續護短<text:span text:style-name="T2"><text:s/></text:span>沒道德勇氣」<text:span text:style-name="T2"> <text:line-break/><text:line-break/></text:span>【聯合報╱記者王光慈、羅暐智／台北報導】<text:span text:style-name="T2"><text:s/>2013.09.09<text:line-break/><text:line-break/></text:span>柯建銘涉關說案<text:span text:style-name="T2"><text:s/></text:span>民進黨低調回應<text:span text:style-name="T2"><text:s/>/ </text:span>羅曉荷<text:span text:style-name="T2"> <text:line-break/></text:span>馬英九總統昨天指立法院長王金平涉入關說是台灣民主的恥辱，民進黨主席蘇貞昌晚間批評馬政府搞政治鬥爭、非法監聽；馬政府一位高層官員表示，特偵組早已說明，這是對司法案件的合法監聽，民進黨不應模糊焦點、持續護短。<text:span text:style-name="T2"><text:line-break/><text:line-break/></text:span>這位高層官員表示，民進黨主席蘇貞昌和前主席蔡英文至今都沒展現道德勇氣；柯建銘透過王金平向法務部長關說涉己刑事案件，「關說司法是何其嚴重的事，在這大是大非的關鍵選擇上，馬總統選擇了捍衛理念，民進黨還可以沒有立場、持續護短嗎」？<text:span text:style-name="T2"><text:line-break/><text:line-break/></text:span>國民黨文傳會副主委殷瑋則表示，因案被監聽的是柯建銘，特偵組已解釋一切，蘇貞昌竟然視若無睹。<text:span text:style-name="T2"><text:line-break/><text:line-break/></text:span>殷瑋說，柯建銘涉入為自己的司法案件關說，是一切事端的源頭，蘇貞昌主席不但選擇力挺，還刻意用政治口水模糊焦點，「民進黨的價值觀中，是非到底在哪裡？」<text:span text:style-name="T2"><text:line-break/><text:line-break/></text:span>高層官員說，涉及此事的五個人情節各有不同。曾勇夫與陳守煌都表示，沒有證據證明他們「執行關說」，但都承認王金平對柯建銘的司法個案向他們表達關切；特偵組的監聽譯文，更清楚呈現王金平的關說事實。<text:span text:style-name="T2"><text:line-break/><text:line-break/></text:span>官員表示，曾勇夫、陳守煌有無執行關說，尚有爭議空間，但王金平和柯建銘的司法關說情事，卻是相對明確。<text:span text:style-name="T2"><text:line-break/><text:line-break/></text:span>官員表示，曾勇夫並非因法律責任下台，而是社會公信已經遭質疑，難以再執行法務部長的職務，因此負起政治責任下台，「那王金平和柯建銘呢」？<text:span text:style-name="T2"><text:line-break/><text:line-break/></text:span>王金平和柯建銘到現在還在神隱，「被關說的負起政治責任，關說者卻能置身事外，這有道理嗎？」<text:span text:style-name="T2"> <text:line-break/><text:line-break/></text:span>【<text:span text:style-name="T2">2013/09/09 </text:span>聯合報】</text:p>
      <text:p text:style-name="P1"><text:span text:style-name="T3">陳真</text:span><text:s/>  |  2013.09.09 17:59   |   <text:a xlink:type="simple" xlink:href="http://palinfo.habago.org/Entry?Command=Information_PrintForum&amp;iPage=467#FORUM32011"><text:span text:style-name="T1">#</text:span></text:a></text:p>
      <text:p text:style-name="P3">王建<text:span text:style-name="T2">(</text:span>火宣<text:span text:style-name="T2">)</text:span>：應制定民代行為規範法<text:span text:style-name="T2"><text:line-break/><text:line-break/></text:span>中央社<text:span text:style-name="T2"><text:s/>– 2013</text:span>年<text:span text:style-name="T2">9</text:span>月<text:span text:style-name="T2">9</text:span>日<text:span text:style-name="T2"><text:line-break/><text:line-break/></text:span>（中央社記者劉麗榮台北<text:span text:style-name="T2">9</text:span>日電）監察院長王建<text:span text:style-name="T2">(</text:span>火宣<text:span text:style-name="T2">)</text:span>今天建議，立法院應制定「民意代表行為規範法」，規範哪些事可做，哪些事不可做，一體適用，盼盡量把關說縮小，每次改一點，「莫因小善而不為」。<text:span text:style-name="T2"><text:line-break/><text:line-break/></text:span>特偵組<text:span text:style-name="T2">6</text:span>日以前法務部長曾勇夫、高檢署檢察長陳守煌涉接受立法院長王金平關說，指示高檢署檢察官就柯建銘在全民電通案遭控背信獲判無罪後，不要上訴，讓柯建銘無罪定讞。特偵組將曾、陳分別函送監察院及送行政評鑑。<text:span text:style-name="T2"><text:line-break/><text:line-break/></text:span>曾勇夫<text:span text:style-name="T2">6</text:span>日已請辭獲准，王建<text:span text:style-name="T2">(</text:span>火宣<text:span text:style-name="T2">)</text:span>上午和媒體茶敘時對此事發表看法，他形容，「為什麼放火的人沒責任，被火燒到的人須辭職」，關說若屬實，王金平、柯建銘應辭職下台，離開立法院，這樣不但對個人好，對國家也好。<text:span text:style-name="T2"><text:line-break/><text:line-break/></text:span>王建<text:span text:style-name="T2">(</text:span>火宣<text:span text:style-name="T2">)</text:span>說，當關說如此普遍，公務員面臨一個狀況「別人放火燒房子，不敢跑出去」，也就是說，公務員不敢拒絕關說，等著被放火燒死；因此，要為公務員留一條活路，不能讓放火的人沒事。<text:span text:style-name="T2"><text:line-break/><text:line-break/></text:span>王建<text:span text:style-name="T2">(</text:span>火宣<text:span text:style-name="T2">)</text:span>表示，在台灣現在的政治體系下，有幾個官員能擋得住重量級人物關說？「肯定陷入天人交戰」。他舉例，若拒絕關說，可能到立法院備詢時受盡污辱、法案送到立法院不過、預算不過等。<text:span text:style-name="T2"><text:line-break/><text:line-break/></text:span>王建<text:span text:style-name="T2">(</text:span>火宣<text:span text:style-name="T2">)</text:span>說，如果社會對公務員沒有公平正義的話，國家會完蛋，倒楣的是<text:span text:style-name="T2">2300</text:span>萬人民，尤其是基層民眾。<text:span text:style-name="T2"><text:line-break/><text:line-break/></text:span>王建<text:span text:style-name="T2">(</text:span>火宣<text:span text:style-name="T2">)</text:span>建議立法院應該趕快立法「民意代表行為規範法」（名稱暫定），規範民意代表哪些事可做，哪些事不可做，一體適用，盼盡量把關說縮小，每次改一點、改一點，「莫因小善而不為」。<text:span text:style-name="T2"><text:line-break/><text:line-break/></text:span>王建<text:span text:style-name="T2">(</text:span>火宣<text:span text:style-name="T2">)</text:span>說，王金平、柯建銘的處理方式，不但影響個人歷史評價，對國民黨、民進黨影響也非常大。他呼籲兩大黨勇於講真話，兩黨應想辦法重拾人民信心。<text:span text:style-name="T2">1020909</text:span></text:p>
      <text:p text:style-name="P4"/>
      <text:p text:style-name="P1"><text:span text:style-name="T3">陳真</text:span><text:s/>  |  2013.09.09 16:52   |   <text:a xlink:type="simple" xlink:href="http://palinfo.habago.org/Entry?Command=Information_PrintForum&amp;iPage=468#FORUM32010"><text:span text:style-name="T1">#</text:span></text:a></text:p>
      <text:p text:style-name="P3">沒王金平的立院<text:span text:style-name="T2"><text:s/></text:span>江宜樺：我們有準備<text:span text:style-name="T2"> <text:line-break/><text:line-break/></text:span>【聯合晚報╱記者蔡佩芳<text:span text:style-name="T2">/</text:span>台北報導】<text:span text:style-name="T2"><text:s/>2013.09.09<text:line-break/><text:line-break/><text:line-break/></text:span>行政院長江宜樺表示，希望透過這次關說事件，建立更優質的政治生態，即使將經歷短期混亂，仍是值得付出的代價。他說，立院開議後，混亂與動盪在所難免，不論王金平去職與否，朝野或因互信薄弱，影響到法案預算審查，「我們有心理準備」。<text:span text:style-name="T2"><text:line-break/><text:line-break/></text:span>江宜樺受訪時表示，在台灣的政治生態，關說已司空見慣，甚至認為這是人情之常，但關說對國家體制、政府效能，影響非常負面，從工程經費、補助款到人事案，對國家都有腐蝕作用，過去也有政院前秘書長林益世、北市議員賴素如因不當關說造成種種弊案。<text:span text:style-name="T2"><text:line-break/><text:line-break/></text:span>他表示，行政部門對關說戒慎恐懼，但司法關說更為嚴重，司法是爭議事項的得到公平判決的最後一道防線，若從行政部門到司法部門都有關說，對國家發展影響更為深遠。為了維持司法的獨立公正，務必杜絕關說，總統強調這點，他完全同意，「這不是小事情」。<text:span text:style-name="T2"><text:line-break/><text:line-break/></text:span>他說，待王金平回國對外說明後，國民黨考紀會周三將開會決定如何處理，這部分行政部門都與以尊重，但不論結果如何，行政部門都有心理準備去面對。外界關注開議後的變局，混亂或動盪將在所難免，不論王金平去職，或即使沒去職，但朝野互信薄弱，而影響到法案、預算審查，行政部門都已有心理準備。<text:span text:style-name="T2"><text:line-break/><text:line-break/></text:span>他也希望，藉此機會建立更好的政治生態或政治文化，相信經過一段時日後，立法院會思考新的議事方式，比目前更公平、更有效率，讓國家施政更積極地推展。<text:span text:style-name="T2"><text:line-break/><text:line-break/></text:span>江宜樺也呼籲，所有行政部門人員都能廉政倫理規範，確實進行關說登記。有些人可能不重視，但廉政規範是力保自己很重要的機制，若能落實，不論對杜絕關說、確保自身清廉都，都有幫助。<text:span text:style-name="T2"> <text:line-break/><text:line-break/><text:line-break/></text:span>【<text:span text:style-name="T2">2013/09/09 </text:span>聯合晚報】</text:p>
      <text:p text:style-name="P1"><text:span text:style-name="T3">陳真</text:span><text:s/>  |  2013.09.09 16:26   |   <text:a xlink:type="simple" xlink:href="http://palinfo.habago.org/Entry?Command=Information_PrintForum&amp;iPage=468#FORUM32009"><text:span text:style-name="T1">#</text:span></text:a></text:p>
      <text:p text:style-name="P2">我膽子小<text:span text:style-name="T2">,</text:span>怕惹惱愛台勇士們<text:span text:style-name="T2">,</text:span>台灣政治向來不敢多說<text:span text:style-name="T2">. </text:span>但為了表示我對馬英九的尊敬<text:span text:style-name="T2">,</text:span>冒險說一下<text:span text:style-name="T2">. <text:line-break/><text:line-break/></text:span>台灣政治大多鬼扯蛋<text:span text:style-name="T2">,</text:span>毫無是非可言<text:span text:style-name="T2">,</text:span>令人佩服的事不多<text:span text:style-name="T2">,</text:span>馬英九此舉令人尊敬<text:span text:style-name="T2">.<text:line-break/><text:line-break/></text:span>這兩個黨的頭人<text:span text:style-name="T2">,</text:span>不管是人品道德和基本文化水平真是差很多很多<text:span text:style-name="T2">,</text:span>天壤之別<text:span text:style-name="T2">.<text:line-break/><text:line-break/></text:span>陳真<text:span text:style-name="T2"><text:line-break/><text:line-break/>============<text:line-break/></text:span>王金平否認關說　馬英九出重手：那什麼才是關說？<text:span text:style-name="T2"><text:line-break/><text:line-break/>ETToday2013</text:span>年<text:span text:style-name="T2">09</text:span>月<text:span text:style-name="T2">8</text:span>日<text:span text:style-name="T2"><text:line-break/><text:line-break/></text:span>政治中心／台北報導<text:span text:style-name="T2"><text:line-break/><text:line-break/></text:span>引爆國民黨內鬥說的關說司法案，馬英九<text:span text:style-name="T2">8</text:span>日下午終於出重手，他以「恥辱的一天，無限沉淪」來形容台灣的處境，強調立法院長王金平的行為若還不算關說，「那什麼才是關說」；他表示，司法沒有灰色地帶，不能猶豫妥協，現在是台灣民主法治何去何從的關鍵時刻。<text:span text:style-name="T2"><text:line-break/><text:line-break/></text:span>最高法院檢察署特別偵查組<text:span text:style-name="T2">6</text:span>日表示，法務部長曾勇夫、台灣高等法院檢察署檢察長陳守煌涉嫌接受王金平、民主進步黨籍立法委員柯建銘關說，違法指示高檢<text:span text:style-name="T2"><text:s/></text:span>署檢察官林秀濤就柯建銘背信案不要上訴，讓全案定讞。<text:span text:style-name="T2"><text:line-break/><text:line-break/></text:span>馬英九今天下午<text:span text:style-name="T2">4</text:span>時許召開記者會，僅發表簡短談話就離去，不接受記者提問。他表示，這件關說案侵犯司法獨立，「這是最嚴重的一件事情，也是台灣民主政治、法治發展最恥辱的一天」，如果不能嚴正面對，台灣將走向無限沉淪。<text:span text:style-name="T2"><text:line-break/><text:line-break/></text:span>他進一步指出，昨天他呼籲王院長盡快回國，後來王打電話給他，表示無法立刻返國，並解釋沒有關說司法，只是「安慰」柯建銘，說曾勇夫有「幫忙」，談不上關說。<text:span text:style-name="T2"><text:line-break/><text:line-break/></text:span>「那什麼才是關說？」馬英九沉痛的說，他對關說深惡痛絕，尤其是司法，更應堅守紅線，沒有灰色地帶，不能猶豫妥協；如果連立法院長都可以關說，那行政部門是否也可以？<text:span text:style-name="T2"><text:line-break/><text:line-break/></text:span>他形容目前的心情沉重無比，認為當前是台灣民主法治何去何從的關鍵時刻，本案對台灣將有「巨大而深遠的影響」，他希望能藉此樹立典範，「沒有和稀泥的空間！」，也希望民眾站出來，勇敢地說，「我們站在拒絕關說司法的一方。」</text:p>
      <text:p text:style-name="P1"><text:span text:style-name="T3">陳真</text:span><text:s/>  |  2013.09.08 12:51   |   <text:a xlink:type="simple" xlink:href="http://palinfo.habago.org/Entry?Command=Information_PrintForum&amp;iPage=468#FORUM32008"><text:span text:style-name="T1">#</text:span></text:a></text:p>
      <text:p text:style-name="P3">諸位媒體朋友<text:span text:style-name="T2">,<text:line-break/><text:line-break/></text:span>你們都是拿筆的<text:span text:style-name="T2">, </text:span>我們也是<text:span text:style-name="T2">, </text:span>我們都不是拿槍的<text:span text:style-name="T2">. </text:span>雖說古老諺語一再闡明筆勝於槍<text:span text:style-name="T2">, </text:span>真理勝於謊言<text:span text:style-name="T2">, </text:span>但現實上卻往往不是如此<text:span text:style-name="T2">--</text:span>除非你手上這支筆持續秉持基本的情感良知與事實陳述<text:span text:style-name="T2">, </text:span>那麼<text:span text:style-name="T2">, </text:span>也許真有那麼一天<text:span text:style-name="T2">, </text:span>刀劍將被打成犁頭，槍矛打成鐮刀<text:span text:style-name="T2">; </text:span>這國不舉刀攻擊那國<text:span text:style-name="T2">, </text:span>人們也不再學習戰事<text:span text:style-name="T2">.<text:line-break/><text:line-break/></text:span>陳真</text:p>
      <text:p text:style-name="P1"><text:span text:style-name="T3">陳真</text:span><text:s/>  |  2013.09.08 01:42   |   <text:a xlink:type="simple" xlink:href="http://palinfo.habago.org/Entry?Command=Information_PrintForum&amp;iPage=468#FORUM32007"><text:span text:style-name="T1">#</text:span></text:a></text:p>
      <text:p text:style-name="P2">立即行動<text:span text:style-name="T2"><text:s/></text:span>緊急公告<text:span text:style-name="T2"> <text:line-break/><text:line-break/></text:span>紀念若雪巴勒斯坦資訊網<text:span text:style-name="T2"><text:line-break/><text:line-break/>2013. 9. 8.<text:line-break/><text:line-break/></text:span>我們將於周一<text:span text:style-name="T2">9</text:span>月<text:span text:style-name="T2">9</text:span>日上午十時，前往美國在台協會，抗議美國即將對敘利亞所展開的軍事行動。<text:span text:style-name="T2"><text:line-break/><text:line-break/></text:span>美國對敘利亞的侵略，將是美國繼伊拉克、阿富汗、利比亞之後再一次違反國際法與人道原則的侵略戰爭。<text:span text:style-name="T2"><text:line-break/><text:line-break/></text:span>在毫無證據顯示敘利亞使用化學武器下，甚至在部份聯合國武檢人員公開表明化武攻擊乃美國所力挺的所謂反抗軍所為時，美國仍執意再度以謊言為包裝，重演<text:span text:style-name="T2">2003</text:span>年侵略伊拉克之戲碼。<text:span text:style-name="T2"><text:line-break/><text:line-break/></text:span>半個世紀來，美國這個不斷發動戰爭、製造全球最多戰火冤魂的流氓國家，卻屢屢以人道與民主自由之名出兵，任意燒殺擄掠，對此我們感到憤怒。<text:span text:style-name="T2"><text:line-break/><text:line-break/>1984</text:span>年兩伊戰爭之際，當聯合國證實伊拉克使用芥氣與神經毒，殺害上萬伊朗人民時，美國不但動用否決權阻止聯合國採取任何行動或提出譴責議案，甚至在接下來數年持續供應伊拉克化武原料供其發展生化武器。<text:span text:style-name="T2"><text:line-break/><text:line-break/>1988</text:span>年，當伊拉克仍是美國盟友，海珊在北伊<text:span text:style-name="T2">Hallabjah</text:span>使用化武對付庫德族人，造成五千村民死亡時，美國依然持續為海珊護航，並企圖嫁禍伊朗，同時公開讚賞海珊為民主自由世界的重要盟友。<text:span text:style-name="T2"><text:line-break/><text:line-break/></text:span>但當海珊一旦不聽話，美國也絲毫不手軟。波灣戰爭中，美國在伊拉克境內丟下數百萬枚殘酷程度不亞於生化武器的貧鈾彈，造成無數伊拉克兒童出生即先天畸形。過去十年，美國於伊拉克所造成的一百多萬人死亡及一切作為，更可用喪盡天良來形容。<text:span text:style-name="T2"><text:line-break/><text:line-break/></text:span>美國所將進行的，正是他在伊拉克、阿富汗及利比亞已上演無數回的標準劇碼：擴大他國內部矛盾、剷除敵對政權、扶植傀儡政權，接著就是帝國勢力的長驅直入。<text:span text:style-name="T2"><text:s/></text:span>做為伊朗之忠實盟友，阿薩德政權的剷除，更關鍵地，將能削弱伊朗勢力，壯大以色列，並進一步鞏固美國於中東地區之霸權地位。<text:span text:style-name="T2"><text:line-break/><text:line-break/></text:span>如今，英、美和阿拉伯多國對於敘利亞反抗軍的軍事援助，已經讓敘利亞之春演變為一場一發不可收拾的內戰。過去一年多來，此場內戰已經造成十萬人死亡、兩百萬的境外難民以及逾五百萬的境內難民。<text:span text:style-name="T2"><text:line-break/><text:line-break/></text:span>以戰不能止戰。敘利亞不需要更多的砲火，敘利亞人民需要的是停火。但是火上澆油，卻是英美等西方強權在過去兩年來處心積慮之所為。<text:span text:style-name="T2"><text:line-break/><text:line-break/></text:span>我們無法容忍最罔顧人權的流氓國家，假扮世界警察與道德之士，再度擴大對敘利亞人民的傷害，遂行帝國醜陋勾當。<text:span text:style-name="T2"><text:line-break/><text:line-break/></text:span>我們不想見到這全球最危險的政權再度傷害更多無辜人民，為了一己之壯大，再度摧毀另一個伊拉克、阿富汗和利比亞。<text:span text:style-name="T2"><text:line-break/><text:line-break/></text:span>我們知道，我們阻止不了戰火，改變不了美國這個恐怖主義國家半個多世紀來無日無之的冷血殺戮與無恥掠奪，但至少，我們仍得傳達出我們一點微弱的不平之鳴。</text:p>
      <text:p text:style-name="P1"><text:span text:style-name="T3">陳真</text:span><text:s/>  |  2013.09.08 01:08   |   <text:a xlink:type="simple" xlink:href="http://palinfo.habago.org/Entry?Command=Information_PrintForum&amp;iPage=468#FORUM32006"><text:span text:style-name="T1">#</text:span></text:a></text:p>
      <text:p text:style-name="P3">軍事制裁　普丁稱將援助敘利亞<text:span text:style-name="T2"><text:line-break/><text:line-break/>2013</text:span>年<text:span text:style-name="T2">09</text:span>月<text:span text:style-name="T2">07</text:span>日<text:span text:style-name="T2"><text:line-break/><text:line-break/></text:span>【綜合報導】俄羅斯總統普丁<text:span text:style-name="T2">6</text:span>日，在<text:span text:style-name="T2">G20</text:span>聖彼得堡峰會閉幕記者會上，就敘利亞問題對外界表示，若阿塞德政權遭受軍事攻擊，俄羅斯會繼續對敘利亞提供經濟和軍事援助，並擴大人道救援工作。<text:span text:style-name="T2"><text:line-break/><text:line-break/></text:span>普丁透露，在本次峰會上，主張軍事干預敘利亞的國家有美國、土耳其、加拿大、法國及沙烏地阿拉伯，英國首相卡麥隆主張軍事干預，但被議會否決，反對軍事干預的國家有俄羅斯、中國、印度、印尼、阿根廷、巴西、南非和義大利，德國對軍事干預則持謹慎態度。<text:span text:style-name="T2"><text:line-break/><text:line-break/></text:span>普丁表示「對一個主權國家使用武力，必須是在受到該國攻擊而進行自衛的情況下，但敘利亞並沒有攻擊美國，軍事行動也必須通過聯合國安理會，但有人總把自己置於國際法之外。」</text:p>
      <text:p text:style-name="P1"><text:span text:style-name="T3">陳真</text:span><text:s/>  |  2013.09.08 01:02   |   <text:a xlink:type="simple" xlink:href="http://palinfo.habago.org/Entry?Command=Information_PrintForum&amp;iPage=468#FORUM32005"><text:span text:style-name="T1">#</text:span></text:a></text:p>
      <text:p text:style-name="P2">守望敘利亞<text:span text:style-name="T2"><text:s/></text:span>教宗發起禁食禱告<text:span text:style-name="T2"><text:line-break/><text:line-break/></text:span>法新社<text:span text:style-name="T2"><text:s/>– 2013</text:span>年<text:span text:style-name="T2">9</text:span>月<text:span text:style-name="T2">7</text:span>日<text:span text:style-name="T2"><text:line-break/><text:line-break/></text:span>守望敘利亞<text:span text:style-name="T2"><text:s/></text:span>教宗發起禁食禱告（法新社梵蒂岡<text:span text:style-name="T2">7</text:span>日電）<text:span text:style-name="T2"> <text:line-break/><text:line-break/></text:span>羅馬天主教教會呼籲全球在今天為敘利亞和平以及反對任何軍事干預禁食禱告。教宗方濟各也會在梵蒂岡的聖伯多祿廣場（<text:span text:style-name="T2">St.Peter's Square</text:span>）進行守夜彌撒<text:span text:style-name="T2"><text:line-break/><text:line-break/></text:span>敘利亞的穆斯林遜尼派領袖、總教法諮詢家哈遜恩（<text:span text:style-name="T2">Grand Mufti Ahmad Badreddin Hassoun</text:span>）也呼籲敘國人加入祈禱；東正教精神領袖君士坦丁堡大公宗主教巴爾多祿茂一世（<text:span text:style-name="T2">Constantinople Bartholomew I</text:span>）也支持梵蒂岡這項活動。<text:span text:style-name="T2"><text:line-break/><text:line-break/></text:span>聖方濟各（<text:span text:style-name="T2">St. Francis</text:span>）家鄉、義大利中部的阿西西（<text:span text:style-name="T2">Assisi</text:span>）也將升起巨型和平旗幟。教宗方濟各的聖號，就是取自於聖方濟各。<text:span text:style-name="T2"><text:line-break/><text:line-break/></text:span>這場<text:span text:style-name="T2">4</text:span>小時的守夜彌撒將在台北時間凌晨<text:span text:style-name="T2">1</text:span>時開始，全球各地也會有類似活動，舉辦地點包括巴格達、耶路撒冷、孟買、布宜諾斯艾利斯、華盛頓特區以及貝魯特。<text:span text:style-name="T2"><text:line-break/><text:line-break/></text:span>這並不是史上有教宗首次為這類事件發起禱告，不過依舊相當罕見。專家表示，這起事件與已故前教宗若望保祿二世（<text:span text:style-name="T2">John Paul II</text:span>）為美國<text:span text:style-name="T2">911</text:span>事件發起的禱告雷同。<text:span text:style-name="T2"><text:line-break/><text:line-break/></text:span>教宗方濟各也在推特中寫道：「和平是良善的，能克服一切障礙。」（譯者：中央社蕭倩芸）</text:p>
      <text:p text:style-name="P1"><text:span text:style-name="T3">良哲</text:span><text:s/>  |  2013.09.05 23:44   |   <text:a xlink:type="simple" xlink:href="http://palinfo.habago.org/Entry?Command=Information_PrintForum&amp;iPage=468#FORUM32003"><text:span text:style-name="T1">#</text:span></text:a></text:p>
      <text:p text:style-name="P3"><text:span text:style-name="T2">http://www.coolloud.org.tw/node/75528<text:line-break/><text:line-break/>2013/09/05 </text:span>勞動人權協會<text:span text:style-name="T2"><text:line-break/></text:span>反對美國侵略敘利亞<text:span text:style-name="T2">AIT</text:span>集會活動<text:span text:style-name="T2"><text:line-break/></text:span>時間：<text:span text:style-name="T2">2013</text:span>年<text:span text:style-name="T2">9</text:span>月<text:span text:style-name="T2">9</text:span>日<text:span text:style-name="T2"><text:s/>10:00<text:line-break/></text:span>地點：台北市信義路，美國在台協會<text:span text:style-name="T2"><text:line-break/><text:line-break/>2013</text:span>年<text:span text:style-name="T2">8</text:span>月<text:span text:style-name="T2">21</text:span>日敘利亞大馬士革郊區發生毒氣攻擊事件，儘管敘利亞政府嚴正聲明未進行毒氣攻擊，聯合國調查小組甫完成調查工作，須三星期完成報告，而新的消息來源指出毒氣可能是沙烏地阿拉伯提供給敘利亞反政府軍。凡此事證日趨明確之際，美國總統歐巴馬竟悍然揚言要出兵侵略敘利亞，這是諾貝爾和平獎設置以來第一位得獎者揚言宣戰的！此舉引起全球愛好和平、反對戰爭人民的反對及抗議。<text:span text:style-name="T2">9</text:span>月<text:span text:style-name="T2">9</text:span>日，美國國會將討論歐巴馬的戰爭動議案，一旦通過，曾經發生在伊拉克的美軍戰爭罪行將再度發生在敘利亞。為了反對並譴責積極再備戰的美國侵略勢力，我們決定在<text:span text:style-name="T2">9</text:span>月<text:span text:style-name="T2">9</text:span>日上午<text:span text:style-name="T2">10</text:span>點鐘表達我們反侵略戰爭主張。</text:p>
      <text:p text:style-name="P1"><text:span text:style-name="T3">秉叡</text:span><text:s/>  |  2013.09.05 22:48   |   <text:a xlink:type="simple" xlink:href="http://palinfo.habago.org/Entry?Command=Information_PrintForum&amp;iPage=468#FORUM32002"><text:span text:style-name="T1">#</text:span></text:a></text:p>
      <text:p text:style-name="P2"><text:span text:style-name="T2"><text:line-break/></text:span>轉自王大師論壇的書臉<text:span text:style-name="T2"><text:line-break/><text:line-break/></text:span>這一套網友分享的敘利亞陰謀論，很符合我之前的推論，我認為真實性直逼<text:span text:style-name="T2">80</text:span>％<text:span text:style-name="T2"><text:line-break/><text:line-break/><text:line-break/><text:line-break/></text:span>化武的真實性有多高<text:span text:style-name="T2"><text:line-break/><text:line-break/>http://disp.cc/b/163-6til<text:line-break/><text:line-break/></text:span>延伸：<text:span text:style-name="T2"><text:line-break/><text:line-break/></text:span>敘利亞、台灣、伊朗有何共點？<text:span text:style-name="T2"><text:s/></text:span>都是老美下一個！<text:span text:style-name="T2"><text:line-break/><text:line-break/></text:span>那你要製造戰爭的機會啊？該怎做？我的判斷就是歐美與以色列的情報局，提供敘利亞反叛軍化武，製造恐慌，我甚至認為這些孩童的慘死照，有刻意處理過，否則你不會覺得怪怪的嗎？這些傳出來的相片，感覺很裝置藝術，怎麼都是小孩？好像是給非戰區人民看的，且都不打馬賽克（應該也不用，因為很假）目的是什麼？爭取同情？<text:span text:style-name="T2"><text:line-break/><text:line-break/>syria-2</text:span>此外，敘利亞執政黨，好像在前一段時間的衝突中，並未站在劣勢的一方，為何要在此時，動用化武毒死自己人民？而且專門毒自己的孩童？這不是個很笨的行為嗎？況且，阿賽德會不知道，一旦使用化武，就會挑起西方國家介入的理由，如果你是擁有對方實力不到<text:span text:style-name="T2">0.001</text:span>％的小國領袖，你會如此作嗎？而且聽說還有時間與餘力駭紐約時報的網站？！<text:span text:style-name="T2"><text:line-break/><text:line-break/>http://accrcw75.pixnet.net/blog/post/50447542</text:span></text:p>
      <text:p text:style-name="P1"><text:span text:style-name="T3">陳真</text:span><text:s/>  |  2013.09.05 16:48   |   <text:a xlink:type="simple" xlink:href="http://palinfo.habago.org/Entry?Command=Information_PrintForum&amp;iPage=468#FORUM32001"><text:span text:style-name="T1">#</text:span></text:a></text:p>
      <text:p text:style-name="P3">這些美國人渣這麼說<text:span text:style-name="T2">:<text:line-break/><text:line-break/></text:span>「我們不該坐視殺戮。我們的國家和良心都無法承受沉默的代價。」<text:span text:style-name="T2"><text:line-break/><text:line-break/></text:span>所以他們決定殺害一百倍以上的人<text:span text:style-name="T2">,</text:span>製造一千萬的難民<text:span text:style-name="T2">,</text:span>來阻止殺戮<text:span text:style-name="T2">.<text:line-break/><text:line-break/></text:span>我無法想像一個具有正常良知的人如何可能不反美<text:span text:style-name="T2">,</text:span>如何可能不痛恨美國<text:span text:style-name="T2">.<text:line-break/><text:line-break/></text:span>我從沒想過有一天會從事政治活動<text:span text:style-name="T2">,</text:span>變成黨外<text:span text:style-name="T2">,</text:span>變成一個亡命之徒<text:span text:style-name="T2">. </text:span>直到唸高中時有一天<text:span text:style-name="T2">,</text:span>林宅血案發生了<text:span text:style-name="T2">; </text:span>不但發生<text:span text:style-name="T2">,</text:span>而且還嫁禍給林義雄和黨外<text:span text:style-name="T2">,</text:span>說是黨外的苦肉計<text:span text:style-name="T2">,</text:span>藉以抹黑政府<text:span text:style-name="T2">. </text:span>明明是官方幹的<text:span text:style-name="T2">,</text:span>卻抹黑當事人和對手<text:span text:style-name="T2">.<text:line-break/><text:line-break/></text:span>美國也一樣<text:span text:style-name="T2">,</text:span>有些惡行跨越了人性的最低限度<text:span text:style-name="T2">,</text:span>惡劣到連一個想與世無爭的隱士都難以忍受<text:span text:style-name="T2">.<text:line-break/><text:line-break/></text:span>陳真<text:span text:style-name="T2"><text:line-break/>==========<text:line-break/></text:span>美參院起草動武<text:span text:style-name="T2"><text:s/></text:span>攻敘有限戰最多<text:span text:style-name="T2">90</text:span>天<text:span text:style-name="T2"><text:line-break/><text:line-break/></text:span>自由時報<text:span text:style-name="T2"><text:s/>– 2013</text:span>年<text:span text:style-name="T2">9</text:span>月<text:span text:style-name="T2">5</text:span>日<text:span text:style-name="T2"><text:line-break/><text:line-break/></text:span>〔編譯陳維真／綜合報導〕在美國總統歐巴馬與華府官員積極遊說下，包括國會眾議院共和黨籍議長貝納在內的重量級議員，已紛紛表態支持美軍對敘利亞動武。參議院外交關係委員會已開始起草授權美軍攻敘草案，但將美軍行動時間限縮至最多九十天，也禁止派出地面部隊。歐巴馬也在遊說共和黨大老時，首次提出軍事行動只是「更廣泛戰略」的一部分，最終目標是要促成敘利亞「政權轉移」，亦即推翻阿塞德政權。<text:span text:style-name="T2"><text:line-break/><text:line-break/></text:span>歐巴馬遊說大老<text:span text:style-name="T2"><text:s/></text:span>稱目標「推翻阿塞德」<text:span text:style-name="T2"><text:line-break/><text:line-break/></text:span>面對麥肯等共和黨議員質疑軍事行動的成效，歐巴馬雖強調動武將堅守「有限和比例」原則，但他也表示，此舉服膺於一套「範圍更廣的戰略」，除可增強反對陣營的力量，也能施加外交、經濟和政治上的壓力，「所以我們最終可達成轉變，為敘利亞和整個區域帶來和平穩定」。不過，攻敘案要獲得共和黨掌控的眾議院通過仍是嚴厲挑戰，而且根據最新民調，美國一般民眾反對攻敘的比例還是超過半數。<text:span text:style-name="T2"><text:line-break/><text:line-break/></text:span>禁止派出地面部隊<text:span text:style-name="T2"><text:line-break/><text:line-break/></text:span>歐巴馬上週表示是否攻擊敘利亞交由國會決定後，連日邀請大老到白宮，親自展開遊說。參院部分，國務卿凱瑞、國防部長哈格爾、美軍參謀首長聯席會議主席鄧普西三日出席外交關係委員會聽證會，獲外委會支持，為四日表決鋪路。不過，外委會草案大幅限縮軍事攻擊規模，包括不得超過六十天，雖可視情況延長三十天，但只能延長一次，也禁止美國派出地面部隊。凱瑞︰「我們不該坐視殺戮。我們的國家和良心都無法承受沉默的代價。」他也警告，發展核武遭制裁的伊朗和北韓，也在密切注意美國行動。<text:span text:style-name="T2"><text:line-break/><text:line-break/></text:span>取得眾院共和黨<text:span text:style-name="T2">2</text:span>領袖支持<text:span text:style-name="T2"><text:line-break/><text:line-break/></text:span>眾院部分，經過白宮會談，歐巴馬已取得眾院議長貝納、多數黨領袖坎特（<text:span text:style-name="T2">Eric Cantor</text:span>）兩名重量級共和黨議員支持。儘管兩人都呼籲眾院議員支持歐巴馬，但也說眾院投票會是「良心投票」，部分與茶黨結盟的議員對軍事介入持懷疑態度。眾院民主黨黨團中也有許多自由派議員不願支持動武。<text:span text:style-name="T2"><text:line-break/><text:line-break/></text:span>民調過半反對<text:span text:style-name="T2"><text:s/></text:span>僅<text:span text:style-name="T2">19</text:span>％美國人支持<text:span text:style-name="T2"><text:line-break/><text:line-break/></text:span>參眾兩院將在九日國會展開新議期時投票表決。美國前國務卿希拉蕊也支持歐巴馬以行動嚴懲阿塞德政權。不過，路透／易普索調查顯示，有五六％美國人認為美國不應介入敘利亞戰局，支持者僅一九％。聯合國秘書長潘基文三日警告，美國懲罰性攻擊行動若非基於自衛或有安理會授權，將屬非法。</text:p>
      <text:p text:style-name="P1"><text:span text:style-name="T3">陳真</text:span><text:s/>  |  2013.09.05 16:42   |   <text:a xlink:type="simple" xlink:href="http://palinfo.habago.org/Entry?Command=Information_PrintForum&amp;iPage=468#FORUM32000"><text:span text:style-name="T1">#</text:span></text:a></text:p>
      <text:p text:style-name="P2">使用化武的是美國支持的所謂反抗軍<text:span text:style-name="T2">.<text:line-break/><text:line-break/></text:span>陳真<text:span text:style-name="T2"><text:line-break/><text:line-break/>=================<text:line-break/></text:span>蒲亭：宣稱敘政府動用化武<text:span text:style-name="T2"><text:s/></text:span>完全胡說<text:span text:style-name="T2"><text:line-break/><text:line-break/></text:span>作者：<text:span text:style-name="T2"><text:s/></text:span>黃啟霖<text:span text:style-name="T2"><text:s/>| </text:span>中央廣播電台<text:span text:style-name="T2"><text:s/>– <text:line-break/><text:line-break/>2013</text:span>年<text:span text:style-name="T2">8</text:span>月<text:span text:style-name="T2">31</text:span>日<text:span text:style-name="T2"><text:line-break/><text:line-break/></text:span>根據路透社報導，俄羅斯總統蒲亭<text:span text:style-name="T2">(Vladimir Putin)</text:span>今天<text:span text:style-name="T2">(31</text:span>日<text:span text:style-name="T2">)</text:span>表示，宣稱敘利亞政府動用化學武器，根本是胡說。蒲亭表示，美國應該向聯合國安理會，提出敘利亞政府動用化武的證據。<text:span text:style-name="T2"><text:line-break/><text:line-break/></text:span>蒲亭也表示，美國總統歐巴馬是諾貝爾和平獎得主，應該考量軍事攻擊敘利亞可能造成的受害者。而如果美國對敘利亞片面展開軍事行動，將是極為可悲的情況。<text:span text:style-name="T2"><text:line-break/><text:line-break/></text:span>蒲亭並且表示，下星期在聖彼得堡召開的<text:span text:style-name="T2">20</text:span>國集團<text:span text:style-name="T2">(G20)</text:span>高峰會，可以作為商討敘利亞危機的平台。<text:span text:style-name="T2"><text:line-break/><text:line-break/></text:span>蒲亭並且提到，英國國會否決對敘利亞動武，令他相當吃驚。<text:span text:style-name="T2"><text:line-break/><text:line-break/></text:span>俄羅斯外交部發言人魯卡希維奇<text:span text:style-name="T2">(Alexander Lukashevich)</text:span>昨天發表聲明說，華府揚言對敘利亞動武，令人無法接受。<text:span text:style-name="T2"><text:line-break/><text:line-break/></text:span>魯卡希維奇說，未獲得聯合國授權的任何片面動武，不論多麼「有限」，都顯然違反了國際法，不但將破壞以政治和外交途徑解決敘利亞衝突的前景，也將導致新一輪的對立和新的傷亡。</text:p>
      <text:p text:style-name="P1"><text:span text:style-name="T3">陳真</text:span><text:s/>  |  2013.09.04 16:19   |   <text:a xlink:type="simple" xlink:href="http://palinfo.habago.org/Entry?Command=Information_PrintForum&amp;iPage=468#FORUM31999"><text:span text:style-name="T1">#</text:span></text:a></text:p>
      <text:p text:style-name="P3">美國軍事打擊陰影下<text:span text:style-name="T2">200</text:span>萬人逃離敘利亞<text:span text:style-name="T2"><text:line-break/><text:line-break/>2013</text:span>年<text:span text:style-name="T2">9</text:span>月<text:span text:style-name="T2">3</text:span>日<text:span text:style-name="T2"><text:line-break/><text:line-break/></text:span>因戰亂而流離失所的敘利亞人已經超過世界上任何一個國家。<text:span text:style-name="T2"><text:line-break/><text:line-break/></text:span>聯合國難民署（<text:span text:style-name="T2">UNHCR</text:span>）說，逃離敘利亞的難民已經超過<text:span text:style-name="T2">200</text:span>萬人，其中<text:span text:style-name="T2">100</text:span>萬人是過去六個月以來逃離敘利亞的。<text:span text:style-name="T2"><text:line-break/><text:line-break/>UNHCR</text:span>說，其中逃往黎巴嫩的難民至少有<text:span text:style-name="T2">70</text:span>萬人，幾乎達到每<text:span text:style-name="T2">6</text:span>個黎巴嫩人對<text:span text:style-name="T2">1</text:span>個敘利亞難民的比例。<text:span text:style-name="T2"><text:line-break/><text:line-break/></text:span>聯合國：已有<text:span text:style-name="T2">200</text:span>萬人逃離敘利亞大批敘利亞難民湧入伊拉克庫爾德地區聯合國：敘利亞難民危機極為嚴重<text:span text:style-name="T2"><text:line-break/><text:line-break/></text:span>聯合國<text:span text:style-name="T2">, </text:span>戰爭衝突<text:span text:style-name="T2">, </text:span>中東聯合國難民署說，敘利亞難民人數已經超過了世界其他任何國家的難民數量。<text:span text:style-name="T2"><text:line-break/><text:line-break/></text:span>於此同時，美國和法國繼續尋求對敘利亞受指稱的化學武器攻擊進行軍事打擊。<text:span text:style-name="T2"><text:line-break/><text:line-break/></text:span>跡象顯示，美國總統奧巴馬對敘利亞的軍事打擊規模可能遠比公開表示的要大。<text:span text:style-name="T2"><text:line-break/><text:line-break/></text:span>難民帳篷城聯合國難民署<text:span text:style-name="T2">9</text:span>月<text:span text:style-name="T2">3</text:span>日發表的聲明說，大量敘利亞男人、女人和孩子為逃避戰火而逃亡國外，其中許多人除了蔽體的衣衫外一無所有。<text:span text:style-name="T2"><text:line-break/><text:line-break/></text:span>據<text:span text:style-name="T2">UNHCR</text:span>估計，被迫逃離家園的敘利亞難民中大約有一半是兒童，而這些兒童中有大約四分之三尚不滿<text:span text:style-name="T2">11</text:span>歲。<text:span text:style-name="T2"><text:line-break/><text:line-break/></text:span>這些兒童難民中僅有<text:span text:style-name="T2">11.8</text:span>萬人可以繼續某種程度的學業，只有五分之一的人接受過某些心理治療。<text:span text:style-name="T2"><text:line-break/><text:line-break/></text:span>聯合國難民署說，黎巴嫩是能力最弱卻是接受敘利亞難民最多的國家。<text:span text:style-name="T2"><text:line-break/><text:line-break/></text:span>在接受敘利亞難民數量上排名第二至第四位的分別是約旦、土耳其和伊拉克。<text:span text:style-name="T2"><text:line-break/><text:line-break/>UNHCR</text:span>說，<text:span text:style-name="T2">97%</text:span>的敘利亞難被安置在周邊國家臨近邊境的難民營裏。敘利亞難民給周邊各國的基本建設、經濟與社會帶來了沉重的負擔。<text:span text:style-name="T2"><text:line-break/><text:line-break/>UNHCR</text:span>還說，除了逃離國境的難民外，敘利亞境內還有大約<text:span text:style-name="T2">425</text:span>萬背井離鄉的難民，這意味著，因戰亂而流離失所的敘利亞人超過世界上任何一個國家。<text:span text:style-name="T2"><text:line-break/><text:line-break/></text:span>軍事打擊美國和法國政府繼續要求對他們所稱的敘利亞阿薩德政權使用化學武器攻擊平民進行軍事打擊。<text:span text:style-name="T2"><text:line-break/><text:line-break/></text:span>美國國務卿克里和國防部長哈格爾今天稍後將出席美國參議院外交委員會的聽證。<text:span text:style-name="T2"><text:line-break/><text:line-break/></text:span>他們將為預計在下周進行的國會投票尋求支持。<text:span text:style-name="T2"><text:line-break/><text:line-break/></text:span>美國前副總參謀長，退休將軍傑克<text:span text:style-name="T2">·</text:span>基恩在參加了白宮的通報會後透露說，奧巴馬總統向參議員表示，美國的軍事打擊可能遠遠超過只是針對敘利亞受指稱的化學武器。<text:span text:style-name="T2"><text:line-break/><text:line-break/></text:span>基恩將軍對<text:span text:style-name="T2">BBC</text:span>說，奧巴馬總統將尋求大大削弱阿薩德政權的軍事能力。<text:span text:style-name="T2"><text:line-break/><text:line-break/></text:span>奧巴馬政府向國會提交的要求授權採取軍事行動的文件聲稱，軍事行動的目的是要發出「一個表明美國決心的明確信號」，目標是「阻遏、打亂、防止和降低敘利亞在未來使用化學武器或其它大規模殺傷武器的能力」。<text:span text:style-name="T2"><text:line-break/><text:line-break/></text:span>（編譯：騰龍　責編：李莉）</text:p>
      <text:p text:style-name="P4"/>
      <text:p text:style-name="P1"><text:span text:style-name="T3">陳真</text:span><text:s/>  |  2013.09.04 16:17   |   <text:a xlink:type="simple" xlink:href="http://palinfo.habago.org/Entry?Command=Information_PrintForum&amp;iPage=469#FORUM31998"><text:span text:style-name="T1">#</text:span></text:a></text:p>
      <text:p text:style-name="P3">這個世界如果沒有中國和俄國對美國的牽制<text:span text:style-name="T2">,</text:span>恐怕整顆地球都要被<text:span text:style-name="T2"><text:s/>"</text:span>民主<text:span text:style-name="T2">" </text:span>給<text:span text:style-name="T2"><text:s/>"</text:span>自由解放<text:span text:style-name="T2">" </text:span>成一片火海<text:span text:style-name="T2">.<text:line-break/><text:line-break/></text:span>陳真<text:span text:style-name="T2"><text:line-break/><text:line-break/>============<text:line-break/></text:span>美欲出兵打敘利亞　普丁嗆聲<text:span text:style-name="T2"><text:line-break/><text:line-break/>2013</text:span>年<text:span text:style-name="T2">09</text:span>月<text:span text:style-name="T2">04</text:span>日<text:span text:style-name="T2">13:56 <text:line-break/><text:line-break/></text:span>【綜合報導】俄羅斯總統普丁今日稍早表示，他呼籲西方世界有意要出兵敘利亞的國家，尤其是美國，不可一意孤行，若未在聯合國同意下出兵，俄國將視為「侵略」。<text:span text:style-name="T2"><text:line-break/><text:line-break/></text:span>此外，普丁也呼籲西方國家拿出「有力證據」，證明敘利亞此用化學武器。明天開始俄羅斯將舉行<text:span text:style-name="T2">G20</text:span>會議，各國領袖包括美國總統歐巴馬也會參加，外界猜測歐巴馬可能藉此與其他國家元首交換出兵意見，並爭取更多支持。<text:span text:style-name="T2"><text:line-break/></text:span></text:p>
      <text:p text:style-name="P1"><text:span text:style-name="T3">秉叡</text:span><text:s/>  |  2013.09.01 12:26   |   <text:a xlink:type="simple" xlink:href="http://palinfo.habago.org/Entry?Command=Information_PrintForum&amp;iPage=469#FORUM31997"><text:span text:style-name="T1">#</text:span></text:a></text:p>
      <text:p text:style-name="P2">受不了啦！真的很想拿東西往這群小丑身上砸下去，人家潘先生的語氣已經夠委婉了，你們還想怎麼樣啊<text:span text:style-name="T2">?<text:line-break/><text:line-break/>================================<text:line-break/><text:line-break/></text:span>潘基文訪韓時批評日本歷史認識引發反彈<text:span text:style-name="T2"><text:line-break/></text:span>童倩<text:span text:style-name="T2"><text:line-break/><text:line-break/>BBC</text:span>中文網日本特約記者<text:span text:style-name="T2"><text:line-break/><text:line-break/><text:line-break/></text:span>更新時間<text:span text:style-name="T2"><text:s/>2013</text:span>年<text:span text:style-name="T2">8</text:span>月<text:span text:style-name="T2">28</text:span>日<text:span text:style-name="T2">, </text:span>格林尼治標準時間<text:span text:style-name="T2">05:59 <text:line-break/><text:line-break/></text:span>潘基文是在韓國訪問期間發表批評日本歷史觀的言論。<text:span text:style-name="T2"><text:line-break/><text:line-break/></text:span>日本《讀賣新聞》和《產經新聞》周三（<text:span text:style-name="T2">8</text:span>月<text:span text:style-name="T2">28</text:span>日）的社論都是譴責聯合國秘書長潘基文批評日本的歷史認識發言，突出了日本首相安倍晉三政權主導的保守政治與潘基文之間的爭論正在擴大，也突出了日本與潘基文掌管的聯合國事務之間的微妙關係。<text:span text:style-name="T2"><text:line-break/><text:line-break/></text:span>潘基文本周一在出訪他的母國<text:span text:style-name="T2">——</text:span>韓國時，在首爾的韓國外交部召開的記者會上，回答記者提問日本修改憲法的問題時說，作為聯合國秘書長非常遺憾在東北亞地區圍繞歷史認識等的對立正在加深。<text:span text:style-name="T2"><text:line-break/><text:line-break/></text:span>相關内容日本關注戰敗日舉動引起的國際反應日本戰敗紀念日<text:span text:style-name="T2"><text:s/></text:span>台灣籲日記取歷史教訓民調：中韓與亞洲他國對日印象懸殊相關新聞話題聯合國<text:span text:style-name="T2">, </text:span>日本<text:span text:style-name="T2">, </text:span>韓國<text:span text:style-name="T2">, </text:span>中國<text:span text:style-name="T2">, </text:span>戰爭衝突<text:span text:style-name="T2">, </text:span>中日關係<text:span text:style-name="T2"><text:line-break/></text:span>他說：「如何認識歷史才能維持善鄰友好關係，日本的政府和政治領導人有必要深刻思考。」<text:span text:style-name="T2"><text:line-break/><text:line-break/></text:span>潘基文並指出，中國、日本、韓國不僅在亞洲，而且在世界也處於重要位置，但是最近因歷史等政治原因這一地區緊張關係持續，認為「政治領導人持有正確的歷史認識，才能獲得其他國家的尊敬與信賴」。<text:span text:style-name="T2"><text:line-break/><text:line-break/></text:span>韓國媒體大幅報道了潘基文的發言，韓聯社指這是「對日本右傾化徵兆的迂迴批判」。<text:span text:style-name="T2"><text:line-break/><text:line-break/></text:span>日本內閣官房長官菅義偉周二在記者會上表示不快。他以安倍說「為了地區和平與安定，（與中韓）首腦有必要交換意見」的發言來質疑潘基文的發言「令人非常有疑問」。<text:span text:style-name="T2"><text:line-break/><text:line-break/></text:span>菅義偉還說，日本政府正等潘基文返回聯合國總部後，通過外交渠道追究潘基文發言的意圖。<text:span text:style-name="T2"><text:line-break/><text:line-break/></text:span>外務省也透過傳媒披露不滿說，聯合國秘書長是個中立性要求極高的職務，潘基文的發言令人覺得「隨便地提出與其母國有深刻關係的問題」。<text:span text:style-name="T2"><text:line-break/><text:line-break/></text:span>《產經新聞》周三還刊登特約記者湯淺博的長文，指「假裝中立的潘基文終於露出馬腳」等。<text:span text:style-name="T2"><text:line-break/><text:line-break/></text:span>恩怨由來已久潘基文與日本的恩怨在他出任韓國前總統盧武鉉政權時的外交通商部長官已開始。<text:span text:style-name="T2"><text:line-break/><text:line-break/></text:span>潘基文批評日本歪曲歷史等的發言令他<text:span text:style-name="T2">2006</text:span>年<text:span text:style-name="T2">2</text:span>月宣佈競選聯合國秘書長職務時，日本持反對立場。<text:span text:style-name="T2"><text:line-break/><text:line-break/></text:span>不過在<text:span text:style-name="T2">2006</text:span>年<text:span text:style-name="T2">10</text:span>月聯合國舉行第四輪投票選舉秘書長之前，潘基文以推進改善日韓關係、聲稱支持日本解決朝鮮綁架日本人問題等積極改善了日本對他的印象，以至日本最終也投了支持潘基文的票。<text:span text:style-name="T2"><text:line-break/><text:line-break/></text:span>潘基文當選後，日本傳媒也指出他的當選反映了亞洲地位上升等。<text:span text:style-name="T2"><text:line-break/><text:line-break/></text:span>過去幾年潘基文多次到訪日本，比較受注目的是<text:span text:style-name="T2">2010</text:span>年<text:span text:style-name="T2">8</text:span>月作為聯合國秘書長首次出席了廣島和長崎的核彈受害悼念儀式併發表演講。<text:span text:style-name="T2"><text:line-break/><text:line-break/></text:span>但他支持美國眾議院有關慰安婦問題的決議和推進把日本海改稱東海的立場等始終令日本保守輿論懷疑和警惕。<text:span text:style-name="T2"><text:line-break/><text:line-break/></text:span>（責編：葉靖斯）<text:span text:style-name="T2"><text:line-break/><text:line-break/>http://www.bbc.co.uk/zhongwen/trad/world/2013/08/130828_japan_un_ban.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